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in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1285 data.B25:data.B1285 data.C25:data.C128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6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 office:value-type="float" office:value="3.75365290590011" calcext:value-type="float">
            <text:p>3.75365290590011</text:p>
          </table:table-cell>
          <table:table-cell table:style-name="ce12" office:value-type="float" office:value="-1.84721557691057" calcext:value-type="float">
            <text:p>-1.84721557691057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-1.97733521882353" calcext:value-type="float">
            <text:p>-1.97733521882353</text:p>
          </table:table-cell>
          <table:table-cell table:style-name="ce13" office:value-type="float" office:value="-8.46729988235294" calcext:value-type="float">
            <text:p>-8.46729988235294</text:p>
          </table:table-cell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 office:value-type="float" office:value="-0.600198952426304" calcext:value-type="float">
            <text:p>-0.600198952426304</text:p>
          </table:table-cell>
          <table:table-cell table:style-name="ce13" office:value-type="float" office:value="-2.63968854648526" calcext:value-type="float">
            <text:p>-2.63968854648526</text:p>
          </table:table-cell>
          <table:table-cell table:style-name="ce5"/>
          <table:table-cell office:value-type="float" office:value="-12.4863266666667" calcext:value-type="float">
            <text:p>-12.4863266666667</text:p>
          </table:table-cell>
          <table:table-cell table:style-name="ce15" office:value-type="float" office:value="4.53141090909091" calcext:value-type="float">
            <text:p>4.53141090909091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9" office:value-type="float" office:value="8.32519735714286" calcext:value-type="float">
            <text:p>8.32519735714286</text:p>
          </table:table-cell>
          <table:table-cell table:style-name="ce14" office:value-type="float" office:value="-1.01511895885714" calcext:value-type="float">
            <text:p>-1.01511895885714</text:p>
          </table:table-cell>
          <table:table-cell table:style-name="ce5"/>
          <table:table-cell office:value-type="float" office:value="1.51061796503356" calcext:value-type="float">
            <text:p>1.51061796503356</text:p>
          </table:table-cell>
          <table:table-cell table:style-name="ce15" office:value-type="float" office:value="-2.44958959395973" calcext:value-type="float">
            <text:p>-2.44958959395973</text:p>
          </table:table-cell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10" office:value-type="float" office:value="0.721669510364584" calcext:value-type="float">
            <text:p>0.721669510364584</text:p>
          </table:table-cell>
          <table:table-cell table:style-name="ce13" office:value-type="float" office:value="-3.74940895572916" calcext:value-type="float">
            <text:p>-3.74940895572916</text:p>
          </table:table-cell>
          <table:table-cell table:style-name="ce5"/>
          <table:table-cell office:value-type="float" office:value="8.56887629629629" calcext:value-type="float">
            <text:p>8.56887629629629</text:p>
          </table:table-cell>
          <table:table-cell table:style-name="ce15" office:value-type="float" office:value="-3.08079638425926" calcext:value-type="float">
            <text:p>-3.08079638425926</text:p>
          </table:table-cell>
        </table:table-row>
        <table:table-row table:style-name="ro1">
          <table:table-cell table:number-columns-repeated="10"/>
          <table:table-cell table:style-name="ce5"/>
          <table:table-cell office:value-type="float" office:value="8.34410119617224" calcext:value-type="float">
            <text:p>8.34410119617224</text:p>
          </table:table-cell>
          <table:table-cell table:style-name="ce15" office:value-type="float" office:value="-1.00410180076555" calcext:value-type="float">
            <text:p>-1.00410180076555</text:p>
          </table:table-cell>
          <table:table-cell table:style-name="ce5"/>
          <table:table-cell office:value-type="float" office:value="8.12050567164179" calcext:value-type="float">
            <text:p>8.12050567164179</text:p>
          </table:table-cell>
          <table:table-cell table:style-name="ce15" office:value-type="float" office:value="1.234292319801" calcext:value-type="float">
            <text:p>1.234292319801</text:p>
          </table:table-cell>
        </table:table-row>
        <table:table-row table:style-name="ro1">
          <table:table-cell table:number-columns-repeated="10"/>
          <table:table-cell table:style-name="ce4"/>
          <table:table-cell table:style-name="ce11" office:value-type="float" office:value="-9.0349193220339" calcext:value-type="float">
            <text:p>-9.0349193220339</text:p>
          </table:table-cell>
          <table:table-cell table:style-name="ce14" office:value-type="float" office:value="4.55991491525424" calcext:value-type="float">
            <text:p>4.55991491525424</text:p>
          </table:table-cell>
          <table:table-cell table:style-name="ce4"/>
          <table:table-cell table:style-name="ce11" office:value-type="float" office:value="-4.33020171428571" calcext:value-type="float">
            <text:p>-4.33020171428571</text:p>
          </table:table-cell>
          <table:table-cell table:style-name="ce14" office:value-type="float" office:value="4.53815285714286" calcext:value-type="float">
            <text:p>4.53815285714286</text:p>
          </table:table-cell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10" office:value-type="float" office:value="8.54756895927602" calcext:value-type="float">
            <text:p>8.54756895927602</text:p>
          </table:table-cell>
          <table:table-cell table:style-name="ce13" office:value-type="float" office:value="-3.0375979638009" calcext:value-type="float">
            <text:p>-3.0375979638009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.11584548223351" calcext:value-type="float">
            <text:p>8.11584548223351</text:p>
          </table:table-cell>
          <table:table-cell table:style-name="ce15" office:value-type="float" office:value="1.27712993543147" calcext:value-type="float">
            <text:p>1.2771299354314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0.721669510364583" calcext:value-type="float">
            <text:p>0.721669510364583</text:p>
          </table:table-cell>
          <table:table-cell table:style-name="ce15" office:value-type="float" office:value="-3.74940895572917" calcext:value-type="float">
            <text:p>-3.7494089557291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11" office:value-type="float" office:value="-9.0349193220339" calcext:value-type="float">
            <text:p>-9.0349193220339</text:p>
          </table:table-cell>
          <table:table-cell table:style-name="ce14" office:value-type="float" office:value="4.55991491525424" calcext:value-type="float">
            <text:p>4.5599149152542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10" office:value-type="float" office:value="8.52153277777778" calcext:value-type="float">
            <text:p>8.52153277777778</text:p>
          </table:table-cell>
          <table:table-cell table:style-name="ce13" office:value-type="float" office:value="-4.42493296296297" calcext:value-type="float">
            <text:p>-4.4249329629629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.14761156862745" calcext:value-type="float">
            <text:p>8.14761156862745</text:p>
          </table:table-cell>
          <table:table-cell table:style-name="ce15" office:value-type="float" office:value="2.53567489215686" calcext:value-type="float">
            <text:p>2.5356748921568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-1.97733521882353" calcext:value-type="float">
            <text:p>-1.97733521882353</text:p>
          </table:table-cell>
          <table:table-cell table:style-name="ce15" office:value-type="float" office:value="-8.46729988235294" calcext:value-type="float">
            <text:p>-8.4672998823529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office:value-type="float" office:value="8.29255151658768" calcext:value-type="float">
            <text:p>8.29255151658768</text:p>
          </table:table-cell>
          <table:table-cell table:style-name="ce15" office:value-type="float" office:value="-1.00684763848341" calcext:value-type="float">
            <text:p>-1.0068476384834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11" table:formula="of:=-0.284906040619718 -1.23671365915493" office:value-type="float" office:value="-1.52161969977465" calcext:value-type="float">
            <text:p>-1.52161969977465</text:p>
          </table:table-cell>
          <table:table-cell table:style-name="ce14" office:value-type="float" office:value="-1.00684763848341" calcext:value-type="float">
            <text:p>-1.00684763848341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8.3161764608076" calcext:value-type="float">
            <text:p>8.3161764608076</text:p>
          </table:table-cell>
          <table:table-cell table:formula="of:=AVERAGE([.C25:.C9999])" office:value-type="float" office:value="-1.02541276180523" calcext:value-type="float">
            <text:p>-1.0254127618052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1.98379120465116" calcext:value-type="float">
            <text:p>-1.98379120465116</text:p>
          </table:table-cell>
          <table:table-cell table:formula="of:=AVERAGE([.G25:.G9999])" office:value-type="float" office:value="-8.47409406976744" calcext:value-type="float">
            <text:p>-8.4740940697674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46990742714286" calcext:value-type="float">
            <text:p>1.46990742714286</text:p>
          </table:table-cell>
          <table:table-cell table:formula="of:=AVERAGE([.K25:.K9999])" office:value-type="float" office:value="-2.4341435" calcext:value-type="float">
            <text:p>-2.434143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-8.72797077419355" calcext:value-type="float">
            <text:p>-8.72797077419355</text:p>
          </table:table-cell>
          <table:table-cell table:formula="of:=AVERAGE([.O25:.O9999])" office:value-type="float" office:value="4.52596451612903" calcext:value-type="float">
            <text:p>4.5259645161290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4731" calcext:value-type="float">
            <text:p>8.04731</text:p>
          </table:table-cell>
          <table:table-cell office:value-type="float" office:value="-4.88662" calcext:value-type="float">
            <text:p>-4.88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279" calcext:value-type="float">
            <text:p>-1.6279</text:p>
          </table:table-cell>
          <table:table-cell office:value-type="float" office:value="-9.4991" calcext:value-type="float">
            <text:p>-9.4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264" calcext:value-type="float">
            <text:p>1.77264</text:p>
          </table:table-cell>
          <table:table-cell office:value-type="float" office:value="-2.43166" calcext:value-type="float">
            <text:p>-2.43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5318" calcext:value-type="float">
            <text:p>-13.5318</text:p>
          </table:table-cell>
          <table:table-cell office:value-type="float" office:value="6.37833" calcext:value-type="float">
            <text:p>6.378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75" calcext:value-type="float">
            <text:p>11.2375</text:p>
          </table:table-cell>
          <table:table-cell office:value-type="float" office:value="3.01746" calcext:value-type="float">
            <text:p>3.017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3126" calcext:value-type="float">
            <text:p>-3.33126</text:p>
          </table:table-cell>
          <table:table-cell office:value-type="float" office:value="-9.32081" calcext:value-type="float">
            <text:p>-9.32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174" calcext:value-type="float">
            <text:p>1.14174</text:p>
          </table:table-cell>
          <table:table-cell office:value-type="float" office:value="-2.73004" calcext:value-type="float">
            <text:p>-2.73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0555" calcext:value-type="float">
            <text:p>-11.0555</text:p>
          </table:table-cell>
          <table:table-cell office:value-type="float" office:value="2.90378" calcext:value-type="float">
            <text:p>2.903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05" calcext:value-type="float">
            <text:p>5.1105</text:p>
          </table:table-cell>
          <table:table-cell office:value-type="float" office:value="0.269883" calcext:value-type="float">
            <text:p>0.269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5481" calcext:value-type="float">
            <text:p>0.715481</text:p>
          </table:table-cell>
          <table:table-cell office:value-type="float" office:value="-7.29466" calcext:value-type="float">
            <text:p>-7.29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2984" calcext:value-type="float">
            <text:p>1.62984</text:p>
          </table:table-cell>
          <table:table-cell office:value-type="float" office:value="-3.10915" calcext:value-type="float">
            <text:p>-3.109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0796" calcext:value-type="float">
            <text:p>-3.80796</text:p>
          </table:table-cell>
          <table:table-cell office:value-type="float" office:value="3.72751" calcext:value-type="float">
            <text:p>3.727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456" calcext:value-type="float">
            <text:p>6.34456</text:p>
          </table:table-cell>
          <table:table-cell office:value-type="float" office:value="-3.71832" calcext:value-type="float">
            <text:p>-3.71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2932" calcext:value-type="float">
            <text:p>-1.52932</text:p>
          </table:table-cell>
          <table:table-cell office:value-type="float" office:value="-9.23123" calcext:value-type="float">
            <text:p>-9.23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3349" calcext:value-type="float">
            <text:p>3.03349</text:p>
          </table:table-cell>
          <table:table-cell office:value-type="float" office:value="-2.45485" calcext:value-type="float">
            <text:p>-2.45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23629" calcext:value-type="float">
            <text:p>-6.23629</text:p>
          </table:table-cell>
          <table:table-cell office:value-type="float" office:value="5.29508" calcext:value-type="float">
            <text:p>5.295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493" calcext:value-type="float">
            <text:p>9.09493</text:p>
          </table:table-cell>
          <table:table-cell office:value-type="float" office:value="2.02836" calcext:value-type="float">
            <text:p>2.0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3708" calcext:value-type="float">
            <text:p>-2.33708</text:p>
          </table:table-cell>
          <table:table-cell office:value-type="float" office:value="-10.2321" calcext:value-type="float">
            <text:p>-10.23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76811" calcext:value-type="float">
            <text:p>0.376811</text:p>
          </table:table-cell>
          <table:table-cell office:value-type="float" office:value="-2.2383" calcext:value-type="float">
            <text:p>-2.2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084" calcext:value-type="float">
            <text:p>-15.084</text:p>
          </table:table-cell>
          <table:table-cell office:value-type="float" office:value="5.19574" calcext:value-type="float">
            <text:p>5.195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686" calcext:value-type="float">
            <text:p>8.01686</text:p>
          </table:table-cell>
          <table:table-cell office:value-type="float" office:value="-2.26484" calcext:value-type="float">
            <text:p>-2.26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5991" calcext:value-type="float">
            <text:p>-1.95991</text:p>
          </table:table-cell>
          <table:table-cell office:value-type="float" office:value="-9.15309" calcext:value-type="float">
            <text:p>-9.153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3279" calcext:value-type="float">
            <text:p>1.43279</text:p>
          </table:table-cell>
          <table:table-cell office:value-type="float" office:value="-2.62375" calcext:value-type="float">
            <text:p>-2.62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51065" calcext:value-type="float">
            <text:p>-4.51065</text:p>
          </table:table-cell>
          <table:table-cell office:value-type="float" office:value="3.82566" calcext:value-type="float">
            <text:p>3.825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815" calcext:value-type="float">
            <text:p>9.95815</text:p>
          </table:table-cell>
          <table:table-cell office:value-type="float" office:value="6.67136" calcext:value-type="float">
            <text:p>6.67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17807" calcext:value-type="float">
            <text:p>-0.717807</text:p>
          </table:table-cell>
          <table:table-cell office:value-type="float" office:value="-8.75016" calcext:value-type="float">
            <text:p>-8.75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763" calcext:value-type="float">
            <text:p>1.31763</text:p>
          </table:table-cell>
          <table:table-cell office:value-type="float" office:value="-2.89269" calcext:value-type="float">
            <text:p>-2.89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9.9513" calcext:value-type="float">
            <text:p>-19.9513</text:p>
          </table:table-cell>
          <table:table-cell office:value-type="float" office:value="4.06984" calcext:value-type="float">
            <text:p>4.069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3" calcext:value-type="float">
            <text:p>10.073</text:p>
          </table:table-cell>
          <table:table-cell office:value-type="float" office:value="-5.96494" calcext:value-type="float">
            <text:p>-5.964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5042" calcext:value-type="float">
            <text:p>0.0535042</text:p>
          </table:table-cell>
          <table:table-cell office:value-type="float" office:value="-8.29094" calcext:value-type="float">
            <text:p>-8.29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1903" calcext:value-type="float">
            <text:p>0.751903</text:p>
          </table:table-cell>
          <table:table-cell office:value-type="float" office:value="-1.5617" calcext:value-type="float">
            <text:p>-1.56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044" calcext:value-type="float">
            <text:p>-2.8044</text:p>
          </table:table-cell>
          <table:table-cell office:value-type="float" office:value="2.8761" calcext:value-type="float">
            <text:p>2.87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59" calcext:value-type="float">
            <text:p>8.5259</text:p>
          </table:table-cell>
          <table:table-cell office:value-type="float" office:value="-1.55089" calcext:value-type="float">
            <text:p>-1.55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7171" calcext:value-type="float">
            <text:p>-4.17171</text:p>
          </table:table-cell>
          <table:table-cell office:value-type="float" office:value="-7.38458" calcext:value-type="float">
            <text:p>-7.38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2882" calcext:value-type="float">
            <text:p>0.172882</text:p>
          </table:table-cell>
          <table:table-cell office:value-type="float" office:value="-2.62339" calcext:value-type="float">
            <text:p>-2.623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2589" calcext:value-type="float">
            <text:p>-13.2589</text:p>
          </table:table-cell>
          <table:table-cell office:value-type="float" office:value="4.40509" calcext:value-type="float">
            <text:p>4.405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3238" calcext:value-type="float">
            <text:p>8.63238</text:p>
          </table:table-cell>
          <table:table-cell office:value-type="float" office:value="-1.97034" calcext:value-type="float">
            <text:p>-1.97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2018" calcext:value-type="float">
            <text:p>-1.22018</text:p>
          </table:table-cell>
          <table:table-cell office:value-type="float" office:value="-8.12729" calcext:value-type="float">
            <text:p>-8.12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4245" calcext:value-type="float">
            <text:p>1.34245</text:p>
          </table:table-cell>
          <table:table-cell office:value-type="float" office:value="-2.85417" calcext:value-type="float">
            <text:p>-2.85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5181" calcext:value-type="float">
            <text:p>-11.5181</text:p>
          </table:table-cell>
          <table:table-cell office:value-type="float" office:value="4.36585" calcext:value-type="float">
            <text:p>4.365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997" calcext:value-type="float">
            <text:p>8.28997</text:p>
          </table:table-cell>
          <table:table-cell office:value-type="float" office:value="0.706405" calcext:value-type="float">
            <text:p>0.7064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498" calcext:value-type="float">
            <text:p>2.2498</text:p>
          </table:table-cell>
          <table:table-cell office:value-type="float" office:value="-8.82532" calcext:value-type="float">
            <text:p>-8.82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75" calcext:value-type="float">
            <text:p>1.6475</text:p>
          </table:table-cell>
          <table:table-cell office:value-type="float" office:value="-2.26437" calcext:value-type="float">
            <text:p>-2.264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85899" calcext:value-type="float">
            <text:p>-9.85899</text:p>
          </table:table-cell>
          <table:table-cell office:value-type="float" office:value="5.56925" calcext:value-type="float">
            <text:p>5.569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183" calcext:value-type="float">
            <text:p>7.90183</text:p>
          </table:table-cell>
          <table:table-cell office:value-type="float" office:value="-0.888256" calcext:value-type="float">
            <text:p>-0.888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08581" calcext:value-type="float">
            <text:p>-1.08581</text:p>
          </table:table-cell>
          <table:table-cell office:value-type="float" office:value="-8.74108" calcext:value-type="float">
            <text:p>-8.74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8072" calcext:value-type="float">
            <text:p>0.658072</text:p>
          </table:table-cell>
          <table:table-cell office:value-type="float" office:value="-2.21627" calcext:value-type="float">
            <text:p>-2.216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7958" calcext:value-type="float">
            <text:p>-10.7958</text:p>
          </table:table-cell>
          <table:table-cell office:value-type="float" office:value="3.05957" calcext:value-type="float">
            <text:p>3.059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836" calcext:value-type="float">
            <text:p>7.32836</text:p>
          </table:table-cell>
          <table:table-cell office:value-type="float" office:value="-0.803496" calcext:value-type="float">
            <text:p>-0.8034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15286" calcext:value-type="float">
            <text:p>-7.15286</text:p>
          </table:table-cell>
          <table:table-cell office:value-type="float" office:value="-8.12764" calcext:value-type="float">
            <text:p>-8.12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0025" calcext:value-type="float">
            <text:p>0.990025</text:p>
          </table:table-cell>
          <table:table-cell office:value-type="float" office:value="-2.55084" calcext:value-type="float">
            <text:p>-2.55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9.5579" calcext:value-type="float">
            <text:p>-19.5579</text:p>
          </table:table-cell>
          <table:table-cell office:value-type="float" office:value="3.83885" calcext:value-type="float">
            <text:p>3.838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965" calcext:value-type="float">
            <text:p>9.67965</text:p>
          </table:table-cell>
          <table:table-cell office:value-type="float" office:value="-0.771563" calcext:value-type="float">
            <text:p>-0.771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0413" calcext:value-type="float">
            <text:p>-5.40413</text:p>
          </table:table-cell>
          <table:table-cell office:value-type="float" office:value="-6.81369" calcext:value-type="float">
            <text:p>-6.81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83317" calcext:value-type="float">
            <text:p>-0.583317</text:p>
          </table:table-cell>
          <table:table-cell office:value-type="float" office:value="-2.45816" calcext:value-type="float">
            <text:p>-2.45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1509" calcext:value-type="float">
            <text:p>-11.1509</text:p>
          </table:table-cell>
          <table:table-cell office:value-type="float" office:value="4.25806" calcext:value-type="float">
            <text:p>4.258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9674" calcext:value-type="float">
            <text:p>8.79674</text:p>
          </table:table-cell>
          <table:table-cell office:value-type="float" office:value="0.706112" calcext:value-type="float">
            <text:p>0.706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4573" calcext:value-type="float">
            <text:p>-1.54573</text:p>
          </table:table-cell>
          <table:table-cell office:value-type="float" office:value="-9.26024" calcext:value-type="float">
            <text:p>-9.26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2492" calcext:value-type="float">
            <text:p>1.02492</text:p>
          </table:table-cell>
          <table:table-cell office:value-type="float" office:value="-2.09661" calcext:value-type="float">
            <text:p>-2.096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98952" calcext:value-type="float">
            <text:p>-5.98952</text:p>
          </table:table-cell>
          <table:table-cell office:value-type="float" office:value="3.23207" calcext:value-type="float">
            <text:p>3.2320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337" calcext:value-type="float">
            <text:p>8.32337</text:p>
          </table:table-cell>
          <table:table-cell office:value-type="float" office:value="4.08369" calcext:value-type="float">
            <text:p>4.08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3255" calcext:value-type="float">
            <text:p>-2.53255</text:p>
          </table:table-cell>
          <table:table-cell office:value-type="float" office:value="-9.0516" calcext:value-type="float">
            <text:p>-9.0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58" calcext:value-type="float">
            <text:p>1.3958</text:p>
          </table:table-cell>
          <table:table-cell office:value-type="float" office:value="-2.07887" calcext:value-type="float">
            <text:p>-2.07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4.2163" calcext:value-type="float">
            <text:p>-14.2163</text:p>
          </table:table-cell>
          <table:table-cell office:value-type="float" office:value="3.83789" calcext:value-type="float">
            <text:p>3.837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871" calcext:value-type="float">
            <text:p>9.81871</text:p>
          </table:table-cell>
          <table:table-cell office:value-type="float" office:value="-0.849995" calcext:value-type="float">
            <text:p>-0.849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3958" calcext:value-type="float">
            <text:p>-4.33958</text:p>
          </table:table-cell>
          <table:table-cell office:value-type="float" office:value="-9.07219" calcext:value-type="float">
            <text:p>-9.07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66" calcext:value-type="float">
            <text:p>1.6066</text:p>
          </table:table-cell>
          <table:table-cell office:value-type="float" office:value="-2.18164" calcext:value-type="float">
            <text:p>-2.181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49925" calcext:value-type="float">
            <text:p>-6.49925</text:p>
          </table:table-cell>
          <table:table-cell office:value-type="float" office:value="3.39987" calcext:value-type="float">
            <text:p>3.399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905" calcext:value-type="float">
            <text:p>8.43905</text:p>
          </table:table-cell>
          <table:table-cell office:value-type="float" office:value="1.03966" calcext:value-type="float">
            <text:p>1.039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-8.33049" calcext:value-type="float">
            <text:p>-8.330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5784" calcext:value-type="float">
            <text:p>1.45784</text:p>
          </table:table-cell>
          <table:table-cell office:value-type="float" office:value="-2.41959" calcext:value-type="float">
            <text:p>-2.419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5881" calcext:value-type="float">
            <text:p>-0.75881</text:p>
          </table:table-cell>
          <table:table-cell office:value-type="float" office:value="5.27367" calcext:value-type="float">
            <text:p>5.273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8637" calcext:value-type="float">
            <text:p>9.78637</text:p>
          </table:table-cell>
          <table:table-cell office:value-type="float" office:value="0.184881" calcext:value-type="float">
            <text:p>0.184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1021" calcext:value-type="float">
            <text:p>-1.41021</text:p>
          </table:table-cell>
          <table:table-cell office:value-type="float" office:value="-10.3718" calcext:value-type="float">
            <text:p>-10.3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3225" calcext:value-type="float">
            <text:p>1.73225</text:p>
          </table:table-cell>
          <table:table-cell office:value-type="float" office:value="-2.07237" calcext:value-type="float">
            <text:p>-2.07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4548" calcext:value-type="float">
            <text:p>-11.4548</text:p>
          </table:table-cell>
          <table:table-cell office:value-type="float" office:value="4.64217" calcext:value-type="float">
            <text:p>4.642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558" calcext:value-type="float">
            <text:p>7.64558</text:p>
          </table:table-cell>
          <table:table-cell office:value-type="float" office:value="-4.89767" calcext:value-type="float">
            <text:p>-4.89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119" calcext:value-type="float">
            <text:p>2.02119</text:p>
          </table:table-cell>
          <table:table-cell office:value-type="float" office:value="-7.09042" calcext:value-type="float">
            <text:p>-7.090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908" calcext:value-type="float">
            <text:p>1.88908</text:p>
          </table:table-cell>
          <table:table-cell office:value-type="float" office:value="-2.54786" calcext:value-type="float">
            <text:p>-2.54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026" calcext:value-type="float">
            <text:p>-9.23026</text:p>
          </table:table-cell>
          <table:table-cell office:value-type="float" office:value="5.88801" calcext:value-type="float">
            <text:p>5.88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954" calcext:value-type="float">
            <text:p>8.22954</text:p>
          </table:table-cell>
          <table:table-cell office:value-type="float" office:value="-2.59089" calcext:value-type="float">
            <text:p>-2.59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6599" calcext:value-type="float">
            <text:p>-3.06599</text:p>
          </table:table-cell>
          <table:table-cell office:value-type="float" office:value="-8.75796" calcext:value-type="float">
            <text:p>-8.75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6802" calcext:value-type="float">
            <text:p>1.96802</text:p>
          </table:table-cell>
          <table:table-cell office:value-type="float" office:value="-1.44093" calcext:value-type="float">
            <text:p>-1.44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1824" calcext:value-type="float">
            <text:p>-15.1824</text:p>
          </table:table-cell>
          <table:table-cell office:value-type="float" office:value="3.39505" calcext:value-type="float">
            <text:p>3.395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164" calcext:value-type="float">
            <text:p>8.80164</text:p>
          </table:table-cell>
          <table:table-cell office:value-type="float" office:value="0.217603" calcext:value-type="float">
            <text:p>0.217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6948" calcext:value-type="float">
            <text:p>2.16948</text:p>
          </table:table-cell>
          <table:table-cell office:value-type="float" office:value="-9.63352" calcext:value-type="float">
            <text:p>-9.63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-3.13925" calcext:value-type="float">
            <text:p>-3.13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235" calcext:value-type="float">
            <text:p>-10.235</text:p>
          </table:table-cell>
          <table:table-cell office:value-type="float" office:value="4.29091" calcext:value-type="float">
            <text:p>4.290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446" calcext:value-type="float">
            <text:p>9.27446</text:p>
          </table:table-cell>
          <table:table-cell office:value-type="float" office:value="-2.85584" calcext:value-type="float">
            <text:p>-2.855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8689" calcext:value-type="float">
            <text:p>-2.78689</text:p>
          </table:table-cell>
          <table:table-cell office:value-type="float" office:value="-7.78198" calcext:value-type="float">
            <text:p>-7.78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19" calcext:value-type="float">
            <text:p>2.419</text:p>
          </table:table-cell>
          <table:table-cell office:value-type="float" office:value="-3.07209" calcext:value-type="float">
            <text:p>-3.072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25222" calcext:value-type="float">
            <text:p>-4.25222</text:p>
          </table:table-cell>
          <table:table-cell office:value-type="float" office:value="3.5346" calcext:value-type="float">
            <text:p>3.53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65" calcext:value-type="float">
            <text:p>7.9565</text:p>
          </table:table-cell>
          <table:table-cell office:value-type="float" office:value="-3.16253" calcext:value-type="float">
            <text:p>-3.16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60238" calcext:value-type="float">
            <text:p>-0.460238</text:p>
          </table:table-cell>
          <table:table-cell office:value-type="float" office:value="-9.35851" calcext:value-type="float">
            <text:p>-9.35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46" calcext:value-type="float">
            <text:p>1.9146</text:p>
          </table:table-cell>
          <table:table-cell office:value-type="float" office:value="-1.44326" calcext:value-type="float">
            <text:p>-1.44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078" calcext:value-type="float">
            <text:p>-3.45078</text:p>
          </table:table-cell>
          <table:table-cell office:value-type="float" office:value="4.53012" calcext:value-type="float">
            <text:p>4.530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808" calcext:value-type="float">
            <text:p>6.88808</text:p>
          </table:table-cell>
          <table:table-cell office:value-type="float" office:value="1.16889" calcext:value-type="float">
            <text:p>1.16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0938" calcext:value-type="float">
            <text:p>-3.30938</text:p>
          </table:table-cell>
          <table:table-cell office:value-type="float" office:value="-8.18816" calcext:value-type="float">
            <text:p>-8.18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122" calcext:value-type="float">
            <text:p>2.31122</text:p>
          </table:table-cell>
          <table:table-cell office:value-type="float" office:value="-2.47512" calcext:value-type="float">
            <text:p>-2.47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7437" calcext:value-type="float">
            <text:p>-9.57437</text:p>
          </table:table-cell>
          <table:table-cell office:value-type="float" office:value="5.77969" calcext:value-type="float">
            <text:p>5.779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53" calcext:value-type="float">
            <text:p>10.5153</text:p>
          </table:table-cell>
          <table:table-cell office:value-type="float" office:value="-0.505739" calcext:value-type="float">
            <text:p>-0.505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2395" calcext:value-type="float">
            <text:p>1.42395</text:p>
          </table:table-cell>
          <table:table-cell office:value-type="float" office:value="-6.74666" calcext:value-type="float">
            <text:p>-6.746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1975" calcext:value-type="float">
            <text:p>0.791975</text:p>
          </table:table-cell>
          <table:table-cell office:value-type="float" office:value="-2.55004" calcext:value-type="float">
            <text:p>-2.55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9636" calcext:value-type="float">
            <text:p>-5.9636</text:p>
          </table:table-cell>
          <table:table-cell office:value-type="float" office:value="3.67115" calcext:value-type="float">
            <text:p>3.671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22" calcext:value-type="float">
            <text:p>9.5922</text:p>
          </table:table-cell>
          <table:table-cell office:value-type="float" office:value="-2.58048" calcext:value-type="float">
            <text:p>-2.5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5366" calcext:value-type="float">
            <text:p>-0.0315366</text:p>
          </table:table-cell>
          <table:table-cell office:value-type="float" office:value="-8.21888" calcext:value-type="float">
            <text:p>-8.21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852" calcext:value-type="float">
            <text:p>1.10852</text:p>
          </table:table-cell>
          <table:table-cell office:value-type="float" office:value="-1.88345" calcext:value-type="float">
            <text:p>-1.883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4773" calcext:value-type="float">
            <text:p>-3.64773</text:p>
          </table:table-cell>
          <table:table-cell office:value-type="float" office:value="6.2509" calcext:value-type="float">
            <text:p>6.25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777" calcext:value-type="float">
            <text:p>9.73777</text:p>
          </table:table-cell>
          <table:table-cell office:value-type="float" office:value="4.52998" calcext:value-type="float">
            <text:p>4.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711" calcext:value-type="float">
            <text:p>-0.8711</text:p>
          </table:table-cell>
          <table:table-cell office:value-type="float" office:value="-8.42486" calcext:value-type="float">
            <text:p>-8.4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08" calcext:value-type="float">
            <text:p>1.5508</text:p>
          </table:table-cell>
          <table:table-cell office:value-type="float" office:value="-3.04421" calcext:value-type="float">
            <text:p>-3.044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5271" calcext:value-type="float">
            <text:p>0.185271</text:p>
          </table:table-cell>
          <table:table-cell office:value-type="float" office:value="4.40726" calcext:value-type="float">
            <text:p>4.407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049" calcext:value-type="float">
            <text:p>5.24049</text:p>
          </table:table-cell>
          <table:table-cell office:value-type="float" office:value="1.31851" calcext:value-type="float">
            <text:p>1.318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4839" calcext:value-type="float">
            <text:p>-3.34839</text:p>
          </table:table-cell>
          <table:table-cell office:value-type="float" office:value="-8.13635" calcext:value-type="float">
            <text:p>-8.13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775" calcext:value-type="float">
            <text:p>1.12775</text:p>
          </table:table-cell>
          <table:table-cell office:value-type="float" office:value="-1.52368" calcext:value-type="float">
            <text:p>-1.523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8611" calcext:value-type="float">
            <text:p>-13.8611</text:p>
          </table:table-cell>
          <table:table-cell office:value-type="float" office:value="4.74968" calcext:value-type="float">
            <text:p>4.749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1871" calcext:value-type="float">
            <text:p>6.41871</text:p>
          </table:table-cell>
          <table:table-cell office:value-type="float" office:value="-0.0358384" calcext:value-type="float">
            <text:p>-0.0358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2208" calcext:value-type="float">
            <text:p>-1.72208</text:p>
          </table:table-cell>
          <table:table-cell office:value-type="float" office:value="-8.84514" calcext:value-type="float">
            <text:p>-8.84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128" calcext:value-type="float">
            <text:p>1.10128</text:p>
          </table:table-cell>
          <table:table-cell office:value-type="float" office:value="-2.73158" calcext:value-type="float">
            <text:p>-2.73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6087" calcext:value-type="float">
            <text:p>-9.66087</text:p>
          </table:table-cell>
          <table:table-cell office:value-type="float" office:value="4.20187" calcext:value-type="float">
            <text:p>4.201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2282" calcext:value-type="float">
            <text:p>9.62282</text:p>
          </table:table-cell>
          <table:table-cell office:value-type="float" office:value="1.48769" calcext:value-type="float">
            <text:p>1.4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65311" calcext:value-type="float">
            <text:p>-0.565311</text:p>
          </table:table-cell>
          <table:table-cell office:value-type="float" office:value="-8.16864" calcext:value-type="float">
            <text:p>-8.16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9" calcext:value-type="float">
            <text:p>1.6459</text:p>
          </table:table-cell>
          <table:table-cell office:value-type="float" office:value="-2.76982" calcext:value-type="float">
            <text:p>-2.76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8.8363" calcext:value-type="float">
            <text:p>-18.8363</text:p>
          </table:table-cell>
          <table:table-cell office:value-type="float" office:value="5.43552" calcext:value-type="float">
            <text:p>5.435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0748" calcext:value-type="float">
            <text:p>7.20748</text:p>
          </table:table-cell>
          <table:table-cell office:value-type="float" office:value="-3.67993" calcext:value-type="float">
            <text:p>-3.67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5921" calcext:value-type="float">
            <text:p>-2.75921</text:p>
          </table:table-cell>
          <table:table-cell office:value-type="float" office:value="-9.16343" calcext:value-type="float">
            <text:p>-9.16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89" calcext:value-type="float">
            <text:p>1.5589</text:p>
          </table:table-cell>
          <table:table-cell office:value-type="float" office:value="-2.44784" calcext:value-type="float">
            <text:p>-2.44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6961" calcext:value-type="float">
            <text:p>-10.6961</text:p>
          </table:table-cell>
          <table:table-cell office:value-type="float" office:value="2.25277" calcext:value-type="float">
            <text:p>2.25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823" calcext:value-type="float">
            <text:p>9.69823</text:p>
          </table:table-cell>
          <table:table-cell office:value-type="float" office:value="5.00318" calcext:value-type="float">
            <text:p>5.00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9855" calcext:value-type="float">
            <text:p>-2.39855</text:p>
          </table:table-cell>
          <table:table-cell office:value-type="float" office:value="-8.27083" calcext:value-type="float">
            <text:p>-8.270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647" calcext:value-type="float">
            <text:p>0.431647</text:p>
          </table:table-cell>
          <table:table-cell office:value-type="float" office:value="-1.78456" calcext:value-type="float">
            <text:p>-1.78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8096" calcext:value-type="float">
            <text:p>-13.8096</text:p>
          </table:table-cell>
          <table:table-cell office:value-type="float" office:value="2.47418" calcext:value-type="float">
            <text:p>2.474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921" calcext:value-type="float">
            <text:p>5.90921</text:p>
          </table:table-cell>
          <table:table-cell office:value-type="float" office:value="-2.06383" calcext:value-type="float">
            <text:p>-2.0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7416" calcext:value-type="float">
            <text:p>-3.77416</text:p>
          </table:table-cell>
          <table:table-cell office:value-type="float" office:value="-8.37832" calcext:value-type="float">
            <text:p>-8.37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8091" calcext:value-type="float">
            <text:p>2.38091</text:p>
          </table:table-cell>
          <table:table-cell office:value-type="float" office:value="-2.19976" calcext:value-type="float">
            <text:p>-2.199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2687" calcext:value-type="float">
            <text:p>-15.2687</text:p>
          </table:table-cell>
          <table:table-cell office:value-type="float" office:value="4.30488" calcext:value-type="float">
            <text:p>4.304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026" calcext:value-type="float">
            <text:p>7.39026</text:p>
          </table:table-cell>
          <table:table-cell office:value-type="float" office:value="1.22465" calcext:value-type="float">
            <text:p>1.224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70924" calcext:value-type="float">
            <text:p>-0.870924</text:p>
          </table:table-cell>
          <table:table-cell office:value-type="float" office:value="-8.25419" calcext:value-type="float">
            <text:p>-8.25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7288" calcext:value-type="float">
            <text:p>0.847288</text:p>
          </table:table-cell>
          <table:table-cell office:value-type="float" office:value="-2.60519" calcext:value-type="float">
            <text:p>-2.605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3216" calcext:value-type="float">
            <text:p>-9.63216</text:p>
          </table:table-cell>
          <table:table-cell office:value-type="float" office:value="3.40978" calcext:value-type="float">
            <text:p>3.409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0643" calcext:value-type="float">
            <text:p>7.80643</text:p>
          </table:table-cell>
          <table:table-cell office:value-type="float" office:value="3.19455" calcext:value-type="float">
            <text:p>3.19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0609" calcext:value-type="float">
            <text:p>-2.20609</text:p>
          </table:table-cell>
          <table:table-cell office:value-type="float" office:value="-7.95979" calcext:value-type="float">
            <text:p>-7.95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088" calcext:value-type="float">
            <text:p>2.19088</text:p>
          </table:table-cell>
          <table:table-cell office:value-type="float" office:value="-2.16581" calcext:value-type="float">
            <text:p>-2.16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3834" calcext:value-type="float">
            <text:p>-6.3834</text:p>
          </table:table-cell>
          <table:table-cell office:value-type="float" office:value="5.82125" calcext:value-type="float">
            <text:p>5.821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82" calcext:value-type="float">
            <text:p>10.0482</text:p>
          </table:table-cell>
          <table:table-cell office:value-type="float" office:value="0.524928" calcext:value-type="float">
            <text:p>0.524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207" calcext:value-type="float">
            <text:p>-0.861207</text:p>
          </table:table-cell>
          <table:table-cell office:value-type="float" office:value="-8.75969" calcext:value-type="float">
            <text:p>-8.75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7191" calcext:value-type="float">
            <text:p>2.77191</text:p>
          </table:table-cell>
          <table:table-cell office:value-type="float" office:value="-2.29934" calcext:value-type="float">
            <text:p>-2.299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56679" calcext:value-type="float">
            <text:p>-4.56679</text:p>
          </table:table-cell>
          <table:table-cell office:value-type="float" office:value="6.71054" calcext:value-type="float">
            <text:p>6.710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353" calcext:value-type="float">
            <text:p>6.54353</text:p>
          </table:table-cell>
          <table:table-cell office:value-type="float" office:value="0.00109869" calcext:value-type="float">
            <text:p>0.00109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9526" calcext:value-type="float">
            <text:p>-3.19526</text:p>
          </table:table-cell>
          <table:table-cell office:value-type="float" office:value="-8.0676" calcext:value-type="float">
            <text:p>-8.06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8314" calcext:value-type="float">
            <text:p>1.48314</text:p>
          </table:table-cell>
          <table:table-cell office:value-type="float" office:value="-2.33727" calcext:value-type="float">
            <text:p>-2.33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11955" calcext:value-type="float">
            <text:p>-8.11955</text:p>
          </table:table-cell>
          <table:table-cell office:value-type="float" office:value="4.99155" calcext:value-type="float">
            <text:p>4.991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0854" calcext:value-type="float">
            <text:p>8.50854</text:p>
          </table:table-cell>
          <table:table-cell office:value-type="float" office:value="0.628461" calcext:value-type="float">
            <text:p>0.628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72903" calcext:value-type="float">
            <text:p>-4.72903</text:p>
          </table:table-cell>
          <table:table-cell office:value-type="float" office:value="-8.47944" calcext:value-type="float">
            <text:p>-8.479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547" calcext:value-type="float">
            <text:p>1.80547</text:p>
          </table:table-cell>
          <table:table-cell office:value-type="float" office:value="-2.11578" calcext:value-type="float">
            <text:p>-2.11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4292" calcext:value-type="float">
            <text:p>-10.4292</text:p>
          </table:table-cell>
          <table:table-cell office:value-type="float" office:value="5.51328" calcext:value-type="float">
            <text:p>5.513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735" calcext:value-type="float">
            <text:p>6.85735</text:p>
          </table:table-cell>
          <table:table-cell office:value-type="float" office:value="0.0607903" calcext:value-type="float">
            <text:p>0.06079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0142" calcext:value-type="float">
            <text:p>-2.50142</text:p>
          </table:table-cell>
          <table:table-cell office:value-type="float" office:value="-9.61158" calcext:value-type="float">
            <text:p>-9.61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9822" calcext:value-type="float">
            <text:p>1.19822</text:p>
          </table:table-cell>
          <table:table-cell office:value-type="float" office:value="-2.35286" calcext:value-type="float">
            <text:p>-2.35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0597" calcext:value-type="float">
            <text:p>-3.60597</text:p>
          </table:table-cell>
          <table:table-cell office:value-type="float" office:value="4.22049" calcext:value-type="float">
            <text:p>4.220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91" calcext:value-type="float">
            <text:p>11.291</text:p>
          </table:table-cell>
          <table:table-cell office:value-type="float" office:value="-1.66965" calcext:value-type="float">
            <text:p>-1.66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7871" calcext:value-type="float">
            <text:p>-1.57871</text:p>
          </table:table-cell>
          <table:table-cell office:value-type="float" office:value="-8.61384" calcext:value-type="float">
            <text:p>-8.61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2556" calcext:value-type="float">
            <text:p>2.52556</text:p>
          </table:table-cell>
          <table:table-cell office:value-type="float" office:value="-2.28012" calcext:value-type="float">
            <text:p>-2.28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11853" calcext:value-type="float">
            <text:p>-8.11853</text:p>
          </table:table-cell>
          <table:table-cell office:value-type="float" office:value="4.52904" calcext:value-type="float">
            <text:p>4.529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4954" calcext:value-type="float">
            <text:p>6.44954</text:p>
          </table:table-cell>
          <table:table-cell office:value-type="float" office:value="2.40385" calcext:value-type="float">
            <text:p>2.40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8196" calcext:value-type="float">
            <text:p>-2.08196</text:p>
          </table:table-cell>
          <table:table-cell office:value-type="float" office:value="-7.87936" calcext:value-type="float">
            <text:p>-7.879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1921" calcext:value-type="float">
            <text:p>0.741921</text:p>
          </table:table-cell>
          <table:table-cell office:value-type="float" office:value="-2.75752" calcext:value-type="float">
            <text:p>-2.757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20229" calcext:value-type="float">
            <text:p>-2.20229</text:p>
          </table:table-cell>
          <table:table-cell office:value-type="float" office:value="4.12223" calcext:value-type="float">
            <text:p>4.122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731" calcext:value-type="float">
            <text:p>9.73731</text:p>
          </table:table-cell>
          <table:table-cell office:value-type="float" office:value="-1.24028" calcext:value-type="float">
            <text:p>-1.24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615" calcext:value-type="float">
            <text:p>-3.615</text:p>
          </table:table-cell>
          <table:table-cell office:value-type="float" office:value="-9.04501" calcext:value-type="float">
            <text:p>-9.04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112" calcext:value-type="float">
            <text:p>1.56112</text:p>
          </table:table-cell>
          <table:table-cell office:value-type="float" office:value="-2.02887" calcext:value-type="float">
            <text:p>-2.02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30549" calcext:value-type="float">
            <text:p>-8.30549</text:p>
          </table:table-cell>
          <table:table-cell office:value-type="float" office:value="5.06214" calcext:value-type="float">
            <text:p>5.062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214" calcext:value-type="float">
            <text:p>7.60214</text:p>
          </table:table-cell>
          <table:table-cell office:value-type="float" office:value="-2.23978" calcext:value-type="float">
            <text:p>-2.23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1151" calcext:value-type="float">
            <text:p>-5.41151</text:p>
          </table:table-cell>
          <table:table-cell office:value-type="float" office:value="-8.20875" calcext:value-type="float">
            <text:p>-8.20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754" calcext:value-type="float">
            <text:p>1.6754</text:p>
          </table:table-cell>
          <table:table-cell office:value-type="float" office:value="-2.11631" calcext:value-type="float">
            <text:p>-2.116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2718" calcext:value-type="float">
            <text:p>-11.2718</text:p>
          </table:table-cell>
          <table:table-cell office:value-type="float" office:value="3.87489" calcext:value-type="float">
            <text:p>3.874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179" calcext:value-type="float">
            <text:p>8.62179</text:p>
          </table:table-cell>
          <table:table-cell office:value-type="float" office:value="-4.88772" calcext:value-type="float">
            <text:p>-4.88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1736" calcext:value-type="float">
            <text:p>-1.31736</text:p>
          </table:table-cell>
          <table:table-cell office:value-type="float" office:value="-7.99808" calcext:value-type="float">
            <text:p>-7.99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2447" calcext:value-type="float">
            <text:p>1.02447</text:p>
          </table:table-cell>
          <table:table-cell office:value-type="float" office:value="-1.8809" calcext:value-type="float">
            <text:p>-1.8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19459" calcext:value-type="float">
            <text:p>-0.419459</text:p>
          </table:table-cell>
          <table:table-cell office:value-type="float" office:value="3.1626" calcext:value-type="float">
            <text:p>3.16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6149" calcext:value-type="float">
            <text:p>8.36149</text:p>
          </table:table-cell>
          <table:table-cell office:value-type="float" office:value="-4.5666" calcext:value-type="float">
            <text:p>-4.5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21253" calcext:value-type="float">
            <text:p>-4.21253</text:p>
          </table:table-cell>
          <table:table-cell office:value-type="float" office:value="-6.99418" calcext:value-type="float">
            <text:p>-6.99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-2.61995" calcext:value-type="float">
            <text:p>-2.619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32285" calcext:value-type="float">
            <text:p>-7.32285</text:p>
          </table:table-cell>
          <table:table-cell office:value-type="float" office:value="5.21627" calcext:value-type="float">
            <text:p>5.216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3232" calcext:value-type="float">
            <text:p>8.63232</text:p>
          </table:table-cell>
          <table:table-cell office:value-type="float" office:value="0.0943378" calcext:value-type="float">
            <text:p>0.0943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55837" calcext:value-type="float">
            <text:p>-4.55837</text:p>
          </table:table-cell>
          <table:table-cell office:value-type="float" office:value="-8.26833" calcext:value-type="float">
            <text:p>-8.268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909" calcext:value-type="float">
            <text:p>2.07909</text:p>
          </table:table-cell>
          <table:table-cell office:value-type="float" office:value="-2.66326" calcext:value-type="float">
            <text:p>-2.66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2.2149" calcext:value-type="float">
            <text:p>-12.2149</text:p>
          </table:table-cell>
          <table:table-cell office:value-type="float" office:value="6.14093" calcext:value-type="float">
            <text:p>6.140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618" calcext:value-type="float">
            <text:p>6.62618</text:p>
          </table:table-cell>
          <table:table-cell office:value-type="float" office:value="-1.77265" calcext:value-type="float">
            <text:p>-1.77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1104" calcext:value-type="float">
            <text:p>-2.71104</text:p>
          </table:table-cell>
          <table:table-cell office:value-type="float" office:value="-8.14551" calcext:value-type="float">
            <text:p>-8.14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639228" calcext:value-type="float">
            <text:p>0.00639228</text:p>
          </table:table-cell>
          <table:table-cell office:value-type="float" office:value="-1.33905" calcext:value-type="float">
            <text:p>-1.33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2.5029" calcext:value-type="float">
            <text:p>-12.5029</text:p>
          </table:table-cell>
          <table:table-cell office:value-type="float" office:value="4.26209" calcext:value-type="float">
            <text:p>4.262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818" calcext:value-type="float">
            <text:p>6.73818</text:p>
          </table:table-cell>
          <table:table-cell office:value-type="float" office:value="-1.92942" calcext:value-type="float">
            <text:p>-1.92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38306" calcext:value-type="float">
            <text:p>-7.38306</text:p>
          </table:table-cell>
          <table:table-cell office:value-type="float" office:value="-8.90546" calcext:value-type="float">
            <text:p>-8.90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0632" calcext:value-type="float">
            <text:p>0.600632</text:p>
          </table:table-cell>
          <table:table-cell office:value-type="float" office:value="-1.59828" calcext:value-type="float">
            <text:p>-1.59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74018" calcext:value-type="float">
            <text:p>-3.74018</text:p>
          </table:table-cell>
          <table:table-cell office:value-type="float" office:value="4.89175" calcext:value-type="float">
            <text:p>4.891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811" calcext:value-type="float">
            <text:p>8.52811</text:p>
          </table:table-cell>
          <table:table-cell office:value-type="float" office:value="4.67163" calcext:value-type="float">
            <text:p>4.67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1014" calcext:value-type="float">
            <text:p>-1.31014</text:p>
          </table:table-cell>
          <table:table-cell office:value-type="float" office:value="-8.52979" calcext:value-type="float">
            <text:p>-8.52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-1.72655" calcext:value-type="float">
            <text:p>-1.72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901" calcext:value-type="float">
            <text:p>-3.0901</text:p>
          </table:table-cell>
          <table:table-cell office:value-type="float" office:value="3.64022" calcext:value-type="float">
            <text:p>3.640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597" calcext:value-type="float">
            <text:p>7.58597</text:p>
          </table:table-cell>
          <table:table-cell office:value-type="float" office:value="-2.13659" calcext:value-type="float">
            <text:p>-2.13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2954" calcext:value-type="float">
            <text:p>-2.22954</text:p>
          </table:table-cell>
          <table:table-cell office:value-type="float" office:value="-8.38231" calcext:value-type="float">
            <text:p>-8.38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521" calcext:value-type="float">
            <text:p>3.51521</text:p>
          </table:table-cell>
          <table:table-cell office:value-type="float" office:value="-3.46384" calcext:value-type="float">
            <text:p>-3.46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0254" calcext:value-type="float">
            <text:p>-9.50254</text:p>
          </table:table-cell>
          <table:table-cell office:value-type="float" office:value="4.0705" calcext:value-type="float">
            <text:p>4.07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786" calcext:value-type="float">
            <text:p>9.29786</text:p>
          </table:table-cell>
          <table:table-cell office:value-type="float" office:value="-2.65974" calcext:value-type="float">
            <text:p>-2.65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9866" calcext:value-type="float">
            <text:p>-2.09866</text:p>
          </table:table-cell>
          <table:table-cell office:value-type="float" office:value="-7.94323" calcext:value-type="float">
            <text:p>-7.94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6166" calcext:value-type="float">
            <text:p>1.66166</text:p>
          </table:table-cell>
          <table:table-cell office:value-type="float" office:value="-2.86533" calcext:value-type="float">
            <text:p>-2.86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65152" calcext:value-type="float">
            <text:p>-4.65152</text:p>
          </table:table-cell>
          <table:table-cell office:value-type="float" office:value="5.39878" calcext:value-type="float">
            <text:p>5.398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448" calcext:value-type="float">
            <text:p>8.65448</text:p>
          </table:table-cell>
          <table:table-cell office:value-type="float" office:value="-0.523772" calcext:value-type="float">
            <text:p>-0.523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6106" calcext:value-type="float">
            <text:p>-2.46106</text:p>
          </table:table-cell>
          <table:table-cell office:value-type="float" office:value="-8.14433" calcext:value-type="float">
            <text:p>-8.144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568" calcext:value-type="float">
            <text:p>1.59568</text:p>
          </table:table-cell>
          <table:table-cell office:value-type="float" office:value="-2.55093" calcext:value-type="float">
            <text:p>-2.55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8923" calcext:value-type="float">
            <text:p>-11.8923</text:p>
          </table:table-cell>
          <table:table-cell office:value-type="float" office:value="7.05415" calcext:value-type="float">
            <text:p>7.054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383" calcext:value-type="float">
            <text:p>8.07383</text:p>
          </table:table-cell>
          <table:table-cell office:value-type="float" office:value="1.14914" calcext:value-type="float">
            <text:p>1.149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22194" calcext:value-type="float">
            <text:p>-0.622194</text:p>
          </table:table-cell>
          <table:table-cell office:value-type="float" office:value="-8.11598" calcext:value-type="float">
            <text:p>-8.11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717" calcext:value-type="float">
            <text:p>1.27717</text:p>
          </table:table-cell>
          <table:table-cell office:value-type="float" office:value="-2.18205" calcext:value-type="float">
            <text:p>-2.182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8033" calcext:value-type="float">
            <text:p>-11.8033</text:p>
          </table:table-cell>
          <table:table-cell office:value-type="float" office:value="6.37915" calcext:value-type="float">
            <text:p>6.379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28" calcext:value-type="float">
            <text:p>9.8528</text:p>
          </table:table-cell>
          <table:table-cell office:value-type="float" office:value="1.39256" calcext:value-type="float">
            <text:p>1.39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779" calcext:value-type="float">
            <text:p>-2.7779</text:p>
          </table:table-cell>
          <table:table-cell office:value-type="float" office:value="-7.91361" calcext:value-type="float">
            <text:p>-7.913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float" office:value="-2.52073" calcext:value-type="float">
            <text:p>-2.52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57279" calcext:value-type="float">
            <text:p>-8.57279</text:p>
          </table:table-cell>
          <table:table-cell office:value-type="float" office:value="4.80497" calcext:value-type="float">
            <text:p>4.804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915" calcext:value-type="float">
            <text:p>5.85915</text:p>
          </table:table-cell>
          <table:table-cell office:value-type="float" office:value="-2.42513" calcext:value-type="float">
            <text:p>-2.42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1896" calcext:value-type="float">
            <text:p>-2.61896</text:p>
          </table:table-cell>
          <table:table-cell office:value-type="float" office:value="-7.63429" calcext:value-type="float">
            <text:p>-7.63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5503" calcext:value-type="float">
            <text:p>2.25503</text:p>
          </table:table-cell>
          <table:table-cell office:value-type="float" office:value="-3.48048" calcext:value-type="float">
            <text:p>-3.48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7176" calcext:value-type="float">
            <text:p>-15.7176</text:p>
          </table:table-cell>
          <table:table-cell office:value-type="float" office:value="4.1029" calcext:value-type="float">
            <text:p>4.10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712" calcext:value-type="float">
            <text:p>8.84712</text:p>
          </table:table-cell>
          <table:table-cell office:value-type="float" office:value="0.805192" calcext:value-type="float">
            <text:p>0.805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234" calcext:value-type="float">
            <text:p>-2.9234</text:p>
          </table:table-cell>
          <table:table-cell office:value-type="float" office:value="-8.38367" calcext:value-type="float">
            <text:p>-8.38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9737" calcext:value-type="float">
            <text:p>2.39737</text:p>
          </table:table-cell>
          <table:table-cell office:value-type="float" office:value="-2.20416" calcext:value-type="float">
            <text:p>-2.204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4809" calcext:value-type="float">
            <text:p>-2.44809</text:p>
          </table:table-cell>
          <table:table-cell office:value-type="float" office:value="2.90384" calcext:value-type="float">
            <text:p>2.9038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7578" calcext:value-type="float">
            <text:p>9.17578</text:p>
          </table:table-cell>
          <table:table-cell office:value-type="float" office:value="-1.14853" calcext:value-type="float">
            <text:p>-1.14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7118" calcext:value-type="float">
            <text:p>-1.97118</text:p>
          </table:table-cell>
          <table:table-cell office:value-type="float" office:value="-10.3381" calcext:value-type="float">
            <text:p>-10.33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404" calcext:value-type="float">
            <text:p>2.35404</text:p>
          </table:table-cell>
          <table:table-cell office:value-type="float" office:value="-2.71742" calcext:value-type="float">
            <text:p>-2.717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7203" calcext:value-type="float">
            <text:p>-10.7203</text:p>
          </table:table-cell>
          <table:table-cell office:value-type="float" office:value="4.62694" calcext:value-type="float">
            <text:p>4.626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53" calcext:value-type="float">
            <text:p>10.0153</text:p>
          </table:table-cell>
          <table:table-cell office:value-type="float" office:value="4.45207" calcext:value-type="float">
            <text:p>4.45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6437" calcext:value-type="float">
            <text:p>-4.16437</text:p>
          </table:table-cell>
          <table:table-cell office:value-type="float" office:value="-6.14999" calcext:value-type="float">
            <text:p>-6.14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689" calcext:value-type="float">
            <text:p>1.20689</text:p>
          </table:table-cell>
          <table:table-cell office:value-type="float" office:value="-1.91511" calcext:value-type="float">
            <text:p>-1.91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3786" calcext:value-type="float">
            <text:p>-1.23786</text:p>
          </table:table-cell>
          <table:table-cell office:value-type="float" office:value="6.78956" calcext:value-type="float">
            <text:p>6.789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818" calcext:value-type="float">
            <text:p>8.31818</text:p>
          </table:table-cell>
          <table:table-cell office:value-type="float" office:value="2.45892" calcext:value-type="float">
            <text:p>2.458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9051" calcext:value-type="float">
            <text:p>-3.29051</text:p>
          </table:table-cell>
          <table:table-cell office:value-type="float" office:value="-6.59251" calcext:value-type="float">
            <text:p>-6.592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5674" calcext:value-type="float">
            <text:p>1.85674</text:p>
          </table:table-cell>
          <table:table-cell office:value-type="float" office:value="-2.5235" calcext:value-type="float">
            <text:p>-2.5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3279" calcext:value-type="float">
            <text:p>-7.3279</text:p>
          </table:table-cell>
          <table:table-cell office:value-type="float" office:value="4.97756" calcext:value-type="float">
            <text:p>4.977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704" calcext:value-type="float">
            <text:p>8.59704</text:p>
          </table:table-cell>
          <table:table-cell office:value-type="float" office:value="-2.09505" calcext:value-type="float">
            <text:p>-2.09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716" calcext:value-type="float">
            <text:p>-6.28716</text:p>
          </table:table-cell>
          <table:table-cell office:value-type="float" office:value="-9.40896" calcext:value-type="float">
            <text:p>-9.40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02" calcext:value-type="float">
            <text:p>1.5902</text:p>
          </table:table-cell>
          <table:table-cell office:value-type="float" office:value="-2.70698" calcext:value-type="float">
            <text:p>-2.70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6973" calcext:value-type="float">
            <text:p>-1.96973</text:p>
          </table:table-cell>
          <table:table-cell office:value-type="float" office:value="4.60647" calcext:value-type="float">
            <text:p>4.606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503" calcext:value-type="float">
            <text:p>8.53503</text:p>
          </table:table-cell>
          <table:table-cell office:value-type="float" office:value="-5.78822" calcext:value-type="float">
            <text:p>-5.78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1822" calcext:value-type="float">
            <text:p>-0.261822</text:p>
          </table:table-cell>
          <table:table-cell office:value-type="float" office:value="-9.1724" calcext:value-type="float">
            <text:p>-9.1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7985" calcext:value-type="float">
            <text:p>1.37985</text:p>
          </table:table-cell>
          <table:table-cell office:value-type="float" office:value="-2.51581" calcext:value-type="float">
            <text:p>-2.51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83976" calcext:value-type="float">
            <text:p>-7.83976</text:p>
          </table:table-cell>
          <table:table-cell office:value-type="float" office:value="4.00496" calcext:value-type="float">
            <text:p>4.004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572" calcext:value-type="float">
            <text:p>8.82572</text:p>
          </table:table-cell>
          <table:table-cell office:value-type="float" office:value="4.51317" calcext:value-type="float">
            <text:p>4.51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6452" calcext:value-type="float">
            <text:p>0.0136452</text:p>
          </table:table-cell>
          <table:table-cell office:value-type="float" office:value="-9.7662" calcext:value-type="float">
            <text:p>-9.7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3527" calcext:value-type="float">
            <text:p>0.873527</text:p>
          </table:table-cell>
          <table:table-cell office:value-type="float" office:value="-2.16457" calcext:value-type="float">
            <text:p>-2.164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072" calcext:value-type="float">
            <text:p>8.31072</text:p>
          </table:table-cell>
          <table:table-cell office:value-type="float" office:value="-4.95844" calcext:value-type="float">
            <text:p>-4.95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803" calcext:value-type="float">
            <text:p>1.39803</text:p>
          </table:table-cell>
          <table:table-cell office:value-type="float" office:value="-7.69522" calcext:value-type="float">
            <text:p>-7.69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3637" calcext:value-type="float">
            <text:p>0.423637</text:p>
          </table:table-cell>
          <table:table-cell office:value-type="float" office:value="-2.60428" calcext:value-type="float">
            <text:p>-2.604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246" calcext:value-type="float">
            <text:p>8.18246</text:p>
          </table:table-cell>
          <table:table-cell office:value-type="float" office:value="-0.25343" calcext:value-type="float">
            <text:p>-0.253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1074" calcext:value-type="float">
            <text:p>-4.31074</text:p>
          </table:table-cell>
          <table:table-cell office:value-type="float" office:value="-7.883" calcext:value-type="float">
            <text:p>-7.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5121" calcext:value-type="float">
            <text:p>1.15121</text:p>
          </table:table-cell>
          <table:table-cell office:value-type="float" office:value="-2.13678" calcext:value-type="float">
            <text:p>-2.136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5633" calcext:value-type="float">
            <text:p>9.65633</text:p>
          </table:table-cell>
          <table:table-cell office:value-type="float" office:value="1.97728" calcext:value-type="float">
            <text:p>1.977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044" calcext:value-type="float">
            <text:p>0.205044</text:p>
          </table:table-cell>
          <table:table-cell office:value-type="float" office:value="-9.05698" calcext:value-type="float">
            <text:p>-9.05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263133" calcext:value-type="float">
            <text:p>-0.0263133</text:p>
          </table:table-cell>
          <table:table-cell office:value-type="float" office:value="-1.64728" calcext:value-type="float">
            <text:p>-1.647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622" calcext:value-type="float">
            <text:p>6.59622</text:p>
          </table:table-cell>
          <table:table-cell office:value-type="float" office:value="1.5515" calcext:value-type="float">
            <text:p>1.55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3766" calcext:value-type="float">
            <text:p>0.973766</text:p>
          </table:table-cell>
          <table:table-cell office:value-type="float" office:value="-9.34011" calcext:value-type="float">
            <text:p>-9.34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-2.54141" calcext:value-type="float">
            <text:p>-2.5414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303" calcext:value-type="float">
            <text:p>8.55303</text:p>
          </table:table-cell>
          <table:table-cell office:value-type="float" office:value="-4.08889" calcext:value-type="float">
            <text:p>-4.08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673" calcext:value-type="float">
            <text:p>-4.8673</text:p>
          </table:table-cell>
          <table:table-cell office:value-type="float" office:value="-8.44841" calcext:value-type="float">
            <text:p>-8.448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427" calcext:value-type="float">
            <text:p>1.52427</text:p>
          </table:table-cell>
          <table:table-cell office:value-type="float" office:value="-1.00068" calcext:value-type="float">
            <text:p>-1.000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203" calcext:value-type="float">
            <text:p>11.4203</text:p>
          </table:table-cell>
          <table:table-cell office:value-type="float" office:value="1.35158" calcext:value-type="float">
            <text:p>1.351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058" calcext:value-type="float">
            <text:p>-1.6058</text:p>
          </table:table-cell>
          <table:table-cell office:value-type="float" office:value="-8.21875" calcext:value-type="float">
            <text:p>-8.21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041" calcext:value-type="float">
            <text:p>1.52041</text:p>
          </table:table-cell>
          <table:table-cell office:value-type="float" office:value="-1.9814" calcext:value-type="float">
            <text:p>-1.98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761" calcext:value-type="float">
            <text:p>12.4761</text:p>
          </table:table-cell>
          <table:table-cell office:value-type="float" office:value="-2.50378" calcext:value-type="float">
            <text:p>-2.50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7164" calcext:value-type="float">
            <text:p>-1.17164</text:p>
          </table:table-cell>
          <table:table-cell office:value-type="float" office:value="-8.478" calcext:value-type="float">
            <text:p>-8.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394" calcext:value-type="float">
            <text:p>1.80394</text:p>
          </table:table-cell>
          <table:table-cell office:value-type="float" office:value="-2.77412" calcext:value-type="float">
            <text:p>-2.774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1" calcext:value-type="float">
            <text:p>9.9861</text:p>
          </table:table-cell>
          <table:table-cell office:value-type="float" office:value="-1.87648" calcext:value-type="float">
            <text:p>-1.87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6123" calcext:value-type="float">
            <text:p>-4.86123</text:p>
          </table:table-cell>
          <table:table-cell office:value-type="float" office:value="-8.91695" calcext:value-type="float">
            <text:p>-8.916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651" calcext:value-type="float">
            <text:p>1.27651</text:p>
          </table:table-cell>
          <table:table-cell office:value-type="float" office:value="-2.3812" calcext:value-type="float">
            <text:p>-2.38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331" calcext:value-type="float">
            <text:p>7.16331</text:p>
          </table:table-cell>
          <table:table-cell office:value-type="float" office:value="1.61416" calcext:value-type="float">
            <text:p>1.61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4991" calcext:value-type="float">
            <text:p>-0.324991</text:p>
          </table:table-cell>
          <table:table-cell office:value-type="float" office:value="-9.10579" calcext:value-type="float">
            <text:p>-9.10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206" calcext:value-type="float">
            <text:p>1.17206</text:p>
          </table:table-cell>
          <table:table-cell office:value-type="float" office:value="-2.15489" calcext:value-type="float">
            <text:p>-2.1548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1639" calcext:value-type="float">
            <text:p>9.41639</text:p>
          </table:table-cell>
          <table:table-cell office:value-type="float" office:value="-0.680316" calcext:value-type="float">
            <text:p>-0.680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33404" calcext:value-type="float">
            <text:p>-0.933404</text:p>
          </table:table-cell>
          <table:table-cell office:value-type="float" office:value="-8.76774" calcext:value-type="float">
            <text:p>-8.767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454" calcext:value-type="float">
            <text:p>1.35454</text:p>
          </table:table-cell>
          <table:table-cell office:value-type="float" office:value="-2.39341" calcext:value-type="float">
            <text:p>-2.3934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345" calcext:value-type="float">
            <text:p>10.9345</text:p>
          </table:table-cell>
          <table:table-cell office:value-type="float" office:value="-2.79792" calcext:value-type="float">
            <text:p>-2.79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7335" calcext:value-type="float">
            <text:p>-1.17335</text:p>
          </table:table-cell>
          <table:table-cell office:value-type="float" office:value="-7.12968" calcext:value-type="float">
            <text:p>-7.12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-1.4092" calcext:value-type="float">
            <text:p>-1.40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624" calcext:value-type="float">
            <text:p>7.41624</text:p>
          </table:table-cell>
          <table:table-cell office:value-type="float" office:value="-1.52791" calcext:value-type="float">
            <text:p>-1.52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24916" calcext:value-type="float">
            <text:p>0.0524916</text:p>
          </table:table-cell>
          <table:table-cell office:value-type="float" office:value="-8.31587" calcext:value-type="float">
            <text:p>-8.315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0923" calcext:value-type="float">
            <text:p>1.90923</text:p>
          </table:table-cell>
          <table:table-cell office:value-type="float" office:value="-2.17058" calcext:value-type="float">
            <text:p>-2.170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09" calcext:value-type="float">
            <text:p>11.309</text:p>
          </table:table-cell>
          <table:table-cell office:value-type="float" office:value="-1.57946" calcext:value-type="float">
            <text:p>-1.579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1089" calcext:value-type="float">
            <text:p>2.21089</text:p>
          </table:table-cell>
          <table:table-cell office:value-type="float" office:value="-7.70329" calcext:value-type="float">
            <text:p>-7.703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6456" calcext:value-type="float">
            <text:p>1.66456</text:p>
          </table:table-cell>
          <table:table-cell office:value-type="float" office:value="-2.38687" calcext:value-type="float">
            <text:p>-2.386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984" calcext:value-type="float">
            <text:p>10.4984</text:p>
          </table:table-cell>
          <table:table-cell office:value-type="float" office:value="-2.0423" calcext:value-type="float">
            <text:p>-2.04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4665" calcext:value-type="float">
            <text:p>-1.74665</text:p>
          </table:table-cell>
          <table:table-cell office:value-type="float" office:value="-8.12746" calcext:value-type="float">
            <text:p>-8.12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1761" calcext:value-type="float">
            <text:p>1.61761</text:p>
          </table:table-cell>
          <table:table-cell office:value-type="float" office:value="-3.28098" calcext:value-type="float">
            <text:p>-3.280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7" calcext:value-type="float">
            <text:p>8.887</text:p>
          </table:table-cell>
          <table:table-cell office:value-type="float" office:value="5.581" calcext:value-type="float">
            <text:p>5.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88384" calcext:value-type="float">
            <text:p>-1.88384</text:p>
          </table:table-cell>
          <table:table-cell office:value-type="float" office:value="-7.98511" calcext:value-type="float">
            <text:p>-7.98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2548" calcext:value-type="float">
            <text:p>2.02548</text:p>
          </table:table-cell>
          <table:table-cell office:value-type="float" office:value="-2.30059" calcext:value-type="float">
            <text:p>-2.300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853" calcext:value-type="float">
            <text:p>9.25853</text:p>
          </table:table-cell>
          <table:table-cell office:value-type="float" office:value="-7.16143" calcext:value-type="float">
            <text:p>-7.16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4171" calcext:value-type="float">
            <text:p>-2.24171</text:p>
          </table:table-cell>
          <table:table-cell office:value-type="float" office:value="-8.63253" calcext:value-type="float">
            <text:p>-8.63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8783" calcext:value-type="float">
            <text:p>1.18783</text:p>
          </table:table-cell>
          <table:table-cell office:value-type="float" office:value="-2.22015" calcext:value-type="float">
            <text:p>-2.220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768" calcext:value-type="float">
            <text:p>7.64768</text:p>
          </table:table-cell>
          <table:table-cell office:value-type="float" office:value="-1.50731" calcext:value-type="float">
            <text:p>-1.50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35457" calcext:value-type="float">
            <text:p>-7.35457</text:p>
          </table:table-cell>
          <table:table-cell office:value-type="float" office:value="-8.31818" calcext:value-type="float">
            <text:p>-8.318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86" calcext:value-type="float">
            <text:p>1.9486</text:p>
          </table:table-cell>
          <table:table-cell office:value-type="float" office:value="-2.40468" calcext:value-type="float">
            <text:p>-2.404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847" calcext:value-type="float">
            <text:p>7.73847</text:p>
          </table:table-cell>
          <table:table-cell office:value-type="float" office:value="-4.43388" calcext:value-type="float">
            <text:p>-4.433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6389" calcext:value-type="float">
            <text:p>-2.36389</text:p>
          </table:table-cell>
          <table:table-cell office:value-type="float" office:value="-9.16131" calcext:value-type="float">
            <text:p>-9.1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-2.70676" calcext:value-type="float">
            <text:p>-2.7067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336" calcext:value-type="float">
            <text:p>7.92336</text:p>
          </table:table-cell>
          <table:table-cell office:value-type="float" office:value="-6.30531" calcext:value-type="float">
            <text:p>-6.30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3266" calcext:value-type="float">
            <text:p>-1.93266</text:p>
          </table:table-cell>
          <table:table-cell office:value-type="float" office:value="-8.63241" calcext:value-type="float">
            <text:p>-8.63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998" calcext:value-type="float">
            <text:p>1.09998</text:p>
          </table:table-cell>
          <table:table-cell office:value-type="float" office:value="-2.50505" calcext:value-type="float">
            <text:p>-2.505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215" calcext:value-type="float">
            <text:p>8.55215</text:p>
          </table:table-cell>
          <table:table-cell office:value-type="float" office:value="1.02912" calcext:value-type="float">
            <text:p>1.02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8244" calcext:value-type="float">
            <text:p>2.78244</text:p>
          </table:table-cell>
          <table:table-cell office:value-type="float" office:value="-8.36253" calcext:value-type="float">
            <text:p>-8.36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181" calcext:value-type="float">
            <text:p>1.95181</text:p>
          </table:table-cell>
          <table:table-cell office:value-type="float" office:value="-2.27215" calcext:value-type="float">
            <text:p>-2.272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9508" calcext:value-type="float">
            <text:p>8.89508</text:p>
          </table:table-cell>
          <table:table-cell office:value-type="float" office:value="-5.53115" calcext:value-type="float">
            <text:p>-5.53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0433" calcext:value-type="float">
            <text:p>-1.40433</text:p>
          </table:table-cell>
          <table:table-cell office:value-type="float" office:value="-9.29051" calcext:value-type="float">
            <text:p>-9.29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2844" calcext:value-type="float">
            <text:p>1.62844</text:p>
          </table:table-cell>
          <table:table-cell office:value-type="float" office:value="-2.15823" calcext:value-type="float">
            <text:p>-2.158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833" calcext:value-type="float">
            <text:p>6.26833</text:p>
          </table:table-cell>
          <table:table-cell office:value-type="float" office:value="-0.508081" calcext:value-type="float">
            <text:p>-0.508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6188" calcext:value-type="float">
            <text:p>-2.06188</text:p>
          </table:table-cell>
          <table:table-cell office:value-type="float" office:value="-9.29259" calcext:value-type="float">
            <text:p>-9.29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377" calcext:value-type="float">
            <text:p>1.14377</text:p>
          </table:table-cell>
          <table:table-cell office:value-type="float" office:value="-2.34806" calcext:value-type="float">
            <text:p>-2.348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83" calcext:value-type="float">
            <text:p>7.1283</text:p>
          </table:table-cell>
          <table:table-cell office:value-type="float" office:value="-1.64686" calcext:value-type="float">
            <text:p>-1.64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719" calcext:value-type="float">
            <text:p>0.133719</text:p>
          </table:table-cell>
          <table:table-cell office:value-type="float" office:value="-9.20182" calcext:value-type="float">
            <text:p>-9.20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513" calcext:value-type="float">
            <text:p>1.31513</text:p>
          </table:table-cell>
          <table:table-cell office:value-type="float" office:value="-2.14932" calcext:value-type="float">
            <text:p>-2.149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061" calcext:value-type="float">
            <text:p>9.26061</text:p>
          </table:table-cell>
          <table:table-cell office:value-type="float" office:value="-3.68983" calcext:value-type="float">
            <text:p>-3.689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103" calcext:value-type="float">
            <text:p>1.51103</text:p>
          </table:table-cell>
          <table:table-cell office:value-type="float" office:value="-2.66659" calcext:value-type="float">
            <text:p>-2.666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413" calcext:value-type="float">
            <text:p>9.33413</text:p>
          </table:table-cell>
          <table:table-cell office:value-type="float" office:value="-8.03635" calcext:value-type="float">
            <text:p>-8.036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6808" calcext:value-type="float">
            <text:p>0.726808</text:p>
          </table:table-cell>
          <table:table-cell office:value-type="float" office:value="-0.909845" calcext:value-type="float">
            <text:p>-0.9098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097" calcext:value-type="float">
            <text:p>5.77097</text:p>
          </table:table-cell>
          <table:table-cell office:value-type="float" office:value="4.97839" calcext:value-type="float">
            <text:p>4.9783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0.0335039" calcext:value-type="float">
            <text:p>-0.0335039</text:p>
          </table:table-cell>
          <table:table-cell office:value-type="float" office:value="-2.57627" calcext:value-type="float">
            <text:p>-2.576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93" calcext:value-type="float">
            <text:p>11.2793</text:p>
          </table:table-cell>
          <table:table-cell office:value-type="float" office:value="-1.18948" calcext:value-type="float">
            <text:p>-1.1894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09055" calcext:value-type="float">
            <text:p>0.709055</text:p>
          </table:table-cell>
          <table:table-cell office:value-type="float" office:value="-2.13779" calcext:value-type="float">
            <text:p>-2.1377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054" calcext:value-type="float">
            <text:p>7.91054</text:p>
          </table:table-cell>
          <table:table-cell office:value-type="float" office:value="-1.08779" calcext:value-type="float">
            <text:p>-1.087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2074" calcext:value-type="float">
            <text:p>1.72074</text:p>
          </table:table-cell>
          <table:table-cell office:value-type="float" office:value="-2.93715" calcext:value-type="float">
            <text:p>-2.937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444" calcext:value-type="float">
            <text:p>8.72444</text:p>
          </table:table-cell>
          <table:table-cell office:value-type="float" office:value="-0.488243" calcext:value-type="float">
            <text:p>-0.4882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4538" calcext:value-type="float">
            <text:p>2.24538</text:p>
          </table:table-cell>
          <table:table-cell office:value-type="float" office:value="-3.18483" calcext:value-type="float">
            <text:p>-3.1848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34" calcext:value-type="float">
            <text:p>8.7434</text:p>
          </table:table-cell>
          <table:table-cell office:value-type="float" office:value="-1.68898" calcext:value-type="float">
            <text:p>-1.688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024" calcext:value-type="float">
            <text:p>1.88024</text:p>
          </table:table-cell>
          <table:table-cell office:value-type="float" office:value="-2.30936" calcext:value-type="float">
            <text:p>-2.3093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764" calcext:value-type="float">
            <text:p>10.6764</text:p>
          </table:table-cell>
          <table:table-cell office:value-type="float" office:value="-3.88999" calcext:value-type="float">
            <text:p>-3.889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9101" calcext:value-type="float">
            <text:p>1.29101</text:p>
          </table:table-cell>
          <table:table-cell office:value-type="float" office:value="-2.18828" calcext:value-type="float">
            <text:p>-2.188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26" calcext:value-type="float">
            <text:p>11.2826</text:p>
          </table:table-cell>
          <table:table-cell office:value-type="float" office:value="-3.23266" calcext:value-type="float">
            <text:p>-3.2326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1613" calcext:value-type="float">
            <text:p>0.531613</text:p>
          </table:table-cell>
          <table:table-cell office:value-type="float" office:value="-2.72059" calcext:value-type="float">
            <text:p>-2.720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457" calcext:value-type="float">
            <text:p>6.76457</text:p>
          </table:table-cell>
          <table:table-cell office:value-type="float" office:value="-0.640593" calcext:value-type="float">
            <text:p>-0.6405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4166" calcext:value-type="float">
            <text:p>2.04166</text:p>
          </table:table-cell>
          <table:table-cell office:value-type="float" office:value="-2.33899" calcext:value-type="float">
            <text:p>-2.338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258" calcext:value-type="float">
            <text:p>6.80258</text:p>
          </table:table-cell>
          <table:table-cell office:value-type="float" office:value="2.78013" calcext:value-type="float">
            <text:p>2.780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4402" calcext:value-type="float">
            <text:p>2.64402</text:p>
          </table:table-cell>
          <table:table-cell office:value-type="float" office:value="-1.86937" calcext:value-type="float">
            <text:p>-1.8693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2" calcext:value-type="float">
            <text:p>11.1112</text:p>
          </table:table-cell>
          <table:table-cell office:value-type="float" office:value="0.323643" calcext:value-type="float">
            <text:p>0.3236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45183" calcext:value-type="float">
            <text:p>0.845183</text:p>
          </table:table-cell>
          <table:table-cell office:value-type="float" office:value="-2.66246" calcext:value-type="float">
            <text:p>-2.662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656" calcext:value-type="float">
            <text:p>7.19656</text:p>
          </table:table-cell>
          <table:table-cell office:value-type="float" office:value="0.793745" calcext:value-type="float">
            <text:p>0.7937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9199" calcext:value-type="float">
            <text:p>1.39199</text:p>
          </table:table-cell>
          <table:table-cell office:value-type="float" office:value="-2.28406" calcext:value-type="float">
            <text:p>-2.284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5187" calcext:value-type="float">
            <text:p>9.55187</text:p>
          </table:table-cell>
          <table:table-cell office:value-type="float" office:value="-0.809177" calcext:value-type="float">
            <text:p>-0.8091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6076" calcext:value-type="float">
            <text:p>2.16076</text:p>
          </table:table-cell>
          <table:table-cell office:value-type="float" office:value="-2.50378" calcext:value-type="float">
            <text:p>-2.503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023" calcext:value-type="float">
            <text:p>6.43023</text:p>
          </table:table-cell>
          <table:table-cell office:value-type="float" office:value="-0.542349" calcext:value-type="float">
            <text:p>-0.5423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234" calcext:value-type="float">
            <text:p>1.6234</text:p>
          </table:table-cell>
          <table:table-cell office:value-type="float" office:value="-1.60517" calcext:value-type="float">
            <text:p>-1.605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799" calcext:value-type="float">
            <text:p>8.54799</text:p>
          </table:table-cell>
          <table:table-cell office:value-type="float" office:value="3.08994" calcext:value-type="float">
            <text:p>3.089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7567" calcext:value-type="float">
            <text:p>1.57567</text:p>
          </table:table-cell>
          <table:table-cell office:value-type="float" office:value="-1.49981" calcext:value-type="float">
            <text:p>-1.4998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333" calcext:value-type="float">
            <text:p>9.49333</text:p>
          </table:table-cell>
          <table:table-cell office:value-type="float" office:value="3.42415" calcext:value-type="float">
            <text:p>3.424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8989" calcext:value-type="float">
            <text:p>2.68989</text:p>
          </table:table-cell>
          <table:table-cell office:value-type="float" office:value="-3.34822" calcext:value-type="float">
            <text:p>-3.348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632" calcext:value-type="float">
            <text:p>7.64632</text:p>
          </table:table-cell>
          <table:table-cell office:value-type="float" office:value="0.452481" calcext:value-type="float">
            <text:p>0.4524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6946" calcext:value-type="float">
            <text:p>1.26946</text:p>
          </table:table-cell>
          <table:table-cell office:value-type="float" office:value="-2.5985" calcext:value-type="float">
            <text:p>-2.598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912" calcext:value-type="float">
            <text:p>9.21912</text:p>
          </table:table-cell>
          <table:table-cell office:value-type="float" office:value="0.197608" calcext:value-type="float">
            <text:p>0.1976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4419" calcext:value-type="float">
            <text:p>2.94419</text:p>
          </table:table-cell>
          <table:table-cell office:value-type="float" office:value="-2.90487" calcext:value-type="float">
            <text:p>-2.904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11" calcext:value-type="float">
            <text:p>8.6011</text:p>
          </table:table-cell>
          <table:table-cell office:value-type="float" office:value="-2.11131" calcext:value-type="float">
            <text:p>-2.111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40756" calcext:value-type="float">
            <text:p>0.440756</text:p>
          </table:table-cell>
          <table:table-cell office:value-type="float" office:value="-1.4883" calcext:value-type="float">
            <text:p>-1.488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68" calcext:value-type="float">
            <text:p>8.33068</text:p>
          </table:table-cell>
          <table:table-cell office:value-type="float" office:value="2.61018" calcext:value-type="float">
            <text:p>2.610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6528" calcext:value-type="float">
            <text:p>2.46528</text:p>
          </table:table-cell>
          <table:table-cell office:value-type="float" office:value="-2.36811" calcext:value-type="float">
            <text:p>-2.368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87" calcext:value-type="float">
            <text:p>8.6887</text:p>
          </table:table-cell>
          <table:table-cell office:value-type="float" office:value="-2.72417" calcext:value-type="float">
            <text:p>-2.724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15188" calcext:value-type="float">
            <text:p>0.815188</text:p>
          </table:table-cell>
          <table:table-cell office:value-type="float" office:value="-2.18725" calcext:value-type="float">
            <text:p>-2.187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96" calcext:value-type="float">
            <text:p>8.9796</text:p>
          </table:table-cell>
          <table:table-cell office:value-type="float" office:value="0.0784963" calcext:value-type="float">
            <text:p>0.07849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8328" calcext:value-type="float">
            <text:p>0.538328</text:p>
          </table:table-cell>
          <table:table-cell office:value-type="float" office:value="-1.35979" calcext:value-type="float">
            <text:p>-1.3597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457" calcext:value-type="float">
            <text:p>6.83457</text:p>
          </table:table-cell>
          <table:table-cell office:value-type="float" office:value="-3.28685" calcext:value-type="float">
            <text:p>-3.286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30873" calcext:value-type="float">
            <text:p>0.830873</text:p>
          </table:table-cell>
          <table:table-cell office:value-type="float" office:value="-2.49938" calcext:value-type="float">
            <text:p>-2.499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484" calcext:value-type="float">
            <text:p>9.81484</text:p>
          </table:table-cell>
          <table:table-cell office:value-type="float" office:value="-2.21538" calcext:value-type="float">
            <text:p>-2.215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8857" calcext:value-type="float">
            <text:p>1.48857</text:p>
          </table:table-cell>
          <table:table-cell office:value-type="float" office:value="-3.48823" calcext:value-type="float">
            <text:p>-3.488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555" calcext:value-type="float">
            <text:p>5.66555</text:p>
          </table:table-cell>
          <table:table-cell office:value-type="float" office:value="1.82633" calcext:value-type="float">
            <text:p>1.826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3224" calcext:value-type="float">
            <text:p>2.33224</text:p>
          </table:table-cell>
          <table:table-cell office:value-type="float" office:value="-3.41238" calcext:value-type="float">
            <text:p>-3.412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38" calcext:value-type="float">
            <text:p>10.6438</text:p>
          </table:table-cell>
          <table:table-cell office:value-type="float" office:value="-1.77971" calcext:value-type="float">
            <text:p>-1.779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1267" calcext:value-type="float">
            <text:p>2.01267</text:p>
          </table:table-cell>
          <table:table-cell office:value-type="float" office:value="-1.65501" calcext:value-type="float">
            <text:p>-1.6550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819" calcext:value-type="float">
            <text:p>8.97819</text:p>
          </table:table-cell>
          <table:table-cell office:value-type="float" office:value="-0.819641" calcext:value-type="float">
            <text:p>-0.8196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44" calcext:value-type="float">
            <text:p>1.5144</text:p>
          </table:table-cell>
          <table:table-cell office:value-type="float" office:value="-2.28044" calcext:value-type="float">
            <text:p>-2.2804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87" calcext:value-type="float">
            <text:p>10.6987</text:p>
          </table:table-cell>
          <table:table-cell office:value-type="float" office:value="-1.83115" calcext:value-type="float">
            <text:p>-1.831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9508" calcext:value-type="float">
            <text:p>2.59508</text:p>
          </table:table-cell>
          <table:table-cell office:value-type="float" office:value="-3.09142" calcext:value-type="float">
            <text:p>-3.0914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177" calcext:value-type="float">
            <text:p>7.12177</text:p>
          </table:table-cell>
          <table:table-cell office:value-type="float" office:value="-1.7971" calcext:value-type="float">
            <text:p>-1.79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4415" calcext:value-type="float">
            <text:p>1.74415</text:p>
          </table:table-cell>
          <table:table-cell office:value-type="float" office:value="-2.1686" calcext:value-type="float">
            <text:p>-2.168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59" calcext:value-type="float">
            <text:p>7.54859</text:p>
          </table:table-cell>
          <table:table-cell office:value-type="float" office:value="-0.52922" calcext:value-type="float">
            <text:p>-0.529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1661" calcext:value-type="float">
            <text:p>2.31661</text:p>
          </table:table-cell>
          <table:table-cell office:value-type="float" office:value="-3.13133" calcext:value-type="float">
            <text:p>-3.131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119" calcext:value-type="float">
            <text:p>9.98119</text:p>
          </table:table-cell>
          <table:table-cell office:value-type="float" office:value="-0.639174" calcext:value-type="float">
            <text:p>-0.6391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4843" calcext:value-type="float">
            <text:p>2.54843</text:p>
          </table:table-cell>
          <table:table-cell office:value-type="float" office:value="-2.87346" calcext:value-type="float">
            <text:p>-2.873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338" calcext:value-type="float">
            <text:p>8.56338</text:p>
          </table:table-cell>
          <table:table-cell office:value-type="float" office:value="-2.94232" calcext:value-type="float">
            <text:p>-2.942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5785" calcext:value-type="float">
            <text:p>1.25785</text:p>
          </table:table-cell>
          <table:table-cell office:value-type="float" office:value="-2.52493" calcext:value-type="float">
            <text:p>-2.5249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968" calcext:value-type="float">
            <text:p>7.73968</text:p>
          </table:table-cell>
          <table:table-cell office:value-type="float" office:value="-1.98427" calcext:value-type="float">
            <text:p>-1.984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1842" calcext:value-type="float">
            <text:p>1.11842</text:p>
          </table:table-cell>
          <table:table-cell office:value-type="float" office:value="-2.31686" calcext:value-type="float">
            <text:p>-2.3168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9574" calcext:value-type="float">
            <text:p>6.49574</text:p>
          </table:table-cell>
          <table:table-cell office:value-type="float" office:value="3.20202" calcext:value-type="float">
            <text:p>3.202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074" calcext:value-type="float">
            <text:p>2.21074</text:p>
          </table:table-cell>
          <table:table-cell office:value-type="float" office:value="-2.97166" calcext:value-type="float">
            <text:p>-2.9716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226" calcext:value-type="float">
            <text:p>6.99226</text:p>
          </table:table-cell>
          <table:table-cell office:value-type="float" office:value="-0.262286" calcext:value-type="float">
            <text:p>-0.2622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95779" calcext:value-type="float">
            <text:p>0.895779</text:p>
          </table:table-cell>
          <table:table-cell office:value-type="float" office:value="-1.87751" calcext:value-type="float">
            <text:p>-1.877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91" calcext:value-type="float">
            <text:p>10.3891</text:p>
          </table:table-cell>
          <table:table-cell office:value-type="float" office:value="2.13512" calcext:value-type="float">
            <text:p>2.135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0.205114" calcext:value-type="float">
            <text:p>-0.205114</text:p>
          </table:table-cell>
          <table:table-cell office:value-type="float" office:value="-1.73946" calcext:value-type="float">
            <text:p>-1.739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88" calcext:value-type="float">
            <text:p>7.5888</text:p>
          </table:table-cell>
          <table:table-cell office:value-type="float" office:value="0.596278" calcext:value-type="float">
            <text:p>0.59627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3101" calcext:value-type="float">
            <text:p>1.33101</text:p>
          </table:table-cell>
          <table:table-cell office:value-type="float" office:value="-1.69371" calcext:value-type="float">
            <text:p>-1.693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18" calcext:value-type="float">
            <text:p>9.7318</text:p>
          </table:table-cell>
          <table:table-cell office:value-type="float" office:value="-1.58389" calcext:value-type="float">
            <text:p>-1.583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985" calcext:value-type="float">
            <text:p>1.60985</text:p>
          </table:table-cell>
          <table:table-cell office:value-type="float" office:value="-1.23124" calcext:value-type="float">
            <text:p>-1.231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76842" calcext:value-type="float">
            <text:p>3.768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80279" calcext:value-type="float">
            <text:p>0.280279</text:p>
          </table:table-cell>
          <table:table-cell office:value-type="float" office:value="-1.12915" calcext:value-type="float">
            <text:p>-1.129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56" calcext:value-type="float">
            <text:p>10.6456</text:p>
          </table:table-cell>
          <table:table-cell office:value-type="float" office:value="-1.70854" calcext:value-type="float">
            <text:p>-1.708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6215" calcext:value-type="float">
            <text:p>1.16215</text:p>
          </table:table-cell>
          <table:table-cell office:value-type="float" office:value="-2.66692" calcext:value-type="float">
            <text:p>-2.666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424" calcext:value-type="float">
            <text:p>8.27424</text:p>
          </table:table-cell>
          <table:table-cell office:value-type="float" office:value="0.421787" calcext:value-type="float">
            <text:p>0.42178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978" calcext:value-type="float">
            <text:p>0.24978</text:p>
          </table:table-cell>
          <table:table-cell office:value-type="float" office:value="-3.11356" calcext:value-type="float">
            <text:p>-3.113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922" calcext:value-type="float">
            <text:p>9.26922</text:p>
          </table:table-cell>
          <table:table-cell office:value-type="float" office:value="-2.5318" calcext:value-type="float">
            <text:p>-2.53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9987" calcext:value-type="float">
            <text:p>1.19987</text:p>
          </table:table-cell>
          <table:table-cell office:value-type="float" office:value="-1.87688" calcext:value-type="float">
            <text:p>-1.8768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228" calcext:value-type="float">
            <text:p>12.4228</text:p>
          </table:table-cell>
          <table:table-cell office:value-type="float" office:value="-1.64796" calcext:value-type="float">
            <text:p>-1.647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3501" calcext:value-type="float">
            <text:p>1.43501</text:p>
          </table:table-cell>
          <table:table-cell office:value-type="float" office:value="-2.48814" calcext:value-type="float">
            <text:p>-2.488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462" calcext:value-type="float">
            <text:p>7.23462</text:p>
          </table:table-cell>
          <table:table-cell office:value-type="float" office:value="-0.771073" calcext:value-type="float">
            <text:p>-0.7710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972" calcext:value-type="float">
            <text:p>1.77972</text:p>
          </table:table-cell>
          <table:table-cell office:value-type="float" office:value="-2.01847" calcext:value-type="float">
            <text:p>-2.0184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901" calcext:value-type="float">
            <text:p>8.82901</text:p>
          </table:table-cell>
          <table:table-cell office:value-type="float" office:value="-2.98353" calcext:value-type="float">
            <text:p>-2.983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1719" calcext:value-type="float">
            <text:p>1.31719</text:p>
          </table:table-cell>
          <table:table-cell office:value-type="float" office:value="-1.82112" calcext:value-type="float">
            <text:p>-1.821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333" calcext:value-type="float">
            <text:p>7.79333</text:p>
          </table:table-cell>
          <table:table-cell office:value-type="float" office:value="1.11653" calcext:value-type="float">
            <text:p>1.116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1706" calcext:value-type="float">
            <text:p>2.11706</text:p>
          </table:table-cell>
          <table:table-cell office:value-type="float" office:value="-2.96156" calcext:value-type="float">
            <text:p>-2.961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274" calcext:value-type="float">
            <text:p>4.5274</text:p>
          </table:table-cell>
          <table:table-cell office:value-type="float" office:value="-5.34881" calcext:value-type="float">
            <text:p>-5.348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7552" calcext:value-type="float">
            <text:p>1.47552</text:p>
          </table:table-cell>
          <table:table-cell office:value-type="float" office:value="-2.7726" calcext:value-type="float">
            <text:p>-2.77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176" calcext:value-type="float">
            <text:p>6.38176</text:p>
          </table:table-cell>
          <table:table-cell office:value-type="float" office:value="1.54411" calcext:value-type="float">
            <text:p>1.544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66438" calcext:value-type="float">
            <text:p>0.466438</text:p>
          </table:table-cell>
          <table:table-cell office:value-type="float" office:value="-2.61476" calcext:value-type="float">
            <text:p>-2.6147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688" calcext:value-type="float">
            <text:p>7.55688</text:p>
          </table:table-cell>
          <table:table-cell office:value-type="float" office:value="-0.228735" calcext:value-type="float">
            <text:p>-0.2287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983" calcext:value-type="float">
            <text:p>2.5983</text:p>
          </table:table-cell>
          <table:table-cell office:value-type="float" office:value="-3.82074" calcext:value-type="float">
            <text:p>-3.820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207" calcext:value-type="float">
            <text:p>10.0207</text:p>
          </table:table-cell>
          <table:table-cell office:value-type="float" office:value="-3.94477" calcext:value-type="float">
            <text:p>-3.944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3906" calcext:value-type="float">
            <text:p>0.933906</text:p>
          </table:table-cell>
          <table:table-cell office:value-type="float" office:value="-3.12513" calcext:value-type="float">
            <text:p>-3.125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372" calcext:value-type="float">
            <text:p>9.33372</text:p>
          </table:table-cell>
          <table:table-cell office:value-type="float" office:value="-4.59182" calcext:value-type="float">
            <text:p>-4.591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7176" calcext:value-type="float">
            <text:p>0.727176</text:p>
          </table:table-cell>
          <table:table-cell office:value-type="float" office:value="-2.93276" calcext:value-type="float">
            <text:p>-2.9327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245" calcext:value-type="float">
            <text:p>9.88245</text:p>
          </table:table-cell>
          <table:table-cell office:value-type="float" office:value="-4.36024" calcext:value-type="float">
            <text:p>-4.360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2528" calcext:value-type="float">
            <text:p>1.42528</text:p>
          </table:table-cell>
          <table:table-cell office:value-type="float" office:value="-2.59484" calcext:value-type="float">
            <text:p>-2.5948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607" calcext:value-type="float">
            <text:p>6.87607</text:p>
          </table:table-cell>
          <table:table-cell office:value-type="float" office:value="3.66085" calcext:value-type="float">
            <text:p>3.660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487" calcext:value-type="float">
            <text:p>1.60487</text:p>
          </table:table-cell>
          <table:table-cell office:value-type="float" office:value="-3.07982" calcext:value-type="float">
            <text:p>-3.079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782" calcext:value-type="float">
            <text:p>8.27782</text:p>
          </table:table-cell>
          <table:table-cell office:value-type="float" office:value="1.04327" calcext:value-type="float">
            <text:p>1.043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-2.75665" calcext:value-type="float">
            <text:p>-2.7566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177" calcext:value-type="float">
            <text:p>11.5177</text:p>
          </table:table-cell>
          <table:table-cell office:value-type="float" office:value="0.653945" calcext:value-type="float">
            <text:p>0.6539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37178" calcext:value-type="float">
            <text:p>0.337178</text:p>
          </table:table-cell>
          <table:table-cell office:value-type="float" office:value="-2.61126" calcext:value-type="float">
            <text:p>-2.611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691" calcext:value-type="float">
            <text:p>7.2691</text:p>
          </table:table-cell>
          <table:table-cell office:value-type="float" office:value="7.82304" calcext:value-type="float">
            <text:p>7.823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4115" calcext:value-type="float">
            <text:p>1.94115</text:p>
          </table:table-cell>
          <table:table-cell office:value-type="float" office:value="-1.47083" calcext:value-type="float">
            <text:p>-1.4708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629" calcext:value-type="float">
            <text:p>8.17629</text:p>
          </table:table-cell>
          <table:table-cell office:value-type="float" office:value="-0.00301371" calcext:value-type="float">
            <text:p>-0.003013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8793" calcext:value-type="float">
            <text:p>1.48793</text:p>
          </table:table-cell>
          <table:table-cell office:value-type="float" office:value="-2.34887" calcext:value-type="float">
            <text:p>-2.348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218" calcext:value-type="float">
            <text:p>9.08218</text:p>
          </table:table-cell>
          <table:table-cell office:value-type="float" office:value="4.29567" calcext:value-type="float">
            <text:p>4.295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5665" calcext:value-type="float">
            <text:p>1.15665</text:p>
          </table:table-cell>
          <table:table-cell office:value-type="float" office:value="-2.66125" calcext:value-type="float">
            <text:p>-2.661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8" calcext:value-type="float">
            <text:p>7.568</text:p>
          </table:table-cell>
          <table:table-cell office:value-type="float" office:value="-1.5908" calcext:value-type="float">
            <text:p>-1.59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4709" calcext:value-type="float">
            <text:p>2.14709</text:p>
          </table:table-cell>
          <table:table-cell office:value-type="float" office:value="-3.35173" calcext:value-type="float">
            <text:p>-3.351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283" calcext:value-type="float">
            <text:p>8.42283</text:p>
          </table:table-cell>
          <table:table-cell office:value-type="float" office:value="1.14002" calcext:value-type="float">
            <text:p>1.14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636" calcext:value-type="float">
            <text:p>1.8636</text:p>
          </table:table-cell>
          <table:table-cell office:value-type="float" office:value="-2.36192" calcext:value-type="float">
            <text:p>-2.361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-0.346601" calcext:value-type="float">
            <text:p>-0.34660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62757" calcext:value-type="float">
            <text:p>3.62757</text:p>
          </table:table-cell>
          <table:table-cell office:value-type="float" office:value="-3.54535" calcext:value-type="float">
            <text:p>-3.545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172" calcext:value-type="float">
            <text:p>8.65172</text:p>
          </table:table-cell>
          <table:table-cell office:value-type="float" office:value="-2.78889" calcext:value-type="float">
            <text:p>-2.788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4634" calcext:value-type="float">
            <text:p>1.14634</text:p>
          </table:table-cell>
          <table:table-cell office:value-type="float" office:value="-0.424824" calcext:value-type="float">
            <text:p>-0.4248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908" calcext:value-type="float">
            <text:p>8.76908</text:p>
          </table:table-cell>
          <table:table-cell office:value-type="float" office:value="-4.75674" calcext:value-type="float">
            <text:p>-4.756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5832" calcext:value-type="float">
            <text:p>2.45832</text:p>
          </table:table-cell>
          <table:table-cell office:value-type="float" office:value="-2.5895" calcext:value-type="float">
            <text:p>-2.589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882" calcext:value-type="float">
            <text:p>8.32882</text:p>
          </table:table-cell>
          <table:table-cell office:value-type="float" office:value="0.215972" calcext:value-type="float">
            <text:p>0.2159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771" calcext:value-type="float">
            <text:p>2.6771</text:p>
          </table:table-cell>
          <table:table-cell office:value-type="float" office:value="-2.07815" calcext:value-type="float">
            <text:p>-2.078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9" calcext:value-type="float">
            <text:p>6.929</text:p>
          </table:table-cell>
          <table:table-cell office:value-type="float" office:value="-6.73162" calcext:value-type="float">
            <text:p>-6.731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44233" calcext:value-type="float">
            <text:p>0.144233</text:p>
          </table:table-cell>
          <table:table-cell office:value-type="float" office:value="-2.28034" calcext:value-type="float">
            <text:p>-2.280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4977" calcext:value-type="float">
            <text:p>7.94977</text:p>
          </table:table-cell>
          <table:table-cell office:value-type="float" office:value="-1.9159" calcext:value-type="float">
            <text:p>-1.91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29646" calcext:value-type="float">
            <text:p>0.929646</text:p>
          </table:table-cell>
          <table:table-cell office:value-type="float" office:value="-2.09227" calcext:value-type="float">
            <text:p>-2.092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2108" calcext:value-type="float">
            <text:p>6.82108</text:p>
          </table:table-cell>
          <table:table-cell office:value-type="float" office:value="0.631436" calcext:value-type="float">
            <text:p>0.6314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193" calcext:value-type="float">
            <text:p>1.09193</text:p>
          </table:table-cell>
          <table:table-cell office:value-type="float" office:value="-1.52152" calcext:value-type="float">
            <text:p>-1.521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7004" calcext:value-type="float">
            <text:p>6.97004</text:p>
          </table:table-cell>
          <table:table-cell office:value-type="float" office:value="0.426509" calcext:value-type="float">
            <text:p>0.4265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2299" calcext:value-type="float">
            <text:p>1.82299</text:p>
          </table:table-cell>
          <table:table-cell office:value-type="float" office:value="-2.5663" calcext:value-type="float">
            <text:p>-2.566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758" calcext:value-type="float">
            <text:p>9.68758</text:p>
          </table:table-cell>
          <table:table-cell office:value-type="float" office:value="2.02541" calcext:value-type="float">
            <text:p>2.025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9006" calcext:value-type="float">
            <text:p>1.69006</text:p>
          </table:table-cell>
          <table:table-cell office:value-type="float" office:value="-2.95851" calcext:value-type="float">
            <text:p>-2.958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996" calcext:value-type="float">
            <text:p>8.92996</text:p>
          </table:table-cell>
          <table:table-cell office:value-type="float" office:value="-4.7527" calcext:value-type="float">
            <text:p>-4.75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2861" calcext:value-type="float">
            <text:p>1.62861</text:p>
          </table:table-cell>
          <table:table-cell office:value-type="float" office:value="-2.28855" calcext:value-type="float">
            <text:p>-2.288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096" calcext:value-type="float">
            <text:p>8.75096</text:p>
          </table:table-cell>
          <table:table-cell office:value-type="float" office:value="1.85807" calcext:value-type="float">
            <text:p>1.8580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51972" calcext:value-type="float">
            <text:p>0.351972</text:p>
          </table:table-cell>
          <table:table-cell office:value-type="float" office:value="-1.49218" calcext:value-type="float">
            <text:p>-1.492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768" calcext:value-type="float">
            <text:p>8.42768</text:p>
          </table:table-cell>
          <table:table-cell office:value-type="float" office:value="1.13994" calcext:value-type="float">
            <text:p>1.139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6684" calcext:value-type="float">
            <text:p>1.36684</text:p>
          </table:table-cell>
          <table:table-cell office:value-type="float" office:value="-2.97112" calcext:value-type="float">
            <text:p>-2.971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104" calcext:value-type="float">
            <text:p>10.6104</text:p>
          </table:table-cell>
          <table:table-cell office:value-type="float" office:value="-1.65432" calcext:value-type="float">
            <text:p>-1.654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04989" calcext:value-type="float">
            <text:p>0.404989</text:p>
          </table:table-cell>
          <table:table-cell office:value-type="float" office:value="-2.40649" calcext:value-type="float">
            <text:p>-2.4064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59" calcext:value-type="float">
            <text:p>7.8959</text:p>
          </table:table-cell>
          <table:table-cell office:value-type="float" office:value="-4.43924" calcext:value-type="float">
            <text:p>-4.439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1325" calcext:value-type="float">
            <text:p>0.81325</text:p>
          </table:table-cell>
          <table:table-cell office:value-type="float" office:value="-2.05822" calcext:value-type="float">
            <text:p>-2.058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868" calcext:value-type="float">
            <text:p>8.10868</text:p>
          </table:table-cell>
          <table:table-cell office:value-type="float" office:value="-0.261993" calcext:value-type="float">
            <text:p>-0.2619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20983" calcext:value-type="float">
            <text:p>0.820983</text:p>
          </table:table-cell>
          <table:table-cell office:value-type="float" office:value="-0.981" calcext:value-type="float">
            <text:p>-0.98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777" calcext:value-type="float">
            <text:p>9.52777</text:p>
          </table:table-cell>
          <table:table-cell office:value-type="float" office:value="-1.32396" calcext:value-type="float">
            <text:p>-1.323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589" calcext:value-type="float">
            <text:p>1.9589</text:p>
          </table:table-cell>
          <table:table-cell office:value-type="float" office:value="-2.99807" calcext:value-type="float">
            <text:p>-2.998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344" calcext:value-type="float">
            <text:p>7.6344</text:p>
          </table:table-cell>
          <table:table-cell office:value-type="float" office:value="-1.01118" calcext:value-type="float">
            <text:p>-1.011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08834" calcext:value-type="float">
            <text:p>0.808834</text:p>
          </table:table-cell>
          <table:table-cell office:value-type="float" office:value="-2.72075" calcext:value-type="float">
            <text:p>-2.7207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777" calcext:value-type="float">
            <text:p>6.2777</text:p>
          </table:table-cell>
          <table:table-cell office:value-type="float" office:value="0.721938" calcext:value-type="float">
            <text:p>0.7219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0509" calcext:value-type="float">
            <text:p>2.00509</text:p>
          </table:table-cell>
          <table:table-cell office:value-type="float" office:value="-2.00591" calcext:value-type="float">
            <text:p>-2.0059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4383" calcext:value-type="float">
            <text:p>9.94383</text:p>
          </table:table-cell>
          <table:table-cell office:value-type="float" office:value="-6.27115" calcext:value-type="float">
            <text:p>-6.271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5037" calcext:value-type="float">
            <text:p>1.55037</text:p>
          </table:table-cell>
          <table:table-cell office:value-type="float" office:value="-2.64698" calcext:value-type="float">
            <text:p>-2.646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773" calcext:value-type="float">
            <text:p>7.85773</text:p>
          </table:table-cell>
          <table:table-cell office:value-type="float" office:value="-6.72987" calcext:value-type="float">
            <text:p>-6.7298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0716" calcext:value-type="float">
            <text:p>0.90716</text:p>
          </table:table-cell>
          <table:table-cell office:value-type="float" office:value="-2.93327" calcext:value-type="float">
            <text:p>-2.933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597" calcext:value-type="float">
            <text:p>8.32597</text:p>
          </table:table-cell>
          <table:table-cell office:value-type="float" office:value="0.399484" calcext:value-type="float">
            <text:p>0.3994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84829" calcext:value-type="float">
            <text:p>2.84829</text:p>
          </table:table-cell>
          <table:table-cell office:value-type="float" office:value="-3.0429" calcext:value-type="float">
            <text:p>-3.042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376" calcext:value-type="float">
            <text:p>8.83376</text:p>
          </table:table-cell>
          <table:table-cell office:value-type="float" office:value="2.33812" calcext:value-type="float">
            <text:p>2.338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0531" calcext:value-type="float">
            <text:p>1.10531</text:p>
          </table:table-cell>
          <table:table-cell office:value-type="float" office:value="-2.2377" calcext:value-type="float">
            <text:p>-2.237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174" calcext:value-type="float">
            <text:p>8.22174</text:p>
          </table:table-cell>
          <table:table-cell office:value-type="float" office:value="-1.30255" calcext:value-type="float">
            <text:p>-1.302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83768" calcext:value-type="float">
            <text:p>0.583768</text:p>
          </table:table-cell>
          <table:table-cell office:value-type="float" office:value="-2.54882" calcext:value-type="float">
            <text:p>-2.548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0873" calcext:value-type="float">
            <text:p>5.30873</text:p>
          </table:table-cell>
          <table:table-cell office:value-type="float" office:value="-1.82709" calcext:value-type="float">
            <text:p>-1.827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277" calcext:value-type="float">
            <text:p>2.28277</text:p>
          </table:table-cell>
          <table:table-cell office:value-type="float" office:value="-2.63493" calcext:value-type="float">
            <text:p>-2.6349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6261" calcext:value-type="float">
            <text:p>8.86261</text:p>
          </table:table-cell>
          <table:table-cell office:value-type="float" office:value="-3.06555" calcext:value-type="float">
            <text:p>-3.065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43902" calcext:value-type="float">
            <text:p>0.543902</text:p>
          </table:table-cell>
          <table:table-cell office:value-type="float" office:value="-2.95128" calcext:value-type="float">
            <text:p>-2.951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656" calcext:value-type="float">
            <text:p>9.23656</text:p>
          </table:table-cell>
          <table:table-cell office:value-type="float" office:value="-1.56509" calcext:value-type="float">
            <text:p>-1.565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-2.20022" calcext:value-type="float">
            <text:p>-2.200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141" calcext:value-type="float">
            <text:p>9.10141</text:p>
          </table:table-cell>
          <table:table-cell office:value-type="float" office:value="-1.59429" calcext:value-type="float">
            <text:p>-1.594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279" calcext:value-type="float">
            <text:p>2.28279</text:p>
          </table:table-cell>
          <table:table-cell office:value-type="float" office:value="-2.28884" calcext:value-type="float">
            <text:p>-2.2888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6025" calcext:value-type="float">
            <text:p>7.06025</text:p>
          </table:table-cell>
          <table:table-cell office:value-type="float" office:value="-4.17356" calcext:value-type="float">
            <text:p>-4.1735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5914" calcext:value-type="float">
            <text:p>1.75914</text:p>
          </table:table-cell>
          <table:table-cell office:value-type="float" office:value="-2.91974" calcext:value-type="float">
            <text:p>-2.919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26" calcext:value-type="float">
            <text:p>8.8326</text:p>
          </table:table-cell>
          <table:table-cell office:value-type="float" office:value="2.07759" calcext:value-type="float">
            <text:p>2.077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9862" calcext:value-type="float">
            <text:p>1.59862</text:p>
          </table:table-cell>
          <table:table-cell office:value-type="float" office:value="-3.00399" calcext:value-type="float">
            <text:p>-3.003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763" calcext:value-type="float">
            <text:p>9.35763</text:p>
          </table:table-cell>
          <table:table-cell office:value-type="float" office:value="0.653313" calcext:value-type="float">
            <text:p>0.6533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3565" calcext:value-type="float">
            <text:p>1.23565</text:p>
          </table:table-cell>
          <table:table-cell office:value-type="float" office:value="-1.39842" calcext:value-type="float">
            <text:p>-1.3984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377" calcext:value-type="float">
            <text:p>8.00377</text:p>
          </table:table-cell>
          <table:table-cell office:value-type="float" office:value="-5.53162" calcext:value-type="float">
            <text:p>-5.531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357" calcext:value-type="float">
            <text:p>1.45357</text:p>
          </table:table-cell>
          <table:table-cell office:value-type="float" office:value="-2.46902" calcext:value-type="float">
            <text:p>-2.469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813" calcext:value-type="float">
            <text:p>9.48813</text:p>
          </table:table-cell>
          <table:table-cell office:value-type="float" office:value="-4.12359" calcext:value-type="float">
            <text:p>-4.123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87545" calcext:value-type="float">
            <text:p>2.87545</text:p>
          </table:table-cell>
          <table:table-cell office:value-type="float" office:value="-1.94594" calcext:value-type="float">
            <text:p>-1.9459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993" calcext:value-type="float">
            <text:p>5.33993</text:p>
          </table:table-cell>
          <table:table-cell office:value-type="float" office:value="-2.42673" calcext:value-type="float">
            <text:p>-2.426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5114" calcext:value-type="float">
            <text:p>1.15114</text:p>
          </table:table-cell>
          <table:table-cell office:value-type="float" office:value="-2.96199" calcext:value-type="float">
            <text:p>-2.961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472" calcext:value-type="float">
            <text:p>9.50472</text:p>
          </table:table-cell>
          <table:table-cell office:value-type="float" office:value="-0.765174" calcext:value-type="float">
            <text:p>-0.7651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96598" calcext:value-type="float">
            <text:p>0.996598</text:p>
          </table:table-cell>
          <table:table-cell office:value-type="float" office:value="-2.19166" calcext:value-type="float">
            <text:p>-2.1916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76" calcext:value-type="float">
            <text:p>9.4976</text:p>
          </table:table-cell>
          <table:table-cell office:value-type="float" office:value="0.152342" calcext:value-type="float">
            <text:p>0.1523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604" calcext:value-type="float">
            <text:p>1.61604</text:p>
          </table:table-cell>
          <table:table-cell office:value-type="float" office:value="-2.30327" calcext:value-type="float">
            <text:p>-2.303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728" calcext:value-type="float">
            <text:p>9.54728</text:p>
          </table:table-cell>
          <table:table-cell office:value-type="float" office:value="-2.98279" calcext:value-type="float">
            <text:p>-2.982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115" calcext:value-type="float">
            <text:p>2.21115</text:p>
          </table:table-cell>
          <table:table-cell office:value-type="float" office:value="-3.47823" calcext:value-type="float">
            <text:p>-3.478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872" calcext:value-type="float">
            <text:p>10.0872</text:p>
          </table:table-cell>
          <table:table-cell office:value-type="float" office:value="0.256121" calcext:value-type="float">
            <text:p>0.2561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7622" calcext:value-type="float">
            <text:p>2.17622</text:p>
          </table:table-cell>
          <table:table-cell office:value-type="float" office:value="-1.82413" calcext:value-type="float">
            <text:p>-1.824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712" calcext:value-type="float">
            <text:p>7.93712</text:p>
          </table:table-cell>
          <table:table-cell office:value-type="float" office:value="-0.396255" calcext:value-type="float">
            <text:p>-0.3962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-1.85207" calcext:value-type="float">
            <text:p>-1.852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33" calcext:value-type="float">
            <text:p>9.21533</text:p>
          </table:table-cell>
          <table:table-cell office:value-type="float" office:value="-0.21478" calcext:value-type="float">
            <text:p>-0.2147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45" calcext:value-type="float">
            <text:p>1.0945</text:p>
          </table:table-cell>
          <table:table-cell office:value-type="float" office:value="-3.2651" calcext:value-type="float">
            <text:p>-3.26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64" calcext:value-type="float">
            <text:p>7.3464</text:p>
          </table:table-cell>
          <table:table-cell office:value-type="float" office:value="-3.91658" calcext:value-type="float">
            <text:p>-3.9165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0573" calcext:value-type="float">
            <text:p>0.80573</text:p>
          </table:table-cell>
          <table:table-cell office:value-type="float" office:value="-2.15456" calcext:value-type="float">
            <text:p>-2.154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84" calcext:value-type="float">
            <text:p>10.1684</text:p>
          </table:table-cell>
          <table:table-cell office:value-type="float" office:value="-1.56355" calcext:value-type="float">
            <text:p>-1.563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228" calcext:value-type="float">
            <text:p>1.88228</text:p>
          </table:table-cell>
          <table:table-cell office:value-type="float" office:value="-2.82705" calcext:value-type="float">
            <text:p>-2.827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861" calcext:value-type="float">
            <text:p>6.84861</text:p>
          </table:table-cell>
          <table:table-cell office:value-type="float" office:value="3.28279" calcext:value-type="float">
            <text:p>3.282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1943" calcext:value-type="float">
            <text:p>1.41943</text:p>
          </table:table-cell>
          <table:table-cell office:value-type="float" office:value="-2.40955" calcext:value-type="float">
            <text:p>-2.409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902" calcext:value-type="float">
            <text:p>8.08902</text:p>
          </table:table-cell>
          <table:table-cell office:value-type="float" office:value="-2.21061" calcext:value-type="float">
            <text:p>-2.2106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9516" calcext:value-type="float">
            <text:p>1.49516</text:p>
          </table:table-cell>
          <table:table-cell office:value-type="float" office:value="-2.85465" calcext:value-type="float">
            <text:p>-2.8546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584" calcext:value-type="float">
            <text:p>8.07584</text:p>
          </table:table-cell>
          <table:table-cell office:value-type="float" office:value="-3.88074" calcext:value-type="float">
            <text:p>-3.880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187" calcext:value-type="float">
            <text:p>1.61187</text:p>
          </table:table-cell>
          <table:table-cell office:value-type="float" office:value="-2.90282" calcext:value-type="float">
            <text:p>-2.902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75" calcext:value-type="float">
            <text:p>8.675</text:p>
          </table:table-cell>
          <table:table-cell office:value-type="float" office:value="-2.25913" calcext:value-type="float">
            <text:p>-2.259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778" calcext:value-type="float">
            <text:p>1.60778</text:p>
          </table:table-cell>
          <table:table-cell office:value-type="float" office:value="-2.6314" calcext:value-type="float">
            <text:p>-2.63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021" calcext:value-type="float">
            <text:p>7.00021</text:p>
          </table:table-cell>
          <table:table-cell office:value-type="float" office:value="-5.68293" calcext:value-type="float">
            <text:p>-5.682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5167" calcext:value-type="float">
            <text:p>2.95167</text:p>
          </table:table-cell>
          <table:table-cell office:value-type="float" office:value="-2.90287" calcext:value-type="float">
            <text:p>-2.902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902" calcext:value-type="float">
            <text:p>5.36902</text:p>
          </table:table-cell>
          <table:table-cell office:value-type="float" office:value="2.33533" calcext:value-type="float">
            <text:p>2.335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229" calcext:value-type="float">
            <text:p>1.51229</text:p>
          </table:table-cell>
          <table:table-cell office:value-type="float" office:value="-2.10956" calcext:value-type="float">
            <text:p>-2.109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92" calcext:value-type="float">
            <text:p>8.3592</text:p>
          </table:table-cell>
          <table:table-cell office:value-type="float" office:value="1.96" calcext:value-type="float">
            <text:p>1.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0458" calcext:value-type="float">
            <text:p>1.20458</text:p>
          </table:table-cell>
          <table:table-cell office:value-type="float" office:value="-2.56669" calcext:value-type="float">
            <text:p>-2.566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486" calcext:value-type="float">
            <text:p>5.93486</text:p>
          </table:table-cell>
          <table:table-cell office:value-type="float" office:value="4.28185" calcext:value-type="float">
            <text:p>4.281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8415" calcext:value-type="float">
            <text:p>1.18415</text:p>
          </table:table-cell>
          <table:table-cell office:value-type="float" office:value="-2.4009" calcext:value-type="float">
            <text:p>-2.40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33" calcext:value-type="float">
            <text:p>8.37233</text:p>
          </table:table-cell>
          <table:table-cell office:value-type="float" office:value="-2.23977" calcext:value-type="float">
            <text:p>-2.239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4473" calcext:value-type="float">
            <text:p>2.44473</text:p>
          </table:table-cell>
          <table:table-cell office:value-type="float" office:value="-2.9036" calcext:value-type="float">
            <text:p>-2.903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886" calcext:value-type="float">
            <text:p>8.83886</text:p>
          </table:table-cell>
          <table:table-cell office:value-type="float" office:value="-0.980635" calcext:value-type="float">
            <text:p>-0.9806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016" calcext:value-type="float">
            <text:p>2.21016</text:p>
          </table:table-cell>
          <table:table-cell office:value-type="float" office:value="-2.37535" calcext:value-type="float">
            <text:p>-2.375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5976" calcext:value-type="float">
            <text:p>9.75976</text:p>
          </table:table-cell>
          <table:table-cell office:value-type="float" office:value="2.39212" calcext:value-type="float">
            <text:p>2.392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31735" calcext:value-type="float">
            <text:p>0.831735</text:p>
          </table:table-cell>
          <table:table-cell office:value-type="float" office:value="-2.65024" calcext:value-type="float">
            <text:p>-2.650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1" calcext:value-type="float">
            <text:p>8.2301</text:p>
          </table:table-cell>
          <table:table-cell office:value-type="float" office:value="-6.47759" calcext:value-type="float">
            <text:p>-6.477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8827" calcext:value-type="float">
            <text:p>1.78827</text:p>
          </table:table-cell>
          <table:table-cell office:value-type="float" office:value="-2.06755" calcext:value-type="float">
            <text:p>-2.067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7437" calcext:value-type="float">
            <text:p>9.57437</text:p>
          </table:table-cell>
          <table:table-cell office:value-type="float" office:value="0.585527" calcext:value-type="float">
            <text:p>0.5855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9964" calcext:value-type="float">
            <text:p>2.19964</text:p>
          </table:table-cell>
          <table:table-cell office:value-type="float" office:value="-2.16993" calcext:value-type="float">
            <text:p>-2.1699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5646" calcext:value-type="float">
            <text:p>9.45646</text:p>
          </table:table-cell>
          <table:table-cell office:value-type="float" office:value="-0.560136" calcext:value-type="float">
            <text:p>-0.5601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0159" calcext:value-type="float">
            <text:p>1.30159</text:p>
          </table:table-cell>
          <table:table-cell office:value-type="float" office:value="-1.2803" calcext:value-type="float">
            <text:p>-1.28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911" calcext:value-type="float">
            <text:p>5.96911</text:p>
          </table:table-cell>
          <table:table-cell office:value-type="float" office:value="2.77774" calcext:value-type="float">
            <text:p>2.777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7002" calcext:value-type="float">
            <text:p>1.37002</text:p>
          </table:table-cell>
          <table:table-cell office:value-type="float" office:value="-2.51256" calcext:value-type="float">
            <text:p>-2.512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703" calcext:value-type="float">
            <text:p>7.28703</text:p>
          </table:table-cell>
          <table:table-cell office:value-type="float" office:value="-1.55722" calcext:value-type="float">
            <text:p>-1.557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71801" calcext:value-type="float">
            <text:p>2.71801</text:p>
          </table:table-cell>
          <table:table-cell office:value-type="float" office:value="-2.91054" calcext:value-type="float">
            <text:p>-2.9105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839" calcext:value-type="float">
            <text:p>9.95839</text:p>
          </table:table-cell>
          <table:table-cell office:value-type="float" office:value="1.60826" calcext:value-type="float">
            <text:p>1.608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744" calcext:value-type="float">
            <text:p>1.45744</text:p>
          </table:table-cell>
          <table:table-cell office:value-type="float" office:value="-1.94154" calcext:value-type="float">
            <text:p>-1.9415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939" calcext:value-type="float">
            <text:p>5.86939</text:p>
          </table:table-cell>
          <table:table-cell office:value-type="float" office:value="-0.564397" calcext:value-type="float">
            <text:p>-0.56439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9481" calcext:value-type="float">
            <text:p>0.539481</text:p>
          </table:table-cell>
          <table:table-cell office:value-type="float" office:value="-2.35744" calcext:value-type="float">
            <text:p>-2.3574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758" calcext:value-type="float">
            <text:p>8.62758</text:p>
          </table:table-cell>
          <table:table-cell office:value-type="float" office:value="-1.08039" calcext:value-type="float">
            <text:p>-1.0803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56062" calcext:value-type="float">
            <text:p>0.956062</text:p>
          </table:table-cell>
          <table:table-cell office:value-type="float" office:value="-1.98366" calcext:value-type="float">
            <text:p>-1.9836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-0.941047" calcext:value-type="float">
            <text:p>-0.9410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147" calcext:value-type="float">
            <text:p>2.1147</text:p>
          </table:table-cell>
          <table:table-cell office:value-type="float" office:value="-1.88288" calcext:value-type="float">
            <text:p>-1.8828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141" calcext:value-type="float">
            <text:p>8.34141</text:p>
          </table:table-cell>
          <table:table-cell office:value-type="float" office:value="0.98093" calcext:value-type="float">
            <text:p>0.980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5356" calcext:value-type="float">
            <text:p>2.25356</text:p>
          </table:table-cell>
          <table:table-cell office:value-type="float" office:value="-2.00256" calcext:value-type="float">
            <text:p>-2.002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24" calcext:value-type="float">
            <text:p>11.0024</text:p>
          </table:table-cell>
          <table:table-cell office:value-type="float" office:value="-3.24136" calcext:value-type="float">
            <text:p>-3.241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12671" calcext:value-type="float">
            <text:p>0.512671</text:p>
          </table:table-cell>
          <table:table-cell office:value-type="float" office:value="-1.45896" calcext:value-type="float">
            <text:p>-1.458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1382" calcext:value-type="float">
            <text:p>6.11382</text:p>
          </table:table-cell>
          <table:table-cell office:value-type="float" office:value="-2.79337" calcext:value-type="float">
            <text:p>-2.7933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547" calcext:value-type="float">
            <text:p>2.21547</text:p>
          </table:table-cell>
          <table:table-cell office:value-type="float" office:value="-3.08722" calcext:value-type="float">
            <text:p>-3.087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97" calcext:value-type="float">
            <text:p>9.21597</text:p>
          </table:table-cell>
          <table:table-cell office:value-type="float" office:value="-0.847894" calcext:value-type="float">
            <text:p>-0.8478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215" calcext:value-type="float">
            <text:p>1.77215</text:p>
          </table:table-cell>
          <table:table-cell office:value-type="float" office:value="-2.10539" calcext:value-type="float">
            <text:p>-2.105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38" calcext:value-type="float">
            <text:p>10.0438</text:p>
          </table:table-cell>
          <table:table-cell office:value-type="float" office:value="-3.6277" calcext:value-type="float">
            <text:p>-3.62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5483" calcext:value-type="float">
            <text:p>1.35483</text:p>
          </table:table-cell>
          <table:table-cell office:value-type="float" office:value="-2.57757" calcext:value-type="float">
            <text:p>-2.577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703" calcext:value-type="float">
            <text:p>8.48703</text:p>
          </table:table-cell>
          <table:table-cell office:value-type="float" office:value="2.11388" calcext:value-type="float">
            <text:p>2.113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644" calcext:value-type="float">
            <text:p>2.28644</text:p>
          </table:table-cell>
          <table:table-cell office:value-type="float" office:value="-2.66541" calcext:value-type="float">
            <text:p>-2.6654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888" calcext:value-type="float">
            <text:p>9.50888</text:p>
          </table:table-cell>
          <table:table-cell office:value-type="float" office:value="-3.43224" calcext:value-type="float">
            <text:p>-3.432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83868" calcext:value-type="float">
            <text:p>0.983868</text:p>
          </table:table-cell>
          <table:table-cell office:value-type="float" office:value="-2.47487" calcext:value-type="float">
            <text:p>-2.474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106" calcext:value-type="float">
            <text:p>6.62106</text:p>
          </table:table-cell>
          <table:table-cell office:value-type="float" office:value="-0.540453" calcext:value-type="float">
            <text:p>-0.5404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16498" calcext:value-type="float">
            <text:p>0.616498</text:p>
          </table:table-cell>
          <table:table-cell office:value-type="float" office:value="-2.28118" calcext:value-type="float">
            <text:p>-2.281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37" calcext:value-type="float">
            <text:p>7.5937</text:p>
          </table:table-cell>
          <table:table-cell office:value-type="float" office:value="-6.37405" calcext:value-type="float">
            <text:p>-6.374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982" calcext:value-type="float">
            <text:p>2.6982</text:p>
          </table:table-cell>
          <table:table-cell office:value-type="float" office:value="-3.02867" calcext:value-type="float">
            <text:p>-3.028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64" calcext:value-type="float">
            <text:p>7.1264</text:p>
          </table:table-cell>
          <table:table-cell office:value-type="float" office:value="-3.25949" calcext:value-type="float">
            <text:p>-3.259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7801" calcext:value-type="float">
            <text:p>0.727801</text:p>
          </table:table-cell>
          <table:table-cell office:value-type="float" office:value="-3.01337" calcext:value-type="float">
            <text:p>-3.0133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069" calcext:value-type="float">
            <text:p>9.63069</text:p>
          </table:table-cell>
          <table:table-cell office:value-type="float" office:value="-0.425673" calcext:value-type="float">
            <text:p>-0.4256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7294" calcext:value-type="float">
            <text:p>2.17294</text:p>
          </table:table-cell>
          <table:table-cell office:value-type="float" office:value="-3.31027" calcext:value-type="float">
            <text:p>-3.310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671" calcext:value-type="float">
            <text:p>9.04671</text:p>
          </table:table-cell>
          <table:table-cell office:value-type="float" office:value="0.508026" calcext:value-type="float">
            <text:p>0.5080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28432" calcext:value-type="float">
            <text:p>0.428432</text:p>
          </table:table-cell>
          <table:table-cell office:value-type="float" office:value="-3.03518" calcext:value-type="float">
            <text:p>-3.035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178" calcext:value-type="float">
            <text:p>5.89178</text:p>
          </table:table-cell>
          <table:table-cell office:value-type="float" office:value="2.33332" calcext:value-type="float">
            <text:p>2.333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284" calcext:value-type="float">
            <text:p>1.09284</text:p>
          </table:table-cell>
          <table:table-cell office:value-type="float" office:value="-3.12663" calcext:value-type="float">
            <text:p>-3.1266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6143" calcext:value-type="float">
            <text:p>8.86143</text:p>
          </table:table-cell>
          <table:table-cell office:value-type="float" office:value="-2.03025" calcext:value-type="float">
            <text:p>-2.030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6296" calcext:value-type="float">
            <text:p>1.06296</text:p>
          </table:table-cell>
          <table:table-cell office:value-type="float" office:value="-3.12271" calcext:value-type="float">
            <text:p>-3.122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893" calcext:value-type="float">
            <text:p>7.08893</text:p>
          </table:table-cell>
          <table:table-cell office:value-type="float" office:value="0.163472" calcext:value-type="float">
            <text:p>0.1634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1159" calcext:value-type="float">
            <text:p>1.21159</text:p>
          </table:table-cell>
          <table:table-cell office:value-type="float" office:value="-2.2892" calcext:value-type="float">
            <text:p>-2.28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8696" calcext:value-type="float">
            <text:p>4.38696</text:p>
          </table:table-cell>
          <table:table-cell office:value-type="float" office:value="-2.79862" calcext:value-type="float">
            <text:p>-2.798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4387" calcext:value-type="float">
            <text:p>1.44387</text:p>
          </table:table-cell>
          <table:table-cell office:value-type="float" office:value="-2.78391" calcext:value-type="float">
            <text:p>-2.7839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368" calcext:value-type="float">
            <text:p>8.01368</text:p>
          </table:table-cell>
          <table:table-cell office:value-type="float" office:value="-1.47325" calcext:value-type="float">
            <text:p>-1.473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6517" calcext:value-type="float">
            <text:p>1.46517</text:p>
          </table:table-cell>
          <table:table-cell office:value-type="float" office:value="-3.28624" calcext:value-type="float">
            <text:p>-3.286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482" calcext:value-type="float">
            <text:p>9.38482</text:p>
          </table:table-cell>
          <table:table-cell office:value-type="float" office:value="-2.41798" calcext:value-type="float">
            <text:p>-2.417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5428" calcext:value-type="float">
            <text:p>1.65428</text:p>
          </table:table-cell>
          <table:table-cell office:value-type="float" office:value="-3.67964" calcext:value-type="float">
            <text:p>-3.6796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213" calcext:value-type="float">
            <text:p>10.6213</text:p>
          </table:table-cell>
          <table:table-cell office:value-type="float" office:value="-3.13643" calcext:value-type="float">
            <text:p>-3.136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63122" calcext:value-type="float">
            <text:p>0.763122</text:p>
          </table:table-cell>
          <table:table-cell office:value-type="float" office:value="-2.79978" calcext:value-type="float">
            <text:p>-2.799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8" calcext:value-type="float">
            <text:p>7.018</text:p>
          </table:table-cell>
          <table:table-cell office:value-type="float" office:value="-0.437251" calcext:value-type="float">
            <text:p>-0.4372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398" calcext:value-type="float">
            <text:p>1.2398</text:p>
          </table:table-cell>
          <table:table-cell office:value-type="float" office:value="-1.69461" calcext:value-type="float">
            <text:p>-1.694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886" calcext:value-type="float">
            <text:p>7.71886</text:p>
          </table:table-cell>
          <table:table-cell office:value-type="float" office:value="1.02051" calcext:value-type="float">
            <text:p>1.020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76682" calcext:value-type="float">
            <text:p>2.76682</text:p>
          </table:table-cell>
          <table:table-cell office:value-type="float" office:value="-3.42348" calcext:value-type="float">
            <text:p>-3.4234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038" calcext:value-type="float">
            <text:p>8.19038</text:p>
          </table:table-cell>
          <table:table-cell office:value-type="float" office:value="0.803325" calcext:value-type="float">
            <text:p>0.8033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8123" calcext:value-type="float">
            <text:p>1.08123</text:p>
          </table:table-cell>
          <table:table-cell office:value-type="float" office:value="-3.19957" calcext:value-type="float">
            <text:p>-3.1995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438" calcext:value-type="float">
            <text:p>6.62438</text:p>
          </table:table-cell>
          <table:table-cell office:value-type="float" office:value="-0.762556" calcext:value-type="float">
            <text:p>-0.76255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2963" calcext:value-type="float">
            <text:p>1.52963</text:p>
          </table:table-cell>
          <table:table-cell office:value-type="float" office:value="-2.09815" calcext:value-type="float">
            <text:p>-2.098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288" calcext:value-type="float">
            <text:p>8.68288</text:p>
          </table:table-cell>
          <table:table-cell office:value-type="float" office:value="-4.1316" calcext:value-type="float">
            <text:p>-4.131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17748" calcext:value-type="float">
            <text:p>0.917748</text:p>
          </table:table-cell>
          <table:table-cell office:value-type="float" office:value="-2.21518" calcext:value-type="float">
            <text:p>-2.215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329" calcext:value-type="float">
            <text:p>8.35329</text:p>
          </table:table-cell>
          <table:table-cell office:value-type="float" office:value="-1.97612" calcext:value-type="float">
            <text:p>-1.976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115" calcext:value-type="float">
            <text:p>1.4115</text:p>
          </table:table-cell>
          <table:table-cell office:value-type="float" office:value="-2.8784" calcext:value-type="float">
            <text:p>-2.878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802" calcext:value-type="float">
            <text:p>8.5802</text:p>
          </table:table-cell>
          <table:table-cell office:value-type="float" office:value="1.87647" calcext:value-type="float">
            <text:p>1.876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4696" calcext:value-type="float">
            <text:p>1.64696</text:p>
          </table:table-cell>
          <table:table-cell office:value-type="float" office:value="-1.83646" calcext:value-type="float">
            <text:p>-1.836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254" calcext:value-type="float">
            <text:p>10.9254</text:p>
          </table:table-cell>
          <table:table-cell office:value-type="float" office:value="-2.34683" calcext:value-type="float">
            <text:p>-2.346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0266" calcext:value-type="float">
            <text:p>1.10266</text:p>
          </table:table-cell>
          <table:table-cell office:value-type="float" office:value="-2.68404" calcext:value-type="float">
            <text:p>-2.684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6345" calcext:value-type="float">
            <text:p>6.46345</text:p>
          </table:table-cell>
          <table:table-cell office:value-type="float" office:value="-2.17743" calcext:value-type="float">
            <text:p>-2.177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362" calcext:value-type="float">
            <text:p>2.1362</text:p>
          </table:table-cell>
          <table:table-cell office:value-type="float" office:value="-3.1414" calcext:value-type="float">
            <text:p>-3.14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819" calcext:value-type="float">
            <text:p>8.43819</text:p>
          </table:table-cell>
          <table:table-cell office:value-type="float" office:value="-7.39423" calcext:value-type="float">
            <text:p>-7.394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6364" calcext:value-type="float">
            <text:p>1.76364</text:p>
          </table:table-cell>
          <table:table-cell office:value-type="float" office:value="-2.59135" calcext:value-type="float">
            <text:p>-2.591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415" calcext:value-type="float">
            <text:p>9.76415</text:p>
          </table:table-cell>
          <table:table-cell office:value-type="float" office:value="0.383676" calcext:value-type="float">
            <text:p>0.3836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65054" calcext:value-type="float">
            <text:p>0.665054</text:p>
          </table:table-cell>
          <table:table-cell office:value-type="float" office:value="-2.3584" calcext:value-type="float">
            <text:p>-2.358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617" calcext:value-type="float">
            <text:p>7.38617</text:p>
          </table:table-cell>
          <table:table-cell office:value-type="float" office:value="-0.485803" calcext:value-type="float">
            <text:p>-0.4858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0797" calcext:value-type="float">
            <text:p>2.00797</text:p>
          </table:table-cell>
          <table:table-cell office:value-type="float" office:value="-1.62803" calcext:value-type="float">
            <text:p>-1.628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972" calcext:value-type="float">
            <text:p>9.68972</text:p>
          </table:table-cell>
          <table:table-cell office:value-type="float" office:value="-0.783077" calcext:value-type="float">
            <text:p>-0.7830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8289" calcext:value-type="float">
            <text:p>2.38289</text:p>
          </table:table-cell>
          <table:table-cell office:value-type="float" office:value="-3.07396" calcext:value-type="float">
            <text:p>-3.073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527" calcext:value-type="float">
            <text:p>8.22527</text:p>
          </table:table-cell>
          <table:table-cell office:value-type="float" office:value="0.905327" calcext:value-type="float">
            <text:p>0.9053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8777" calcext:value-type="float">
            <text:p>1.68777</text:p>
          </table:table-cell>
          <table:table-cell office:value-type="float" office:value="-3.09065" calcext:value-type="float">
            <text:p>-3.0906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44" calcext:value-type="float">
            <text:p>7.60144</text:p>
          </table:table-cell>
          <table:table-cell office:value-type="float" office:value="1.53806" calcext:value-type="float">
            <text:p>1.538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66602" calcext:value-type="float">
            <text:p>0.466602</text:p>
          </table:table-cell>
          <table:table-cell office:value-type="float" office:value="-2.24265" calcext:value-type="float">
            <text:p>-2.2426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097" calcext:value-type="float">
            <text:p>8.90097</text:p>
          </table:table-cell>
          <table:table-cell office:value-type="float" office:value="-1.73917" calcext:value-type="float">
            <text:p>-1.739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85053" calcext:value-type="float">
            <text:p>0.685053</text:p>
          </table:table-cell>
          <table:table-cell office:value-type="float" office:value="-2.77839" calcext:value-type="float">
            <text:p>-2.778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4169" calcext:value-type="float">
            <text:p>8.14169</text:p>
          </table:table-cell>
          <table:table-cell office:value-type="float" office:value="-3.76076" calcext:value-type="float">
            <text:p>-3.760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9481" calcext:value-type="float">
            <text:p>2.19481</text:p>
          </table:table-cell>
          <table:table-cell office:value-type="float" office:value="-3.8054" calcext:value-type="float">
            <text:p>-3.805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209" calcext:value-type="float">
            <text:p>7.09209</text:p>
          </table:table-cell>
          <table:table-cell office:value-type="float" office:value="-2.08074" calcext:value-type="float">
            <text:p>-2.080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3859" calcext:value-type="float">
            <text:p>2.13859</text:p>
          </table:table-cell>
          <table:table-cell office:value-type="float" office:value="-1.78115" calcext:value-type="float">
            <text:p>-1.781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254" calcext:value-type="float">
            <text:p>7.79254</text:p>
          </table:table-cell>
          <table:table-cell office:value-type="float" office:value="-5.3341" calcext:value-type="float">
            <text:p>-5.33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12476" calcext:value-type="float">
            <text:p>0.612476</text:p>
          </table:table-cell>
          <table:table-cell office:value-type="float" office:value="-3.05779" calcext:value-type="float">
            <text:p>-3.0577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91" calcext:value-type="float">
            <text:p>5.4391</text:p>
          </table:table-cell>
          <table:table-cell office:value-type="float" office:value="-2.13607" calcext:value-type="float">
            <text:p>-2.1360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6714" calcext:value-type="float">
            <text:p>1.26714</text:p>
          </table:table-cell>
          <table:table-cell office:value-type="float" office:value="-3.31575" calcext:value-type="float">
            <text:p>-3.3157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447" calcext:value-type="float">
            <text:p>7.08447</text:p>
          </table:table-cell>
          <table:table-cell office:value-type="float" office:value="4.3199" calcext:value-type="float">
            <text:p>4.31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859" calcext:value-type="float">
            <text:p>1.09859</text:p>
          </table:table-cell>
          <table:table-cell office:value-type="float" office:value="-1.5926" calcext:value-type="float">
            <text:p>-1.59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809" calcext:value-type="float">
            <text:p>7.23809</text:p>
          </table:table-cell>
          <table:table-cell office:value-type="float" office:value="-0.338019" calcext:value-type="float">
            <text:p>-0.3380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973" calcext:value-type="float">
            <text:p>1.61973</text:p>
          </table:table-cell>
          <table:table-cell office:value-type="float" office:value="-2.5731" calcext:value-type="float">
            <text:p>-2.57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592" calcext:value-type="float">
            <text:p>8.49592</text:p>
          </table:table-cell>
          <table:table-cell office:value-type="float" office:value="-2.45781" calcext:value-type="float">
            <text:p>-2.457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98886" calcext:value-type="float">
            <text:p>0.598886</text:p>
          </table:table-cell>
          <table:table-cell office:value-type="float" office:value="-2.46325" calcext:value-type="float">
            <text:p>-2.463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538" calcext:value-type="float">
            <text:p>4.73538</text:p>
          </table:table-cell>
          <table:table-cell office:value-type="float" office:value="-2.35529" calcext:value-type="float">
            <text:p>-2.355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1932" calcext:value-type="float">
            <text:p>0.721932</text:p>
          </table:table-cell>
          <table:table-cell office:value-type="float" office:value="-2.6978" calcext:value-type="float">
            <text:p>-2.69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498" calcext:value-type="float">
            <text:p>9.19498</text:p>
          </table:table-cell>
          <table:table-cell office:value-type="float" office:value="-4.00992" calcext:value-type="float">
            <text:p>-4.0099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847" calcext:value-type="float">
            <text:p>1.3847</text:p>
          </table:table-cell>
          <table:table-cell office:value-type="float" office:value="-1.77017" calcext:value-type="float">
            <text:p>-1.770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019" calcext:value-type="float">
            <text:p>7.30019</text:p>
          </table:table-cell>
          <table:table-cell office:value-type="float" office:value="-7.69963" calcext:value-type="float">
            <text:p>-7.699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33697" calcext:value-type="float">
            <text:p>0.733697</text:p>
          </table:table-cell>
          <table:table-cell office:value-type="float" office:value="-1.96656" calcext:value-type="float">
            <text:p>-1.966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646" calcext:value-type="float">
            <text:p>9.19646</text:p>
          </table:table-cell>
          <table:table-cell office:value-type="float" office:value="-4.07159" calcext:value-type="float">
            <text:p>-4.071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3743" calcext:value-type="float">
            <text:p>1.03743</text:p>
          </table:table-cell>
          <table:table-cell office:value-type="float" office:value="-1.57515" calcext:value-type="float">
            <text:p>-1.575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267" calcext:value-type="float">
            <text:p>7.59267</text:p>
          </table:table-cell>
          <table:table-cell office:value-type="float" office:value="-1.98511" calcext:value-type="float">
            <text:p>-1.985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6787" calcext:value-type="float">
            <text:p>1.76787</text:p>
          </table:table-cell>
          <table:table-cell office:value-type="float" office:value="-2.13999" calcext:value-type="float">
            <text:p>-2.139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196" calcext:value-type="float">
            <text:p>6.74196</text:p>
          </table:table-cell>
          <table:table-cell office:value-type="float" office:value="-2.45112" calcext:value-type="float">
            <text:p>-2.451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3205" calcext:value-type="float">
            <text:p>0.533205</text:p>
          </table:table-cell>
          <table:table-cell office:value-type="float" office:value="-2.04337" calcext:value-type="float">
            <text:p>-2.0433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5177" calcext:value-type="float">
            <text:p>8.15177</text:p>
          </table:table-cell>
          <table:table-cell office:value-type="float" office:value="-0.971521" calcext:value-type="float">
            <text:p>-0.9715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7891" calcext:value-type="float">
            <text:p>1.27891</text:p>
          </table:table-cell>
          <table:table-cell office:value-type="float" office:value="-2.82007" calcext:value-type="float">
            <text:p>-2.820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504" calcext:value-type="float">
            <text:p>5.72504</text:p>
          </table:table-cell>
          <table:table-cell office:value-type="float" office:value="1.85313" calcext:value-type="float">
            <text:p>1.853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-2.03144" calcext:value-type="float">
            <text:p>-2.0314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6314" calcext:value-type="float">
            <text:p>9.16314</text:p>
          </table:table-cell>
          <table:table-cell office:value-type="float" office:value="-2.29781" calcext:value-type="float">
            <text:p>-2.297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886" calcext:value-type="float">
            <text:p>1.7886</text:p>
          </table:table-cell>
          <table:table-cell office:value-type="float" office:value="-3.74324" calcext:value-type="float">
            <text:p>-3.743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031" calcext:value-type="float">
            <text:p>8.32031</text:p>
          </table:table-cell>
          <table:table-cell office:value-type="float" office:value="0.290075" calcext:value-type="float">
            <text:p>0.2900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1627" calcext:value-type="float">
            <text:p>0.241627</text:p>
          </table:table-cell>
          <table:table-cell office:value-type="float" office:value="-2.72437" calcext:value-type="float">
            <text:p>-2.7243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5378" calcext:value-type="float">
            <text:p>7.15378</text:p>
          </table:table-cell>
          <table:table-cell office:value-type="float" office:value="3.72572" calcext:value-type="float">
            <text:p>3.725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30911" calcext:value-type="float">
            <text:p>0.730911</text:p>
          </table:table-cell>
          <table:table-cell office:value-type="float" office:value="-2.82618" calcext:value-type="float">
            <text:p>-2.826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6722" calcext:value-type="float">
            <text:p>9.16722</text:p>
          </table:table-cell>
          <table:table-cell office:value-type="float" office:value="-2.29979" calcext:value-type="float">
            <text:p>-2.299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182375" calcext:value-type="float">
            <text:p>0.0182375</text:p>
          </table:table-cell>
          <table:table-cell office:value-type="float" office:value="-2.29248" calcext:value-type="float">
            <text:p>-2.2924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944" calcext:value-type="float">
            <text:p>8.17944</text:p>
          </table:table-cell>
          <table:table-cell office:value-type="float" office:value="-7.25172" calcext:value-type="float">
            <text:p>-7.251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524" calcext:value-type="float">
            <text:p>1.88524</text:p>
          </table:table-cell>
          <table:table-cell office:value-type="float" office:value="-2.98892" calcext:value-type="float">
            <text:p>-2.988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6099" calcext:value-type="float">
            <text:p>7.26099</text:p>
          </table:table-cell>
          <table:table-cell office:value-type="float" office:value="-0.36384" calcext:value-type="float">
            <text:p>-0.363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0746" calcext:value-type="float">
            <text:p>2.60746</text:p>
          </table:table-cell>
          <table:table-cell office:value-type="float" office:value="-2.52804" calcext:value-type="float">
            <text:p>-2.5280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919" calcext:value-type="float">
            <text:p>7.81919</text:p>
          </table:table-cell>
          <table:table-cell office:value-type="float" office:value="1.35419" calcext:value-type="float">
            <text:p>1.354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6796" calcext:value-type="float">
            <text:p>1.86796</text:p>
          </table:table-cell>
          <table:table-cell office:value-type="float" office:value="-2.96447" calcext:value-type="float">
            <text:p>-2.9644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234" calcext:value-type="float">
            <text:p>9.15234</text:p>
          </table:table-cell>
          <table:table-cell office:value-type="float" office:value="0.602795" calcext:value-type="float">
            <text:p>0.6027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4833" calcext:value-type="float">
            <text:p>1.44833</text:p>
          </table:table-cell>
          <table:table-cell office:value-type="float" office:value="-3.30456" calcext:value-type="float">
            <text:p>-3.304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76" calcext:value-type="float">
            <text:p>10.5076</text:p>
          </table:table-cell>
          <table:table-cell office:value-type="float" office:value="3.06349" calcext:value-type="float">
            <text:p>3.063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1393" calcext:value-type="float">
            <text:p>1.91393</text:p>
          </table:table-cell>
          <table:table-cell office:value-type="float" office:value="-2.13566" calcext:value-type="float">
            <text:p>-2.1356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174" calcext:value-type="float">
            <text:p>5.83174</text:p>
          </table:table-cell>
          <table:table-cell office:value-type="float" office:value="-0.573782" calcext:value-type="float">
            <text:p>-0.5737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-2.59158" calcext:value-type="float">
            <text:p>-2.591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1998" calcext:value-type="float">
            <text:p>9.11998</text:p>
          </table:table-cell>
          <table:table-cell office:value-type="float" office:value="-4.71496" calcext:value-type="float">
            <text:p>-4.714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3699" calcext:value-type="float">
            <text:p>2.03699</text:p>
          </table:table-cell>
          <table:table-cell office:value-type="float" office:value="-2.51207" calcext:value-type="float">
            <text:p>-2.512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429" calcext:value-type="float">
            <text:p>5.04429</text:p>
          </table:table-cell>
          <table:table-cell office:value-type="float" office:value="1.50786" calcext:value-type="float">
            <text:p>1.507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083" calcext:value-type="float">
            <text:p>1.45083</text:p>
          </table:table-cell>
          <table:table-cell office:value-type="float" office:value="-2.00239" calcext:value-type="float">
            <text:p>-2.002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176" calcext:value-type="float">
            <text:p>7.79176</text:p>
          </table:table-cell>
          <table:table-cell office:value-type="float" office:value="1.31706" calcext:value-type="float">
            <text:p>1.317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42853" calcext:value-type="float">
            <text:p>0.842853</text:p>
          </table:table-cell>
          <table:table-cell office:value-type="float" office:value="-1.04275" calcext:value-type="float">
            <text:p>-1.0427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088" calcext:value-type="float">
            <text:p>6.04088</text:p>
          </table:table-cell>
          <table:table-cell office:value-type="float" office:value="6.77184" calcext:value-type="float">
            <text:p>6.771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153" calcext:value-type="float">
            <text:p>1.88153</text:p>
          </table:table-cell>
          <table:table-cell office:value-type="float" office:value="-3.17107" calcext:value-type="float">
            <text:p>-3.171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12" calcext:value-type="float">
            <text:p>9.98612</text:p>
          </table:table-cell>
          <table:table-cell office:value-type="float" office:value="-3.15906" calcext:value-type="float">
            <text:p>-3.159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7001" calcext:value-type="float">
            <text:p>1.97001</text:p>
          </table:table-cell>
          <table:table-cell office:value-type="float" office:value="-3.33694" calcext:value-type="float">
            <text:p>-3.3369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85" calcext:value-type="float">
            <text:p>7.69285</text:p>
          </table:table-cell>
          <table:table-cell office:value-type="float" office:value="-1.1418" calcext:value-type="float">
            <text:p>-1.14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5593" calcext:value-type="float">
            <text:p>2.55593</text:p>
          </table:table-cell>
          <table:table-cell office:value-type="float" office:value="-2.85753" calcext:value-type="float">
            <text:p>-2.857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339" calcext:value-type="float">
            <text:p>8.44339</text:p>
          </table:table-cell>
          <table:table-cell office:value-type="float" office:value="-1.89379" calcext:value-type="float">
            <text:p>-1.893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1262" calcext:value-type="float">
            <text:p>1.11262</text:p>
          </table:table-cell>
          <table:table-cell office:value-type="float" office:value="-2.20715" calcext:value-type="float">
            <text:p>-2.207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283" calcext:value-type="float">
            <text:p>8.82283</text:p>
          </table:table-cell>
          <table:table-cell office:value-type="float" office:value="-0.766134" calcext:value-type="float">
            <text:p>-0.76613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1257" calcext:value-type="float">
            <text:p>2.91257</text:p>
          </table:table-cell>
          <table:table-cell office:value-type="float" office:value="-1.51578" calcext:value-type="float">
            <text:p>-1.515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654" calcext:value-type="float">
            <text:p>7.84654</text:p>
          </table:table-cell>
          <table:table-cell office:value-type="float" office:value="-2.71238" calcext:value-type="float">
            <text:p>-2.712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434" calcext:value-type="float">
            <text:p>1.45434</text:p>
          </table:table-cell>
          <table:table-cell office:value-type="float" office:value="-3.27428" calcext:value-type="float">
            <text:p>-3.2742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196" calcext:value-type="float">
            <text:p>9.50196</text:p>
          </table:table-cell>
          <table:table-cell office:value-type="float" office:value="-2.27604" calcext:value-type="float">
            <text:p>-2.276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7445" calcext:value-type="float">
            <text:p>2.67445</text:p>
          </table:table-cell>
          <table:table-cell office:value-type="float" office:value="-2.66624" calcext:value-type="float">
            <text:p>-2.666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406" calcext:value-type="float">
            <text:p>7.64406</text:p>
          </table:table-cell>
          <table:table-cell office:value-type="float" office:value="0.777649" calcext:value-type="float">
            <text:p>0.7776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7476" calcext:value-type="float">
            <text:p>1.67476</text:p>
          </table:table-cell>
          <table:table-cell office:value-type="float" office:value="-2.0121" calcext:value-type="float">
            <text:p>-2.012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629" calcext:value-type="float">
            <text:p>7.95629</text:p>
          </table:table-cell>
          <table:table-cell office:value-type="float" office:value="0.375423" calcext:value-type="float">
            <text:p>0.3754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4803" calcext:value-type="float">
            <text:p>0.724803</text:p>
          </table:table-cell>
          <table:table-cell office:value-type="float" office:value="-2.13416" calcext:value-type="float">
            <text:p>-2.1341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467" calcext:value-type="float">
            <text:p>6.47467</text:p>
          </table:table-cell>
          <table:table-cell office:value-type="float" office:value="-1.68923" calcext:value-type="float">
            <text:p>-1.689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3252" calcext:value-type="float">
            <text:p>2.03252</text:p>
          </table:table-cell>
          <table:table-cell office:value-type="float" office:value="-3.34354" calcext:value-type="float">
            <text:p>-3.3435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071" calcext:value-type="float">
            <text:p>8.02071</text:p>
          </table:table-cell>
          <table:table-cell office:value-type="float" office:value="-4.79464" calcext:value-type="float">
            <text:p>-4.7946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66637" calcext:value-type="float">
            <text:p>0.666637</text:p>
          </table:table-cell>
          <table:table-cell office:value-type="float" office:value="-3.04293" calcext:value-type="float">
            <text:p>-3.0429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022" calcext:value-type="float">
            <text:p>7.66022</text:p>
          </table:table-cell>
          <table:table-cell office:value-type="float" office:value="-2.95654" calcext:value-type="float">
            <text:p>-2.956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9545" calcext:value-type="float">
            <text:p>0.89545</text:p>
          </table:table-cell>
          <table:table-cell office:value-type="float" office:value="-2.06445" calcext:value-type="float">
            <text:p>-2.0644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89" calcext:value-type="float">
            <text:p>10.0189</text:p>
          </table:table-cell>
          <table:table-cell office:value-type="float" office:value="1.31183" calcext:value-type="float">
            <text:p>1.311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9947" calcext:value-type="float">
            <text:p>0.939947</text:p>
          </table:table-cell>
          <table:table-cell office:value-type="float" office:value="-2.54951" calcext:value-type="float">
            <text:p>-2.549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1294" calcext:value-type="float">
            <text:p>6.31294</text:p>
          </table:table-cell>
          <table:table-cell office:value-type="float" office:value="-0.531089" calcext:value-type="float">
            <text:p>-0.5310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5234" calcext:value-type="float">
            <text:p>0.935234</text:p>
          </table:table-cell>
          <table:table-cell office:value-type="float" office:value="-2.23741" calcext:value-type="float">
            <text:p>-2.2374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0786" calcext:value-type="float">
            <text:p>9.70786</text:p>
          </table:table-cell>
          <table:table-cell office:value-type="float" office:value="-6.13769" calcext:value-type="float">
            <text:p>-6.137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2411" calcext:value-type="float">
            <text:p>1.52411</text:p>
          </table:table-cell>
          <table:table-cell office:value-type="float" office:value="-1.90487" calcext:value-type="float">
            <text:p>-1.9048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158" calcext:value-type="float">
            <text:p>6.83158</text:p>
          </table:table-cell>
          <table:table-cell office:value-type="float" office:value="-7.06621" calcext:value-type="float">
            <text:p>-7.066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3353" calcext:value-type="float">
            <text:p>1.53353</text:p>
          </table:table-cell>
          <table:table-cell office:value-type="float" office:value="-2.42473" calcext:value-type="float">
            <text:p>-2.424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212" calcext:value-type="float">
            <text:p>8.73212</text:p>
          </table:table-cell>
          <table:table-cell office:value-type="float" office:value="-4.86762" calcext:value-type="float">
            <text:p>-4.867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2822" calcext:value-type="float">
            <text:p>0.12822</text:p>
          </table:table-cell>
          <table:table-cell office:value-type="float" office:value="-2.6234" calcext:value-type="float">
            <text:p>-2.62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806" calcext:value-type="float">
            <text:p>7.59806</text:p>
          </table:table-cell>
          <table:table-cell office:value-type="float" office:value="-4.35385" calcext:value-type="float">
            <text:p>-4.353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389" calcext:value-type="float">
            <text:p>1.77389</text:p>
          </table:table-cell>
          <table:table-cell office:value-type="float" office:value="-2.46838" calcext:value-type="float">
            <text:p>-2.468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4655" calcext:value-type="float">
            <text:p>6.24655</text:p>
          </table:table-cell>
          <table:table-cell office:value-type="float" office:value="-3.95371" calcext:value-type="float">
            <text:p>-3.953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26088" calcext:value-type="float">
            <text:p>0.826088</text:p>
          </table:table-cell>
          <table:table-cell office:value-type="float" office:value="-2.03768" calcext:value-type="float">
            <text:p>-2.037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362" calcext:value-type="float">
            <text:p>6.99362</text:p>
          </table:table-cell>
          <table:table-cell office:value-type="float" office:value="-5.32711" calcext:value-type="float">
            <text:p>-5.327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-2.47384" calcext:value-type="float">
            <text:p>-2.4738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7167" calcext:value-type="float">
            <text:p>7.87167</text:p>
          </table:table-cell>
          <table:table-cell office:value-type="float" office:value="-1.91031" calcext:value-type="float">
            <text:p>-1.910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06613" calcext:value-type="float">
            <text:p>3.06613</text:p>
          </table:table-cell>
          <table:table-cell office:value-type="float" office:value="-3.40332" calcext:value-type="float">
            <text:p>-3.403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815" calcext:value-type="float">
            <text:p>8.73815</text:p>
          </table:table-cell>
          <table:table-cell office:value-type="float" office:value="-1.81226" calcext:value-type="float">
            <text:p>-1.812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71365" calcext:value-type="float">
            <text:p>0.971365</text:p>
          </table:table-cell>
          <table:table-cell office:value-type="float" office:value="-2.08513" calcext:value-type="float">
            <text:p>-2.085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024" calcext:value-type="float">
            <text:p>7.55024</text:p>
          </table:table-cell>
          <table:table-cell office:value-type="float" office:value="3.17582" calcext:value-type="float">
            <text:p>3.175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713" calcext:value-type="float">
            <text:p>2.21713</text:p>
          </table:table-cell>
          <table:table-cell office:value-type="float" office:value="-1.8549" calcext:value-type="float">
            <text:p>-1.854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458" calcext:value-type="float">
            <text:p>6.87458</text:p>
          </table:table-cell>
          <table:table-cell office:value-type="float" office:value="-3.32461" calcext:value-type="float">
            <text:p>-3.3246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101" calcext:value-type="float">
            <text:p>9.63101</text:p>
          </table:table-cell>
          <table:table-cell office:value-type="float" office:value="0.19171" calcext:value-type="float">
            <text:p>0.1917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206" calcext:value-type="float">
            <text:p>9.81206</text:p>
          </table:table-cell>
          <table:table-cell office:value-type="float" office:value="-2.26452" calcext:value-type="float">
            <text:p>-2.2645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139" calcext:value-type="float">
            <text:p>7.84139</text:p>
          </table:table-cell>
          <table:table-cell office:value-type="float" office:value="-1.76111" calcext:value-type="float">
            <text:p>-1.7611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1698" calcext:value-type="float">
            <text:p>8.41698</text:p>
          </table:table-cell>
          <table:table-cell office:value-type="float" office:value="0.0161595" calcext:value-type="float">
            <text:p>0.016159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9775" calcext:value-type="float">
            <text:p>8.89775</text:p>
          </table:table-cell>
          <table:table-cell office:value-type="float" office:value="-1.9771" calcext:value-type="float">
            <text:p>-1.977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446" calcext:value-type="float">
            <text:p>8.30446</text:p>
          </table:table-cell>
          <table:table-cell office:value-type="float" office:value="-0.265564" calcext:value-type="float">
            <text:p>-0.26556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401" calcext:value-type="float">
            <text:p>7.17401</text:p>
          </table:table-cell>
          <table:table-cell office:value-type="float" office:value="-3.74304" calcext:value-type="float">
            <text:p>-3.7430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733" calcext:value-type="float">
            <text:p>8.4733</text:p>
          </table:table-cell>
          <table:table-cell office:value-type="float" office:value="-2.40133" calcext:value-type="float">
            <text:p>-2.4013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6531" calcext:value-type="float">
            <text:p>9.56531</text:p>
          </table:table-cell>
          <table:table-cell office:value-type="float" office:value="0.191191" calcext:value-type="float">
            <text:p>0.1911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471" calcext:value-type="float">
            <text:p>9.04471</text:p>
          </table:table-cell>
          <table:table-cell office:value-type="float" office:value="-1.65745" calcext:value-type="float">
            <text:p>-1.6574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38" calcext:value-type="float">
            <text:p>9.6138</text:p>
          </table:table-cell>
          <table:table-cell office:value-type="float" office:value="-0.536364" calcext:value-type="float">
            <text:p>-0.53636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863" calcext:value-type="float">
            <text:p>10.6863</text:p>
          </table:table-cell>
          <table:table-cell office:value-type="float" office:value="3.14595" calcext:value-type="float">
            <text:p>3.1459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4" calcext:value-type="float">
            <text:p>10.164</text:p>
          </table:table-cell>
          <table:table-cell office:value-type="float" office:value="1.04735" calcext:value-type="float">
            <text:p>1.0473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0653" calcext:value-type="float">
            <text:p>6.90653</text:p>
          </table:table-cell>
          <table:table-cell office:value-type="float" office:value="1.61641" calcext:value-type="float">
            <text:p>1.616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611" calcext:value-type="float">
            <text:p>8.19611</text:p>
          </table:table-cell>
          <table:table-cell office:value-type="float" office:value="-3.32524" calcext:value-type="float">
            <text:p>-3.3252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8788" calcext:value-type="float">
            <text:p>7.48788</text:p>
          </table:table-cell>
          <table:table-cell office:value-type="float" office:value="-0.89366" calcext:value-type="float">
            <text:p>-0.8936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072" calcext:value-type="float">
            <text:p>7.30072</text:p>
          </table:table-cell>
          <table:table-cell office:value-type="float" office:value="-0.644077" calcext:value-type="float">
            <text:p>-0.64407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308" calcext:value-type="float">
            <text:p>8.99308</text:p>
          </table:table-cell>
          <table:table-cell office:value-type="float" office:value="-2.50514" calcext:value-type="float">
            <text:p>-2.5051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393" calcext:value-type="float">
            <text:p>5.51393</text:p>
          </table:table-cell>
          <table:table-cell office:value-type="float" office:value="-2.99441" calcext:value-type="float">
            <text:p>-2.994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5644" calcext:value-type="float">
            <text:p>8.85644</text:p>
          </table:table-cell>
          <table:table-cell office:value-type="float" office:value="-1.74633" calcext:value-type="float">
            <text:p>-1.7463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819" calcext:value-type="float">
            <text:p>7.82819</text:p>
          </table:table-cell>
          <table:table-cell office:value-type="float" office:value="2.47594" calcext:value-type="float">
            <text:p>2.4759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096" calcext:value-type="float">
            <text:p>9.99096</text:p>
          </table:table-cell>
          <table:table-cell office:value-type="float" office:value="-1.41874" calcext:value-type="float">
            <text:p>-1.4187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541" calcext:value-type="float">
            <text:p>8.52541</text:p>
          </table:table-cell>
          <table:table-cell office:value-type="float" office:value="-0.284341" calcext:value-type="float">
            <text:p>-0.2843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4" calcext:value-type="float">
            <text:p>7.464</text:p>
          </table:table-cell>
          <table:table-cell office:value-type="float" office:value="-6.67881" calcext:value-type="float">
            <text:p>-6.6788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-2.63375" calcext:value-type="float">
            <text:p>-2.6337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825" calcext:value-type="float">
            <text:p>8.30825</text:p>
          </table:table-cell>
          <table:table-cell office:value-type="float" office:value="2.60605" calcext:value-type="float">
            <text:p>2.6060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2.8482" calcext:value-type="float">
            <text:p>2.848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801" calcext:value-type="float">
            <text:p>8.45801</text:p>
          </table:table-cell>
          <table:table-cell office:value-type="float" office:value="-2.23475" calcext:value-type="float">
            <text:p>-2.2347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299" calcext:value-type="float">
            <text:p>8.46299</text:p>
          </table:table-cell>
          <table:table-cell office:value-type="float" office:value="3.25267" calcext:value-type="float">
            <text:p>3.2526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7767" calcext:value-type="float">
            <text:p>9.37767</text:p>
          </table:table-cell>
          <table:table-cell office:value-type="float" office:value="-3.18307" calcext:value-type="float">
            <text:p>-3.1830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147" calcext:value-type="float">
            <text:p>10.9147</text:p>
          </table:table-cell>
          <table:table-cell office:value-type="float" office:value="4.31753" calcext:value-type="float">
            <text:p>4.3175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829" calcext:value-type="float">
            <text:p>9.03829</text:p>
          </table:table-cell>
          <table:table-cell office:value-type="float" office:value="-4.05622" calcext:value-type="float">
            <text:p>-4.0562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933" calcext:value-type="float">
            <text:p>7.55933</text:p>
          </table:table-cell>
          <table:table-cell office:value-type="float" office:value="0.598107" calcext:value-type="float">
            <text:p>0.59810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29" calcext:value-type="float">
            <text:p>7.6429</text:p>
          </table:table-cell>
          <table:table-cell office:value-type="float" office:value="-1.5797" calcext:value-type="float">
            <text:p>-1.579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786" calcext:value-type="float">
            <text:p>8.57786</text:p>
          </table:table-cell>
          <table:table-cell office:value-type="float" office:value="2.16751" calcext:value-type="float">
            <text:p>2.1675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834" calcext:value-type="float">
            <text:p>8.68834</text:p>
          </table:table-cell>
          <table:table-cell office:value-type="float" office:value="-0.137646" calcext:value-type="float">
            <text:p>-0.13764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669" calcext:value-type="float">
            <text:p>9.21669</text:p>
          </table:table-cell>
          <table:table-cell office:value-type="float" office:value="-1.65753" calcext:value-type="float">
            <text:p>-1.6575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142" calcext:value-type="float">
            <text:p>9.18142</text:p>
          </table:table-cell>
          <table:table-cell office:value-type="float" office:value="-6.48471" calcext:value-type="float">
            <text:p>-6.4847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58" calcext:value-type="float">
            <text:p>10.7658</text:p>
          </table:table-cell>
          <table:table-cell office:value-type="float" office:value="-3.27219" calcext:value-type="float">
            <text:p>-3.2721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799" calcext:value-type="float">
            <text:p>9.33799</text:p>
          </table:table-cell>
          <table:table-cell office:value-type="float" office:value="-3.68041" calcext:value-type="float">
            <text:p>-3.680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388" calcext:value-type="float">
            <text:p>9.25388</text:p>
          </table:table-cell>
          <table:table-cell office:value-type="float" office:value="-0.598261" calcext:value-type="float">
            <text:p>-0.59826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614" calcext:value-type="float">
            <text:p>10.9614</text:p>
          </table:table-cell>
          <table:table-cell office:value-type="float" office:value="-1.19213" calcext:value-type="float">
            <text:p>-1.1921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505" calcext:value-type="float">
            <text:p>8.55505</text:p>
          </table:table-cell>
          <table:table-cell office:value-type="float" office:value="4.4396" calcext:value-type="float">
            <text:p>4.439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499" calcext:value-type="float">
            <text:p>6.88499</text:p>
          </table:table-cell>
          <table:table-cell office:value-type="float" office:value="-0.0731292" calcext:value-type="float">
            <text:p>-0.073129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-2.86581" calcext:value-type="float">
            <text:p>-2.8658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3622" calcext:value-type="float">
            <text:p>9.13622</text:p>
          </table:table-cell>
          <table:table-cell office:value-type="float" office:value="-4.59154" calcext:value-type="float">
            <text:p>-4.5915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.20853" calcext:value-type="float">
            <text:p>1.2085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634" calcext:value-type="float">
            <text:p>7.16634</text:p>
          </table:table-cell>
          <table:table-cell office:value-type="float" office:value="-4.19144" calcext:value-type="float">
            <text:p>-4.1914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252" calcext:value-type="float">
            <text:p>9.59252</text:p>
          </table:table-cell>
          <table:table-cell office:value-type="float" office:value="-3.70169" calcext:value-type="float">
            <text:p>-3.7016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2594" calcext:value-type="float">
            <text:p>5.42594</text:p>
          </table:table-cell>
          <table:table-cell office:value-type="float" office:value="-1.1426" calcext:value-type="float">
            <text:p>-1.142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912" calcext:value-type="float">
            <text:p>8.74912</text:p>
          </table:table-cell>
          <table:table-cell office:value-type="float" office:value="-0.407762" calcext:value-type="float">
            <text:p>-0.40776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7424" calcext:value-type="float">
            <text:p>9.77424</text:p>
          </table:table-cell>
          <table:table-cell office:value-type="float" office:value="-3.04437" calcext:value-type="float">
            <text:p>-3.0443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1543" calcext:value-type="float">
            <text:p>9.51543</text:p>
          </table:table-cell>
          <table:table-cell office:value-type="float" office:value="-3.59" calcext:value-type="float">
            <text:p>-3.5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4494" calcext:value-type="float">
            <text:p>9.84494</text:p>
          </table:table-cell>
          <table:table-cell office:value-type="float" office:value="-4.43637" calcext:value-type="float">
            <text:p>-4.4363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1211" calcext:value-type="float">
            <text:p>7.21211</text:p>
          </table:table-cell>
          <table:table-cell office:value-type="float" office:value="-0.498822" calcext:value-type="float">
            <text:p>-0.49882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8591" calcext:value-type="float">
            <text:p>6.18591</text:p>
          </table:table-cell>
          <table:table-cell office:value-type="float" office:value="-3.94526" calcext:value-type="float">
            <text:p>-3.9452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627" calcext:value-type="float">
            <text:p>10.6627</text:p>
          </table:table-cell>
          <table:table-cell office:value-type="float" office:value="1.94719" calcext:value-type="float">
            <text:p>1.9471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7869" calcext:value-type="float">
            <text:p>8.87869</text:p>
          </table:table-cell>
          <table:table-cell office:value-type="float" office:value="-2.69685" calcext:value-type="float">
            <text:p>-2.6968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167" calcext:value-type="float">
            <text:p>7.64167</text:p>
          </table:table-cell>
          <table:table-cell office:value-type="float" office:value="0.334297" calcext:value-type="float">
            <text:p>0.33429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963" calcext:value-type="float">
            <text:p>7.32963</text:p>
          </table:table-cell>
          <table:table-cell office:value-type="float" office:value="-0.126335" calcext:value-type="float">
            <text:p>-0.12633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6163" calcext:value-type="float">
            <text:p>4.36163</text:p>
          </table:table-cell>
          <table:table-cell office:value-type="float" office:value="-3.83679" calcext:value-type="float">
            <text:p>-3.8367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732" calcext:value-type="float">
            <text:p>9.01732</text:p>
          </table:table-cell>
          <table:table-cell office:value-type="float" office:value="-2.74259" calcext:value-type="float">
            <text:p>-2.7425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476" calcext:value-type="float">
            <text:p>8.10476</text:p>
          </table:table-cell>
          <table:table-cell office:value-type="float" office:value="-1.83541" calcext:value-type="float">
            <text:p>-1.835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457" calcext:value-type="float">
            <text:p>7.81457</text:p>
          </table:table-cell>
          <table:table-cell office:value-type="float" office:value="2.4583" calcext:value-type="float">
            <text:p>2.458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268" calcext:value-type="float">
            <text:p>7.00268</text:p>
          </table:table-cell>
          <table:table-cell office:value-type="float" office:value="-1.89191" calcext:value-type="float">
            <text:p>-1.891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606" calcext:value-type="float">
            <text:p>6.35606</text:p>
          </table:table-cell>
          <table:table-cell office:value-type="float" office:value="-4.79694" calcext:value-type="float">
            <text:p>-4.7969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985" calcext:value-type="float">
            <text:p>6.09985</text:p>
          </table:table-cell>
          <table:table-cell office:value-type="float" office:value="-4.65878" calcext:value-type="float">
            <text:p>-4.6587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382" calcext:value-type="float">
            <text:p>6.19382</text:p>
          </table:table-cell>
          <table:table-cell office:value-type="float" office:value="-3.18984" calcext:value-type="float">
            <text:p>-3.1898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666" calcext:value-type="float">
            <text:p>9.50666</text:p>
          </table:table-cell>
          <table:table-cell office:value-type="float" office:value="0.266067" calcext:value-type="float">
            <text:p>0.26606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6266" calcext:value-type="float">
            <text:p>7.06266</text:p>
          </table:table-cell>
          <table:table-cell office:value-type="float" office:value="-4.01176" calcext:value-type="float">
            <text:p>-4.0117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153" calcext:value-type="float">
            <text:p>7.91153</text:p>
          </table:table-cell>
          <table:table-cell office:value-type="float" office:value="-2.09279" calcext:value-type="float">
            <text:p>-2.0927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209" calcext:value-type="float">
            <text:p>7.88209</text:p>
          </table:table-cell>
          <table:table-cell office:value-type="float" office:value="-1.68225" calcext:value-type="float">
            <text:p>-1.6822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-2.78633" calcext:value-type="float">
            <text:p>-2.7863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432" calcext:value-type="float">
            <text:p>6.47432</text:p>
          </table:table-cell>
          <table:table-cell office:value-type="float" office:value="2.37067" calcext:value-type="float">
            <text:p>2.3706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782" calcext:value-type="float">
            <text:p>6.83782</text:p>
          </table:table-cell>
          <table:table-cell office:value-type="float" office:value="0.686121" calcext:value-type="float">
            <text:p>0.68612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8565" calcext:value-type="float">
            <text:p>8.78565</text:p>
          </table:table-cell>
          <table:table-cell office:value-type="float" office:value="-5.70677" calcext:value-type="float">
            <text:p>-5.7067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68" calcext:value-type="float">
            <text:p>8.2868</text:p>
          </table:table-cell>
          <table:table-cell office:value-type="float" office:value="2.69691" calcext:value-type="float">
            <text:p>2.696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207" calcext:value-type="float">
            <text:p>8.18207</text:p>
          </table:table-cell>
          <table:table-cell office:value-type="float" office:value="0.597941" calcext:value-type="float">
            <text:p>0.59794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5035" calcext:value-type="float">
            <text:p>9.75035</text:p>
          </table:table-cell>
          <table:table-cell office:value-type="float" office:value="0.392918" calcext:value-type="float">
            <text:p>0.39291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082" calcext:value-type="float">
            <text:p>7.58082</text:p>
          </table:table-cell>
          <table:table-cell office:value-type="float" office:value="-2.22948" calcext:value-type="float">
            <text:p>-2.2294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354" calcext:value-type="float">
            <text:p>7.31354</text:p>
          </table:table-cell>
          <table:table-cell office:value-type="float" office:value="-1.04289" calcext:value-type="float">
            <text:p>-1.0428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637" calcext:value-type="float">
            <text:p>9.67637</text:p>
          </table:table-cell>
          <table:table-cell office:value-type="float" office:value="-2.0346" calcext:value-type="float">
            <text:p>-2.034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6568" calcext:value-type="float">
            <text:p>9.46568</text:p>
          </table:table-cell>
          <table:table-cell office:value-type="float" office:value="-5.33724" calcext:value-type="float">
            <text:p>-5.3372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841" calcext:value-type="float">
            <text:p>9.01841</text:p>
          </table:table-cell>
          <table:table-cell office:value-type="float" office:value="0.392305" calcext:value-type="float">
            <text:p>0.39230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147" calcext:value-type="float">
            <text:p>8.61147</text:p>
          </table:table-cell>
          <table:table-cell office:value-type="float" office:value="3.37797" calcext:value-type="float">
            <text:p>3.3779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15" calcext:value-type="float">
            <text:p>8.23015</text:p>
          </table:table-cell>
          <table:table-cell office:value-type="float" office:value="0.115791" calcext:value-type="float">
            <text:p>0.1157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754" calcext:value-type="float">
            <text:p>7.74754</text:p>
          </table:table-cell>
          <table:table-cell office:value-type="float" office:value="-0.337909" calcext:value-type="float">
            <text:p>-0.33790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534" calcext:value-type="float">
            <text:p>7.01534</text:p>
          </table:table-cell>
          <table:table-cell office:value-type="float" office:value="-1.02877" calcext:value-type="float">
            <text:p>-1.0287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941" calcext:value-type="float">
            <text:p>9.54941</text:p>
          </table:table-cell>
          <table:table-cell office:value-type="float" office:value="-2.42887" calcext:value-type="float">
            <text:p>-2.4288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715" calcext:value-type="float">
            <text:p>9.00715</text:p>
          </table:table-cell>
          <table:table-cell office:value-type="float" office:value="-3.63927" calcext:value-type="float">
            <text:p>-3.6392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766" calcext:value-type="float">
            <text:p>6.87766</text:p>
          </table:table-cell>
          <table:table-cell office:value-type="float" office:value="3.37136" calcext:value-type="float">
            <text:p>3.37136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913" calcext:value-type="float">
            <text:p>8.61913</text:p>
          </table:table-cell>
          <table:table-cell office:value-type="float" office:value="-0.32587" calcext:value-type="float">
            <text:p>-0.3258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61" calcext:value-type="float">
            <text:p>11.2261</text:p>
          </table:table-cell>
          <table:table-cell office:value-type="float" office:value="-0.520332" calcext:value-type="float">
            <text:p>-0.52033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2884" calcext:value-type="float">
            <text:p>7.72884</text:p>
          </table:table-cell>
          <table:table-cell office:value-type="float" office:value="-0.54485" calcext:value-type="float">
            <text:p>-0.5448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117" calcext:value-type="float">
            <text:p>6.09117</text:p>
          </table:table-cell>
          <table:table-cell office:value-type="float" office:value="-0.206448" calcext:value-type="float">
            <text:p>-0.20644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2246" calcext:value-type="float">
            <text:p>6.52246</text:p>
          </table:table-cell>
          <table:table-cell office:value-type="float" office:value="-1.8472" calcext:value-type="float">
            <text:p>-1.847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5975" calcext:value-type="float">
            <text:p>9.05975</text:p>
          </table:table-cell>
          <table:table-cell office:value-type="float" office:value="-1.5838" calcext:value-type="float">
            <text:p>-1.583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62" calcext:value-type="float">
            <text:p>9.98662</text:p>
          </table:table-cell>
          <table:table-cell office:value-type="float" office:value="-5.15523" calcext:value-type="float">
            <text:p>-5.1552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68" calcext:value-type="float">
            <text:p>10.0768</text:p>
          </table:table-cell>
          <table:table-cell office:value-type="float" office:value="-1.21734" calcext:value-type="float">
            <text:p>-1.2173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674" calcext:value-type="float">
            <text:p>7.71674</text:p>
          </table:table-cell>
          <table:table-cell office:value-type="float" office:value="3.79709" calcext:value-type="float">
            <text:p>3.7970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5726" calcext:value-type="float">
            <text:p>8.25726</text:p>
          </table:table-cell>
          <table:table-cell office:value-type="float" office:value="-1.31653" calcext:value-type="float">
            <text:p>-1.3165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101" calcext:value-type="float">
            <text:p>7.96101</text:p>
          </table:table-cell>
          <table:table-cell office:value-type="float" office:value="-1.90801" calcext:value-type="float">
            <text:p>-1.9080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385" calcext:value-type="float">
            <text:p>8.43385</text:p>
          </table:table-cell>
          <table:table-cell office:value-type="float" office:value="1.97165" calcext:value-type="float">
            <text:p>1.9716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6775" calcext:value-type="float">
            <text:p>8.26775</text:p>
          </table:table-cell>
          <table:table-cell office:value-type="float" office:value="-6.29172" calcext:value-type="float">
            <text:p>-6.2917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059" calcext:value-type="float">
            <text:p>8.60059</text:p>
          </table:table-cell>
          <table:table-cell office:value-type="float" office:value="-4.75267" calcext:value-type="float">
            <text:p>-4.7526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568" calcext:value-type="float">
            <text:p>8.31568</text:p>
          </table:table-cell>
          <table:table-cell office:value-type="float" office:value="-2.18958" calcext:value-type="float">
            <text:p>-2.1895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476" calcext:value-type="float">
            <text:p>8.53476</text:p>
          </table:table-cell>
          <table:table-cell office:value-type="float" office:value="2.97269" calcext:value-type="float">
            <text:p>2.9726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8486" calcext:value-type="float">
            <text:p>5.48486</text:p>
          </table:table-cell>
          <table:table-cell office:value-type="float" office:value="0.543627" calcext:value-type="float">
            <text:p>0.54362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579" calcext:value-type="float">
            <text:p>7.85579</text:p>
          </table:table-cell>
          <table:table-cell office:value-type="float" office:value="-2.62985" calcext:value-type="float">
            <text:p>-2.6298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567" calcext:value-type="float">
            <text:p>10.7567</text:p>
          </table:table-cell>
          <table:table-cell office:value-type="float" office:value="-1.65997" calcext:value-type="float">
            <text:p>-1.6599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844" calcext:value-type="float">
            <text:p>7.30844</text:p>
          </table:table-cell>
          <table:table-cell office:value-type="float" office:value="1.71591" calcext:value-type="float">
            <text:p>1.715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807" calcext:value-type="float">
            <text:p>10.2807</text:p>
          </table:table-cell>
          <table:table-cell office:value-type="float" office:value="3.34111" calcext:value-type="float">
            <text:p>3.3411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0952" calcext:value-type="float">
            <text:p>6.00952</text:p>
          </table:table-cell>
          <table:table-cell office:value-type="float" office:value="0.779082" calcext:value-type="float">
            <text:p>0.77908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343" calcext:value-type="float">
            <text:p>7.32343</text:p>
          </table:table-cell>
          <table:table-cell office:value-type="float" office:value="-1.72677" calcext:value-type="float">
            <text:p>-1.72677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49" calcext:value-type="float">
            <text:p>8.1349</text:p>
          </table:table-cell>
          <table:table-cell office:value-type="float" office:value="-1.14398" calcext:value-type="float">
            <text:p>-1.1439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597" calcext:value-type="float">
            <text:p>9.61597</text:p>
          </table:table-cell>
          <table:table-cell office:value-type="float" office:value="-6.38591" calcext:value-type="float">
            <text:p>-6.3859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849" calcext:value-type="float">
            <text:p>7.56849</text:p>
          </table:table-cell>
          <table:table-cell office:value-type="float" office:value="-0.736458" calcext:value-type="float">
            <text:p>-0.73645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547" calcext:value-type="float">
            <text:p>10.7547</text:p>
          </table:table-cell>
          <table:table-cell office:value-type="float" office:value="-6.38763" calcext:value-type="float">
            <text:p>-6.38763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653" calcext:value-type="float">
            <text:p>7.64653</text:p>
          </table:table-cell>
          <table:table-cell office:value-type="float" office:value="0.987365" calcext:value-type="float">
            <text:p>0.987365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976" calcext:value-type="float">
            <text:p>8.19976</text:p>
          </table:table-cell>
          <table:table-cell office:value-type="float" office:value="0.834494" calcext:value-type="float">
            <text:p>0.83449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48" calcext:value-type="float">
            <text:p>8.8348</text:p>
          </table:table-cell>
          <table:table-cell office:value-type="float" office:value="5.12859" calcext:value-type="float">
            <text:p>5.12859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409" calcext:value-type="float">
            <text:p>7.74409</text:p>
          </table:table-cell>
          <table:table-cell office:value-type="float" office:value="1.60212" calcext:value-type="float">
            <text:p>1.60212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198" calcext:value-type="float">
            <text:p>6.83198</text:p>
          </table:table-cell>
          <table:table-cell office:value-type="float" office:value="-1.2761" calcext:value-type="float">
            <text:p>-1.276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6684" calcext:value-type="float">
            <text:p>5.56684</text:p>
          </table:table-cell>
          <table:table-cell office:value-type="float" office:value="-4.95138" calcext:value-type="float">
            <text:p>-4.95138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476" calcext:value-type="float">
            <text:p>7.34476</text:p>
          </table:table-cell>
          <table:table-cell office:value-type="float" office:value="-0.590774" calcext:value-type="float">
            <text:p>-0.590774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4313" calcext:value-type="float">
            <text:p>6.44313</text:p>
          </table:table-cell>
          <table:table-cell office:value-type="float" office:value="2.382" calcext:value-type="float">
            <text:p>2.38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28T16:20:38.089588938</dc:date>
    <meta:editing-duration>PT1H3S</meta:editing-duration>
    <meta:editing-cycles>5</meta:editing-cycles>
    <meta:document-statistic meta:table-count="1" meta:cell-count="26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1285" chart:data-source-has-labels="column" svg:x="-0.057cm" svg:y="0.246cm" svg:width="13.401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128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1285" chart:class="chart:scatter">
            <chart:domain table:cell-range-address="data.B25:data.B1285"/>
            <chart:data-point chart:repeated="12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1285</svg:desc>
                </draw:g>
              </table:table-cell>
              <table:table-cell office:value-type="float" office:value="8.04731">
                <text:p>8.04731</text:p>
                <draw:g>
                  <svg:desc>data.B25:data.B1285</svg:desc>
                </draw:g>
              </table:table-cell>
              <table:table-cell office:value-type="float" office:value="-4.88662">
                <text:p>-4.88662</text:p>
                <draw:g>
                  <svg:desc>data.C25:data.C128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375">
                <text:p>11.2375</text:p>
              </table:table-cell>
              <table:table-cell office:value-type="float" office:value="3.01746">
                <text:p>3.017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105">
                <text:p>5.1105</text:p>
              </table:table-cell>
              <table:table-cell office:value-type="float" office:value="0.269883">
                <text:p>0.2698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4456">
                <text:p>6.34456</text:p>
              </table:table-cell>
              <table:table-cell office:value-type="float" office:value="-3.71832">
                <text:p>-3.71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9493">
                <text:p>9.09493</text:p>
              </table:table-cell>
              <table:table-cell office:value-type="float" office:value="2.02836">
                <text:p>2.02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1686">
                <text:p>8.01686</text:p>
              </table:table-cell>
              <table:table-cell office:value-type="float" office:value="-2.26484">
                <text:p>-2.26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815">
                <text:p>9.95815</text:p>
              </table:table-cell>
              <table:table-cell office:value-type="float" office:value="6.67136">
                <text:p>6.67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73">
                <text:p>10.073</text:p>
              </table:table-cell>
              <table:table-cell office:value-type="float" office:value="-5.96494">
                <text:p>-5.964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59">
                <text:p>8.5259</text:p>
              </table:table-cell>
              <table:table-cell office:value-type="float" office:value="-1.55089">
                <text:p>-1.55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3238">
                <text:p>8.63238</text:p>
              </table:table-cell>
              <table:table-cell office:value-type="float" office:value="-1.97034">
                <text:p>-1.970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8997">
                <text:p>8.28997</text:p>
              </table:table-cell>
              <table:table-cell office:value-type="float" office:value="0.706405">
                <text:p>0.7064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0183">
                <text:p>7.90183</text:p>
              </table:table-cell>
              <table:table-cell office:value-type="float" office:value="-0.888256">
                <text:p>-0.888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836">
                <text:p>7.32836</text:p>
              </table:table-cell>
              <table:table-cell office:value-type="float" office:value="-0.803496">
                <text:p>-0.8034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965">
                <text:p>9.67965</text:p>
              </table:table-cell>
              <table:table-cell office:value-type="float" office:value="-0.771563">
                <text:p>-0.771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9674">
                <text:p>8.79674</text:p>
              </table:table-cell>
              <table:table-cell office:value-type="float" office:value="0.706112">
                <text:p>0.7061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337">
                <text:p>8.32337</text:p>
              </table:table-cell>
              <table:table-cell office:value-type="float" office:value="4.08369">
                <text:p>4.08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871">
                <text:p>9.81871</text:p>
              </table:table-cell>
              <table:table-cell office:value-type="float" office:value="-0.849995">
                <text:p>-0.8499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905">
                <text:p>8.43905</text:p>
              </table:table-cell>
              <table:table-cell office:value-type="float" office:value="1.03966">
                <text:p>1.039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8637">
                <text:p>9.78637</text:p>
              </table:table-cell>
              <table:table-cell office:value-type="float" office:value="0.184881">
                <text:p>0.184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558">
                <text:p>7.64558</text:p>
              </table:table-cell>
              <table:table-cell office:value-type="float" office:value="-4.89767">
                <text:p>-4.897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954">
                <text:p>8.22954</text:p>
              </table:table-cell>
              <table:table-cell office:value-type="float" office:value="-2.59089">
                <text:p>-2.59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0164">
                <text:p>8.80164</text:p>
              </table:table-cell>
              <table:table-cell office:value-type="float" office:value="0.217603">
                <text:p>0.2176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7446">
                <text:p>9.27446</text:p>
              </table:table-cell>
              <table:table-cell office:value-type="float" office:value="-2.85584">
                <text:p>-2.855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565">
                <text:p>7.9565</text:p>
              </table:table-cell>
              <table:table-cell office:value-type="float" office:value="-3.16253">
                <text:p>-3.16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808">
                <text:p>6.88808</text:p>
              </table:table-cell>
              <table:table-cell office:value-type="float" office:value="1.16889">
                <text:p>1.16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153">
                <text:p>10.5153</text:p>
              </table:table-cell>
              <table:table-cell office:value-type="float" office:value="-0.505739">
                <text:p>-0.505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22">
                <text:p>9.5922</text:p>
              </table:table-cell>
              <table:table-cell office:value-type="float" office:value="-2.58048">
                <text:p>-2.58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777">
                <text:p>9.73777</text:p>
              </table:table-cell>
              <table:table-cell office:value-type="float" office:value="4.52998">
                <text:p>4.529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4049">
                <text:p>5.24049</text:p>
              </table:table-cell>
              <table:table-cell office:value-type="float" office:value="1.31851">
                <text:p>1.318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1871">
                <text:p>6.41871</text:p>
              </table:table-cell>
              <table:table-cell office:value-type="float" office:value="-0.0358384">
                <text:p>-0.03583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2282">
                <text:p>9.62282</text:p>
              </table:table-cell>
              <table:table-cell office:value-type="float" office:value="1.48769">
                <text:p>1.48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0748">
                <text:p>7.20748</text:p>
              </table:table-cell>
              <table:table-cell office:value-type="float" office:value="-3.67993">
                <text:p>-3.67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9823">
                <text:p>9.69823</text:p>
              </table:table-cell>
              <table:table-cell office:value-type="float" office:value="5.00318">
                <text:p>5.003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0921">
                <text:p>5.90921</text:p>
              </table:table-cell>
              <table:table-cell office:value-type="float" office:value="-2.06383">
                <text:p>-2.063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9026">
                <text:p>7.39026</text:p>
              </table:table-cell>
              <table:table-cell office:value-type="float" office:value="1.22465">
                <text:p>1.224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0643">
                <text:p>7.80643</text:p>
              </table:table-cell>
              <table:table-cell office:value-type="float" office:value="3.19455">
                <text:p>3.19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482">
                <text:p>10.0482</text:p>
              </table:table-cell>
              <table:table-cell office:value-type="float" office:value="0.524928">
                <text:p>0.5249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353">
                <text:p>6.54353</text:p>
              </table:table-cell>
              <table:table-cell office:value-type="float" office:value="0.00109869">
                <text:p>0.001098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0854">
                <text:p>8.50854</text:p>
              </table:table-cell>
              <table:table-cell office:value-type="float" office:value="0.628461">
                <text:p>0.628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5735">
                <text:p>6.85735</text:p>
              </table:table-cell>
              <table:table-cell office:value-type="float" office:value="0.0607903">
                <text:p>0.06079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91">
                <text:p>11.291</text:p>
              </table:table-cell>
              <table:table-cell office:value-type="float" office:value="-1.66965">
                <text:p>-1.669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4954">
                <text:p>6.44954</text:p>
              </table:table-cell>
              <table:table-cell office:value-type="float" office:value="2.40385">
                <text:p>2.403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731">
                <text:p>9.73731</text:p>
              </table:table-cell>
              <table:table-cell office:value-type="float" office:value="-1.24028">
                <text:p>-1.240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0214">
                <text:p>7.60214</text:p>
              </table:table-cell>
              <table:table-cell office:value-type="float" office:value="-2.23978">
                <text:p>-2.239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2179">
                <text:p>8.62179</text:p>
              </table:table-cell>
              <table:table-cell office:value-type="float" office:value="-4.88772">
                <text:p>-4.88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6149">
                <text:p>8.36149</text:p>
              </table:table-cell>
              <table:table-cell office:value-type="float" office:value="-4.5666">
                <text:p>-4.56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3232">
                <text:p>8.63232</text:p>
              </table:table-cell>
              <table:table-cell office:value-type="float" office:value="0.0943378">
                <text:p>0.09433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618">
                <text:p>6.62618</text:p>
              </table:table-cell>
              <table:table-cell office:value-type="float" office:value="-1.77265">
                <text:p>-1.772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3818">
                <text:p>6.73818</text:p>
              </table:table-cell>
              <table:table-cell office:value-type="float" office:value="-1.92942">
                <text:p>-1.92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811">
                <text:p>8.52811</text:p>
              </table:table-cell>
              <table:table-cell office:value-type="float" office:value="4.67163">
                <text:p>4.671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597">
                <text:p>7.58597</text:p>
              </table:table-cell>
              <table:table-cell office:value-type="float" office:value="-2.13659">
                <text:p>-2.13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9786">
                <text:p>9.29786</text:p>
              </table:table-cell>
              <table:table-cell office:value-type="float" office:value="-2.65974">
                <text:p>-2.659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5448">
                <text:p>8.65448</text:p>
              </table:table-cell>
              <table:table-cell office:value-type="float" office:value="-0.523772">
                <text:p>-0.523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383">
                <text:p>8.07383</text:p>
              </table:table-cell>
              <table:table-cell office:value-type="float" office:value="1.14914">
                <text:p>1.149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528">
                <text:p>9.8528</text:p>
              </table:table-cell>
              <table:table-cell office:value-type="float" office:value="1.39256">
                <text:p>1.39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5915">
                <text:p>5.85915</text:p>
              </table:table-cell>
              <table:table-cell office:value-type="float" office:value="-2.42513">
                <text:p>-2.425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4712">
                <text:p>8.84712</text:p>
              </table:table-cell>
              <table:table-cell office:value-type="float" office:value="0.805192">
                <text:p>0.8051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7578">
                <text:p>9.17578</text:p>
              </table:table-cell>
              <table:table-cell office:value-type="float" office:value="-1.14853">
                <text:p>-1.14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53">
                <text:p>10.0153</text:p>
              </table:table-cell>
              <table:table-cell office:value-type="float" office:value="4.45207">
                <text:p>4.452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818">
                <text:p>8.31818</text:p>
              </table:table-cell>
              <table:table-cell office:value-type="float" office:value="2.45892">
                <text:p>2.458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9704">
                <text:p>8.59704</text:p>
              </table:table-cell>
              <table:table-cell office:value-type="float" office:value="-2.09505">
                <text:p>-2.09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503">
                <text:p>8.53503</text:p>
              </table:table-cell>
              <table:table-cell office:value-type="float" office:value="-5.78822">
                <text:p>-5.7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572">
                <text:p>8.82572</text:p>
              </table:table-cell>
              <table:table-cell office:value-type="float" office:value="4.51317">
                <text:p>4.51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072">
                <text:p>8.31072</text:p>
              </table:table-cell>
              <table:table-cell office:value-type="float" office:value="-4.95844">
                <text:p>-4.958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8246">
                <text:p>8.18246</text:p>
              </table:table-cell>
              <table:table-cell office:value-type="float" office:value="-0.25343">
                <text:p>-0.253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5633">
                <text:p>9.65633</text:p>
              </table:table-cell>
              <table:table-cell office:value-type="float" office:value="1.97728">
                <text:p>1.977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9622">
                <text:p>6.59622</text:p>
              </table:table-cell>
              <table:table-cell office:value-type="float" office:value="1.5515">
                <text:p>1.55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303">
                <text:p>8.55303</text:p>
              </table:table-cell>
              <table:table-cell office:value-type="float" office:value="-4.08889">
                <text:p>-4.08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4203">
                <text:p>11.4203</text:p>
              </table:table-cell>
              <table:table-cell office:value-type="float" office:value="1.35158">
                <text:p>1.351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4761">
                <text:p>12.4761</text:p>
              </table:table-cell>
              <table:table-cell office:value-type="float" office:value="-2.50378">
                <text:p>-2.503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1">
                <text:p>9.9861</text:p>
              </table:table-cell>
              <table:table-cell office:value-type="float" office:value="-1.87648">
                <text:p>-1.87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6331">
                <text:p>7.16331</text:p>
              </table:table-cell>
              <table:table-cell office:value-type="float" office:value="1.61416">
                <text:p>1.614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1639">
                <text:p>9.41639</text:p>
              </table:table-cell>
              <table:table-cell office:value-type="float" office:value="-0.680316">
                <text:p>-0.680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345">
                <text:p>10.9345</text:p>
              </table:table-cell>
              <table:table-cell office:value-type="float" office:value="-2.79792">
                <text:p>-2.797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1624">
                <text:p>7.41624</text:p>
              </table:table-cell>
              <table:table-cell office:value-type="float" office:value="-1.52791">
                <text:p>-1.52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309">
                <text:p>11.309</text:p>
              </table:table-cell>
              <table:table-cell office:value-type="float" office:value="-1.57946">
                <text:p>-1.579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4984">
                <text:p>10.4984</text:p>
              </table:table-cell>
              <table:table-cell office:value-type="float" office:value="-2.0423">
                <text:p>-2.0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87">
                <text:p>8.887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5853">
                <text:p>9.25853</text:p>
              </table:table-cell>
              <table:table-cell office:value-type="float" office:value="-7.16143">
                <text:p>-7.161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768">
                <text:p>7.64768</text:p>
              </table:table-cell>
              <table:table-cell office:value-type="float" office:value="-1.50731">
                <text:p>-1.507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3847">
                <text:p>7.73847</text:p>
              </table:table-cell>
              <table:table-cell office:value-type="float" office:value="-4.43388">
                <text:p>-4.433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2336">
                <text:p>7.92336</text:p>
              </table:table-cell>
              <table:table-cell office:value-type="float" office:value="-6.30531">
                <text:p>-6.305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215">
                <text:p>8.55215</text:p>
              </table:table-cell>
              <table:table-cell office:value-type="float" office:value="1.02912">
                <text:p>1.029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9508">
                <text:p>8.89508</text:p>
              </table:table-cell>
              <table:table-cell office:value-type="float" office:value="-5.53115">
                <text:p>-5.53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6833">
                <text:p>6.26833</text:p>
              </table:table-cell>
              <table:table-cell office:value-type="float" office:value="-0.508081">
                <text:p>-0.508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83">
                <text:p>7.1283</text:p>
              </table:table-cell>
              <table:table-cell office:value-type="float" office:value="-1.64686">
                <text:p>-1.646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6061">
                <text:p>9.26061</text:p>
              </table:table-cell>
              <table:table-cell office:value-type="float" office:value="-3.68983">
                <text:p>-3.689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413">
                <text:p>9.33413</text:p>
              </table:table-cell>
              <table:table-cell office:value-type="float" office:value="-8.03635">
                <text:p>-8.03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097">
                <text:p>5.77097</text:p>
              </table:table-cell>
              <table:table-cell office:value-type="float" office:value="4.97839">
                <text:p>4.978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793">
                <text:p>11.2793</text:p>
              </table:table-cell>
              <table:table-cell office:value-type="float" office:value="-1.18948">
                <text:p>-1.189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1054">
                <text:p>7.91054</text:p>
              </table:table-cell>
              <table:table-cell office:value-type="float" office:value="-1.08779">
                <text:p>-1.087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2444">
                <text:p>8.72444</text:p>
              </table:table-cell>
              <table:table-cell office:value-type="float" office:value="-0.488243">
                <text:p>-0.4882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434">
                <text:p>8.7434</text:p>
              </table:table-cell>
              <table:table-cell office:value-type="float" office:value="-1.68898">
                <text:p>-1.68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764">
                <text:p>10.6764</text:p>
              </table:table-cell>
              <table:table-cell office:value-type="float" office:value="-3.88999">
                <text:p>-3.88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826">
                <text:p>11.2826</text:p>
              </table:table-cell>
              <table:table-cell office:value-type="float" office:value="-3.23266">
                <text:p>-3.232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6457">
                <text:p>6.76457</text:p>
              </table:table-cell>
              <table:table-cell office:value-type="float" office:value="-0.640593">
                <text:p>-0.6405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0258">
                <text:p>6.80258</text:p>
              </table:table-cell>
              <table:table-cell office:value-type="float" office:value="2.78013">
                <text:p>2.780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1112">
                <text:p>11.1112</text:p>
              </table:table-cell>
              <table:table-cell office:value-type="float" office:value="0.323643">
                <text:p>0.323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656">
                <text:p>7.19656</text:p>
              </table:table-cell>
              <table:table-cell office:value-type="float" office:value="0.793745">
                <text:p>0.7937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5187">
                <text:p>9.55187</text:p>
              </table:table-cell>
              <table:table-cell office:value-type="float" office:value="-0.809177">
                <text:p>-0.809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3023">
                <text:p>6.43023</text:p>
              </table:table-cell>
              <table:table-cell office:value-type="float" office:value="-0.542349">
                <text:p>-0.542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799">
                <text:p>8.54799</text:p>
              </table:table-cell>
              <table:table-cell office:value-type="float" office:value="3.08994">
                <text:p>3.08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9333">
                <text:p>9.49333</text:p>
              </table:table-cell>
              <table:table-cell office:value-type="float" office:value="3.42415">
                <text:p>3.42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632">
                <text:p>7.64632</text:p>
              </table:table-cell>
              <table:table-cell office:value-type="float" office:value="0.452481">
                <text:p>0.4524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912">
                <text:p>9.21912</text:p>
              </table:table-cell>
              <table:table-cell office:value-type="float" office:value="0.197608">
                <text:p>0.1976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011">
                <text:p>8.6011</text:p>
              </table:table-cell>
              <table:table-cell office:value-type="float" office:value="-2.11131">
                <text:p>-2.11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3068">
                <text:p>8.33068</text:p>
              </table:table-cell>
              <table:table-cell office:value-type="float" office:value="2.61018">
                <text:p>2.610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87">
                <text:p>8.6887</text:p>
              </table:table-cell>
              <table:table-cell office:value-type="float" office:value="-2.72417">
                <text:p>-2.72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96">
                <text:p>8.9796</text:p>
              </table:table-cell>
              <table:table-cell office:value-type="float" office:value="0.0784963">
                <text:p>0.0784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457">
                <text:p>6.83457</text:p>
              </table:table-cell>
              <table:table-cell office:value-type="float" office:value="-3.28685">
                <text:p>-3.286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484">
                <text:p>9.81484</text:p>
              </table:table-cell>
              <table:table-cell office:value-type="float" office:value="-2.21538">
                <text:p>-2.215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6555">
                <text:p>5.66555</text:p>
              </table:table-cell>
              <table:table-cell office:value-type="float" office:value="1.82633">
                <text:p>1.82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438">
                <text:p>10.6438</text:p>
              </table:table-cell>
              <table:table-cell office:value-type="float" office:value="-1.77971">
                <text:p>-1.779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819">
                <text:p>8.97819</text:p>
              </table:table-cell>
              <table:table-cell office:value-type="float" office:value="-0.819641">
                <text:p>-0.8196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987">
                <text:p>10.6987</text:p>
              </table:table-cell>
              <table:table-cell office:value-type="float" office:value="-1.83115">
                <text:p>-1.83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177">
                <text:p>7.12177</text:p>
              </table:table-cell>
              <table:table-cell office:value-type="float" office:value="-1.7971">
                <text:p>-1.79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4859">
                <text:p>7.54859</text:p>
              </table:table-cell>
              <table:table-cell office:value-type="float" office:value="-0.52922">
                <text:p>-0.529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119">
                <text:p>9.98119</text:p>
              </table:table-cell>
              <table:table-cell office:value-type="float" office:value="-0.639174">
                <text:p>-0.639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6338">
                <text:p>8.56338</text:p>
              </table:table-cell>
              <table:table-cell office:value-type="float" office:value="-2.94232">
                <text:p>-2.942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3968">
                <text:p>7.73968</text:p>
              </table:table-cell>
              <table:table-cell office:value-type="float" office:value="-1.98427">
                <text:p>-1.98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9574">
                <text:p>6.49574</text:p>
              </table:table-cell>
              <table:table-cell office:value-type="float" office:value="3.20202">
                <text:p>3.202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9226">
                <text:p>6.99226</text:p>
              </table:table-cell>
              <table:table-cell office:value-type="float" office:value="-0.262286">
                <text:p>-0.262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891">
                <text:p>10.3891</text:p>
              </table:table-cell>
              <table:table-cell office:value-type="float" office:value="2.13512">
                <text:p>2.135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88">
                <text:p>7.5888</text:p>
              </table:table-cell>
              <table:table-cell office:value-type="float" office:value="0.596278">
                <text:p>0.5962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18">
                <text:p>9.7318</text:p>
              </table:table-cell>
              <table:table-cell office:value-type="float" office:value="-1.58389">
                <text:p>-1.583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857">
                <text:p>5.1857</text:p>
              </table:table-cell>
              <table:table-cell office:value-type="float" office:value="3.76842">
                <text:p>3.76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456">
                <text:p>10.6456</text:p>
              </table:table-cell>
              <table:table-cell office:value-type="float" office:value="-1.70854">
                <text:p>-1.708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7424">
                <text:p>8.27424</text:p>
              </table:table-cell>
              <table:table-cell office:value-type="float" office:value="0.421787">
                <text:p>0.4217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6922">
                <text:p>9.26922</text:p>
              </table:table-cell>
              <table:table-cell office:value-type="float" office:value="-2.5318">
                <text:p>-2.53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4228">
                <text:p>12.4228</text:p>
              </table:table-cell>
              <table:table-cell office:value-type="float" office:value="-1.64796">
                <text:p>-1.64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462">
                <text:p>7.23462</text:p>
              </table:table-cell>
              <table:table-cell office:value-type="float" office:value="-0.771073">
                <text:p>-0.771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901">
                <text:p>8.82901</text:p>
              </table:table-cell>
              <table:table-cell office:value-type="float" office:value="-2.98353">
                <text:p>-2.983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333">
                <text:p>7.79333</text:p>
              </table:table-cell>
              <table:table-cell office:value-type="float" office:value="1.11653">
                <text:p>1.116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274">
                <text:p>4.5274</text:p>
              </table:table-cell>
              <table:table-cell office:value-type="float" office:value="-5.34881">
                <text:p>-5.34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8176">
                <text:p>6.38176</text:p>
              </table:table-cell>
              <table:table-cell office:value-type="float" office:value="1.54411">
                <text:p>1.54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688">
                <text:p>7.55688</text:p>
              </table:table-cell>
              <table:table-cell office:value-type="float" office:value="-0.228735">
                <text:p>-0.228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207">
                <text:p>10.0207</text:p>
              </table:table-cell>
              <table:table-cell office:value-type="float" office:value="-3.94477">
                <text:p>-3.94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372">
                <text:p>9.33372</text:p>
              </table:table-cell>
              <table:table-cell office:value-type="float" office:value="-4.59182">
                <text:p>-4.591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8245">
                <text:p>9.88245</text:p>
              </table:table-cell>
              <table:table-cell office:value-type="float" office:value="-4.36024">
                <text:p>-4.360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607">
                <text:p>6.87607</text:p>
              </table:table-cell>
              <table:table-cell office:value-type="float" office:value="3.66085">
                <text:p>3.66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7782">
                <text:p>8.27782</text:p>
              </table:table-cell>
              <table:table-cell office:value-type="float" office:value="1.04327">
                <text:p>1.04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177">
                <text:p>11.5177</text:p>
              </table:table-cell>
              <table:table-cell office:value-type="float" office:value="0.653945">
                <text:p>0.653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691">
                <text:p>7.2691</text:p>
              </table:table-cell>
              <table:table-cell office:value-type="float" office:value="7.82304">
                <text:p>7.82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7629">
                <text:p>8.17629</text:p>
              </table:table-cell>
              <table:table-cell office:value-type="float" office:value="-0.00301371">
                <text:p>-0.003013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8218">
                <text:p>9.08218</text:p>
              </table:table-cell>
              <table:table-cell office:value-type="float" office:value="4.29567">
                <text:p>4.295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68">
                <text:p>7.568</text:p>
              </table:table-cell>
              <table:table-cell office:value-type="float" office:value="-1.5908">
                <text:p>-1.59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2283">
                <text:p>8.42283</text:p>
              </table:table-cell>
              <table:table-cell office:value-type="float" office:value="1.14002">
                <text:p>1.1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3">
                <text:p>5.03</text:p>
              </table:table-cell>
              <table:table-cell office:value-type="float" office:value="-0.346601">
                <text:p>-0.3466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5172">
                <text:p>8.65172</text:p>
              </table:table-cell>
              <table:table-cell office:value-type="float" office:value="-2.78889">
                <text:p>-2.78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6908">
                <text:p>8.76908</text:p>
              </table:table-cell>
              <table:table-cell office:value-type="float" office:value="-4.75674">
                <text:p>-4.756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882">
                <text:p>8.32882</text:p>
              </table:table-cell>
              <table:table-cell office:value-type="float" office:value="0.215972">
                <text:p>0.2159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29">
                <text:p>6.929</text:p>
              </table:table-cell>
              <table:table-cell office:value-type="float" office:value="-6.73162">
                <text:p>-6.73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4977">
                <text:p>7.94977</text:p>
              </table:table-cell>
              <table:table-cell office:value-type="float" office:value="-1.9159">
                <text:p>-1.91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2108">
                <text:p>6.82108</text:p>
              </table:table-cell>
              <table:table-cell office:value-type="float" office:value="0.631436">
                <text:p>0.631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7004">
                <text:p>6.97004</text:p>
              </table:table-cell>
              <table:table-cell office:value-type="float" office:value="0.426509">
                <text:p>0.426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8758">
                <text:p>9.68758</text:p>
              </table:table-cell>
              <table:table-cell office:value-type="float" office:value="2.02541">
                <text:p>2.02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2996">
                <text:p>8.92996</text:p>
              </table:table-cell>
              <table:table-cell office:value-type="float" office:value="-4.7527">
                <text:p>-4.7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5096">
                <text:p>8.75096</text:p>
              </table:table-cell>
              <table:table-cell office:value-type="float" office:value="1.85807">
                <text:p>1.858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2768">
                <text:p>8.42768</text:p>
              </table:table-cell>
              <table:table-cell office:value-type="float" office:value="1.13994">
                <text:p>1.13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104">
                <text:p>10.6104</text:p>
              </table:table-cell>
              <table:table-cell office:value-type="float" office:value="-1.65432">
                <text:p>-1.654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959">
                <text:p>7.8959</text:p>
              </table:table-cell>
              <table:table-cell office:value-type="float" office:value="-4.43924">
                <text:p>-4.439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868">
                <text:p>8.10868</text:p>
              </table:table-cell>
              <table:table-cell office:value-type="float" office:value="-0.261993">
                <text:p>-0.261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2777">
                <text:p>9.52777</text:p>
              </table:table-cell>
              <table:table-cell office:value-type="float" office:value="-1.32396">
                <text:p>-1.323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344">
                <text:p>7.6344</text:p>
              </table:table-cell>
              <table:table-cell office:value-type="float" office:value="-1.01118">
                <text:p>-1.01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777">
                <text:p>6.2777</text:p>
              </table:table-cell>
              <table:table-cell office:value-type="float" office:value="0.721938">
                <text:p>0.7219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4383">
                <text:p>9.94383</text:p>
              </table:table-cell>
              <table:table-cell office:value-type="float" office:value="-6.27115">
                <text:p>-6.27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5773">
                <text:p>7.85773</text:p>
              </table:table-cell>
              <table:table-cell office:value-type="float" office:value="-6.72987">
                <text:p>-6.72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597">
                <text:p>8.32597</text:p>
              </table:table-cell>
              <table:table-cell office:value-type="float" office:value="0.399484">
                <text:p>0.399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376">
                <text:p>8.83376</text:p>
              </table:table-cell>
              <table:table-cell office:value-type="float" office:value="2.33812">
                <text:p>2.338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174">
                <text:p>8.22174</text:p>
              </table:table-cell>
              <table:table-cell office:value-type="float" office:value="-1.30255">
                <text:p>-1.302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0873">
                <text:p>5.30873</text:p>
              </table:table-cell>
              <table:table-cell office:value-type="float" office:value="-1.82709">
                <text:p>-1.82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6261">
                <text:p>8.86261</text:p>
              </table:table-cell>
              <table:table-cell office:value-type="float" office:value="-3.06555">
                <text:p>-3.065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3656">
                <text:p>9.23656</text:p>
              </table:table-cell>
              <table:table-cell office:value-type="float" office:value="-1.56509">
                <text:p>-1.56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0141">
                <text:p>9.10141</text:p>
              </table:table-cell>
              <table:table-cell office:value-type="float" office:value="-1.59429">
                <text:p>-1.59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6025">
                <text:p>7.06025</text:p>
              </table:table-cell>
              <table:table-cell office:value-type="float" office:value="-4.17356">
                <text:p>-4.17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26">
                <text:p>8.8326</text:p>
              </table:table-cell>
              <table:table-cell office:value-type="float" office:value="2.07759">
                <text:p>2.077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5763">
                <text:p>9.35763</text:p>
              </table:table-cell>
              <table:table-cell office:value-type="float" office:value="0.653313">
                <text:p>0.653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0377">
                <text:p>8.00377</text:p>
              </table:table-cell>
              <table:table-cell office:value-type="float" office:value="-5.53162">
                <text:p>-5.53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8813">
                <text:p>9.48813</text:p>
              </table:table-cell>
              <table:table-cell office:value-type="float" office:value="-4.12359">
                <text:p>-4.123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3993">
                <text:p>5.33993</text:p>
              </table:table-cell>
              <table:table-cell office:value-type="float" office:value="-2.42673">
                <text:p>-2.426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472">
                <text:p>9.50472</text:p>
              </table:table-cell>
              <table:table-cell office:value-type="float" office:value="-0.765174">
                <text:p>-0.765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976">
                <text:p>9.4976</text:p>
              </table:table-cell>
              <table:table-cell office:value-type="float" office:value="0.152342">
                <text:p>0.1523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728">
                <text:p>9.54728</text:p>
              </table:table-cell>
              <table:table-cell office:value-type="float" office:value="-2.98279">
                <text:p>-2.9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872">
                <text:p>10.0872</text:p>
              </table:table-cell>
              <table:table-cell office:value-type="float" office:value="0.256121">
                <text:p>0.2561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3712">
                <text:p>7.93712</text:p>
              </table:table-cell>
              <table:table-cell office:value-type="float" office:value="-0.396255">
                <text:p>-0.3962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533">
                <text:p>9.21533</text:p>
              </table:table-cell>
              <table:table-cell office:value-type="float" office:value="-0.21478">
                <text:p>-0.214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464">
                <text:p>7.3464</text:p>
              </table:table-cell>
              <table:table-cell office:value-type="float" office:value="-3.91658">
                <text:p>-3.916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684">
                <text:p>10.1684</text:p>
              </table:table-cell>
              <table:table-cell office:value-type="float" office:value="-1.56355">
                <text:p>-1.563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4861">
                <text:p>6.84861</text:p>
              </table:table-cell>
              <table:table-cell office:value-type="float" office:value="3.28279">
                <text:p>3.2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8902">
                <text:p>8.08902</text:p>
              </table:table-cell>
              <table:table-cell office:value-type="float" office:value="-2.21061">
                <text:p>-2.210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584">
                <text:p>8.07584</text:p>
              </table:table-cell>
              <table:table-cell office:value-type="float" office:value="-3.88074">
                <text:p>-3.88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75">
                <text:p>8.675</text:p>
              </table:table-cell>
              <table:table-cell office:value-type="float" office:value="-2.25913">
                <text:p>-2.259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0021">
                <text:p>7.00021</text:p>
              </table:table-cell>
              <table:table-cell office:value-type="float" office:value="-5.68293">
                <text:p>-5.682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6902">
                <text:p>5.36902</text:p>
              </table:table-cell>
              <table:table-cell office:value-type="float" office:value="2.33533">
                <text:p>2.335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92">
                <text:p>8.359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3486">
                <text:p>5.93486</text:p>
              </table:table-cell>
              <table:table-cell office:value-type="float" office:value="4.28185">
                <text:p>4.281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7233">
                <text:p>8.37233</text:p>
              </table:table-cell>
              <table:table-cell office:value-type="float" office:value="-2.23977">
                <text:p>-2.23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886">
                <text:p>8.83886</text:p>
              </table:table-cell>
              <table:table-cell office:value-type="float" office:value="-0.980635">
                <text:p>-0.980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5976">
                <text:p>9.75976</text:p>
              </table:table-cell>
              <table:table-cell office:value-type="float" office:value="2.39212">
                <text:p>2.392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01">
                <text:p>8.2301</text:p>
              </table:table-cell>
              <table:table-cell office:value-type="float" office:value="-6.47759">
                <text:p>-6.477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7437">
                <text:p>9.57437</text:p>
              </table:table-cell>
              <table:table-cell office:value-type="float" office:value="0.585527">
                <text:p>0.585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5646">
                <text:p>9.45646</text:p>
              </table:table-cell>
              <table:table-cell office:value-type="float" office:value="-0.560136">
                <text:p>-0.560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6911">
                <text:p>5.96911</text:p>
              </table:table-cell>
              <table:table-cell office:value-type="float" office:value="2.77774">
                <text:p>2.77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8703">
                <text:p>7.28703</text:p>
              </table:table-cell>
              <table:table-cell office:value-type="float" office:value="-1.55722">
                <text:p>-1.55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839">
                <text:p>9.95839</text:p>
              </table:table-cell>
              <table:table-cell office:value-type="float" office:value="1.60826">
                <text:p>1.608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6939">
                <text:p>5.86939</text:p>
              </table:table-cell>
              <table:table-cell office:value-type="float" office:value="-0.564397">
                <text:p>-0.5643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2758">
                <text:p>8.62758</text:p>
              </table:table-cell>
              <table:table-cell office:value-type="float" office:value="-1.08039">
                <text:p>-1.08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574">
                <text:p>10.0574</text:p>
              </table:table-cell>
              <table:table-cell office:value-type="float" office:value="-0.941047">
                <text:p>-0.9410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141">
                <text:p>8.34141</text:p>
              </table:table-cell>
              <table:table-cell office:value-type="float" office:value="0.98093">
                <text:p>0.980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0024">
                <text:p>11.0024</text:p>
              </table:table-cell>
              <table:table-cell office:value-type="float" office:value="-3.24136">
                <text:p>-3.24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1382">
                <text:p>6.11382</text:p>
              </table:table-cell>
              <table:table-cell office:value-type="float" office:value="-2.79337">
                <text:p>-2.793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597">
                <text:p>9.21597</text:p>
              </table:table-cell>
              <table:table-cell office:value-type="float" office:value="-0.847894">
                <text:p>-0.8478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438">
                <text:p>10.0438</text:p>
              </table:table-cell>
              <table:table-cell office:value-type="float" office:value="-3.6277">
                <text:p>-3.62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8703">
                <text:p>8.48703</text:p>
              </table:table-cell>
              <table:table-cell office:value-type="float" office:value="2.11388">
                <text:p>2.113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888">
                <text:p>9.50888</text:p>
              </table:table-cell>
              <table:table-cell office:value-type="float" office:value="-3.43224">
                <text:p>-3.43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106">
                <text:p>6.62106</text:p>
              </table:table-cell>
              <table:table-cell office:value-type="float" office:value="-0.540453">
                <text:p>-0.5404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37">
                <text:p>7.5937</text:p>
              </table:table-cell>
              <table:table-cell office:value-type="float" office:value="-6.37405">
                <text:p>-6.374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64">
                <text:p>7.1264</text:p>
              </table:table-cell>
              <table:table-cell office:value-type="float" office:value="-3.25949">
                <text:p>-3.259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3069">
                <text:p>9.63069</text:p>
              </table:table-cell>
              <table:table-cell office:value-type="float" office:value="-0.425673">
                <text:p>-0.4256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4671">
                <text:p>9.04671</text:p>
              </table:table-cell>
              <table:table-cell office:value-type="float" office:value="0.508026">
                <text:p>0.5080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9178">
                <text:p>5.89178</text:p>
              </table:table-cell>
              <table:table-cell office:value-type="float" office:value="2.33332">
                <text:p>2.33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6143">
                <text:p>8.86143</text:p>
              </table:table-cell>
              <table:table-cell office:value-type="float" office:value="-2.03025">
                <text:p>-2.030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893">
                <text:p>7.08893</text:p>
              </table:table-cell>
              <table:table-cell office:value-type="float" office:value="0.163472">
                <text:p>0.1634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8696">
                <text:p>4.38696</text:p>
              </table:table-cell>
              <table:table-cell office:value-type="float" office:value="-2.79862">
                <text:p>-2.79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1368">
                <text:p>8.01368</text:p>
              </table:table-cell>
              <table:table-cell office:value-type="float" office:value="-1.47325">
                <text:p>-1.473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8482">
                <text:p>9.38482</text:p>
              </table:table-cell>
              <table:table-cell office:value-type="float" office:value="-2.41798">
                <text:p>-2.417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213">
                <text:p>10.6213</text:p>
              </table:table-cell>
              <table:table-cell office:value-type="float" office:value="-3.13643">
                <text:p>-3.13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18">
                <text:p>7.018</text:p>
              </table:table-cell>
              <table:table-cell office:value-type="float" office:value="-0.437251">
                <text:p>-0.4372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1886">
                <text:p>7.71886</text:p>
              </table:table-cell>
              <table:table-cell office:value-type="float" office:value="1.02051">
                <text:p>1.020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038">
                <text:p>8.19038</text:p>
              </table:table-cell>
              <table:table-cell office:value-type="float" office:value="0.803325">
                <text:p>0.8033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438">
                <text:p>6.62438</text:p>
              </table:table-cell>
              <table:table-cell office:value-type="float" office:value="-0.762556">
                <text:p>-0.7625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288">
                <text:p>8.68288</text:p>
              </table:table-cell>
              <table:table-cell office:value-type="float" office:value="-4.1316">
                <text:p>-4.1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329">
                <text:p>8.35329</text:p>
              </table:table-cell>
              <table:table-cell office:value-type="float" office:value="-1.97612">
                <text:p>-1.97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802">
                <text:p>8.5802</text:p>
              </table:table-cell>
              <table:table-cell office:value-type="float" office:value="1.87647">
                <text:p>1.87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254">
                <text:p>10.9254</text:p>
              </table:table-cell>
              <table:table-cell office:value-type="float" office:value="-2.34683">
                <text:p>-2.346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6345">
                <text:p>6.46345</text:p>
              </table:table-cell>
              <table:table-cell office:value-type="float" office:value="-2.17743">
                <text:p>-2.177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819">
                <text:p>8.43819</text:p>
              </table:table-cell>
              <table:table-cell office:value-type="float" office:value="-7.39423">
                <text:p>-7.39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6415">
                <text:p>9.76415</text:p>
              </table:table-cell>
              <table:table-cell office:value-type="float" office:value="0.383676">
                <text:p>0.383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8617">
                <text:p>7.38617</text:p>
              </table:table-cell>
              <table:table-cell office:value-type="float" office:value="-0.485803">
                <text:p>-0.4858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8972">
                <text:p>9.68972</text:p>
              </table:table-cell>
              <table:table-cell office:value-type="float" office:value="-0.783077">
                <text:p>-0.783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527">
                <text:p>8.22527</text:p>
              </table:table-cell>
              <table:table-cell office:value-type="float" office:value="0.905327">
                <text:p>0.905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0144">
                <text:p>7.60144</text:p>
              </table:table-cell>
              <table:table-cell office:value-type="float" office:value="1.53806">
                <text:p>1.53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0097">
                <text:p>8.90097</text:p>
              </table:table-cell>
              <table:table-cell office:value-type="float" office:value="-1.73917">
                <text:p>-1.739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4169">
                <text:p>8.14169</text:p>
              </table:table-cell>
              <table:table-cell office:value-type="float" office:value="-3.76076">
                <text:p>-3.76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9209">
                <text:p>7.09209</text:p>
              </table:table-cell>
              <table:table-cell office:value-type="float" office:value="-2.08074">
                <text:p>-2.08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254">
                <text:p>7.79254</text:p>
              </table:table-cell>
              <table:table-cell office:value-type="float" office:value="-5.3341">
                <text:p>-5.33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391">
                <text:p>5.4391</text:p>
              </table:table-cell>
              <table:table-cell office:value-type="float" office:value="-2.13607">
                <text:p>-2.136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447">
                <text:p>7.08447</text:p>
              </table:table-cell>
              <table:table-cell office:value-type="float" office:value="4.3199">
                <text:p>4.31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809">
                <text:p>7.23809</text:p>
              </table:table-cell>
              <table:table-cell office:value-type="float" office:value="-0.338019">
                <text:p>-0.3380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9592">
                <text:p>8.49592</text:p>
              </table:table-cell>
              <table:table-cell office:value-type="float" office:value="-2.45781">
                <text:p>-2.45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3538">
                <text:p>4.73538</text:p>
              </table:table-cell>
              <table:table-cell office:value-type="float" office:value="-2.35529">
                <text:p>-2.355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498">
                <text:p>9.19498</text:p>
              </table:table-cell>
              <table:table-cell office:value-type="float" office:value="-4.00992">
                <text:p>-4.009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019">
                <text:p>7.30019</text:p>
              </table:table-cell>
              <table:table-cell office:value-type="float" office:value="-7.69963">
                <text:p>-7.69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646">
                <text:p>9.19646</text:p>
              </table:table-cell>
              <table:table-cell office:value-type="float" office:value="-4.07159">
                <text:p>-4.071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267">
                <text:p>7.59267</text:p>
              </table:table-cell>
              <table:table-cell office:value-type="float" office:value="-1.98511">
                <text:p>-1.985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4196">
                <text:p>6.74196</text:p>
              </table:table-cell>
              <table:table-cell office:value-type="float" office:value="-2.45112">
                <text:p>-2.451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5177">
                <text:p>8.15177</text:p>
              </table:table-cell>
              <table:table-cell office:value-type="float" office:value="-0.971521">
                <text:p>-0.971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2504">
                <text:p>5.72504</text:p>
              </table:table-cell>
              <table:table-cell office:value-type="float" office:value="1.85313">
                <text:p>1.85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6314">
                <text:p>9.16314</text:p>
              </table:table-cell>
              <table:table-cell office:value-type="float" office:value="-2.29781">
                <text:p>-2.29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031">
                <text:p>8.32031</text:p>
              </table:table-cell>
              <table:table-cell office:value-type="float" office:value="0.290075">
                <text:p>0.2900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5378">
                <text:p>7.15378</text:p>
              </table:table-cell>
              <table:table-cell office:value-type="float" office:value="3.72572">
                <text:p>3.725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6722">
                <text:p>9.16722</text:p>
              </table:table-cell>
              <table:table-cell office:value-type="float" office:value="-2.29979">
                <text:p>-2.299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7944">
                <text:p>8.17944</text:p>
              </table:table-cell>
              <table:table-cell office:value-type="float" office:value="-7.25172">
                <text:p>-7.25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6099">
                <text:p>7.26099</text:p>
              </table:table-cell>
              <table:table-cell office:value-type="float" office:value="-0.36384">
                <text:p>-0.363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919">
                <text:p>7.81919</text:p>
              </table:table-cell>
              <table:table-cell office:value-type="float" office:value="1.35419">
                <text:p>1.354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5234">
                <text:p>9.15234</text:p>
              </table:table-cell>
              <table:table-cell office:value-type="float" office:value="0.602795">
                <text:p>0.6027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076">
                <text:p>10.5076</text:p>
              </table:table-cell>
              <table:table-cell office:value-type="float" office:value="3.06349">
                <text:p>3.06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3174">
                <text:p>5.83174</text:p>
              </table:table-cell>
              <table:table-cell office:value-type="float" office:value="-0.573782">
                <text:p>-0.573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1998">
                <text:p>9.11998</text:p>
              </table:table-cell>
              <table:table-cell office:value-type="float" office:value="-4.71496">
                <text:p>-4.714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4429">
                <text:p>5.04429</text:p>
              </table:table-cell>
              <table:table-cell office:value-type="float" office:value="1.50786">
                <text:p>1.507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176">
                <text:p>7.79176</text:p>
              </table:table-cell>
              <table:table-cell office:value-type="float" office:value="1.31706">
                <text:p>1.317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4088">
                <text:p>6.04088</text:p>
              </table:table-cell>
              <table:table-cell office:value-type="float" office:value="6.77184">
                <text:p>6.771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12">
                <text:p>9.98612</text:p>
              </table:table-cell>
              <table:table-cell office:value-type="float" office:value="-3.15906">
                <text:p>-3.15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9285">
                <text:p>7.69285</text:p>
              </table:table-cell>
              <table:table-cell office:value-type="float" office:value="-1.1418">
                <text:p>-1.14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4339">
                <text:p>8.44339</text:p>
              </table:table-cell>
              <table:table-cell office:value-type="float" office:value="-1.89379">
                <text:p>-1.893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283">
                <text:p>8.82283</text:p>
              </table:table-cell>
              <table:table-cell office:value-type="float" office:value="-0.766134">
                <text:p>-0.7661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654">
                <text:p>7.84654</text:p>
              </table:table-cell>
              <table:table-cell office:value-type="float" office:value="-2.71238">
                <text:p>-2.71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196">
                <text:p>9.50196</text:p>
              </table:table-cell>
              <table:table-cell office:value-type="float" office:value="-2.27604">
                <text:p>-2.276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406">
                <text:p>7.64406</text:p>
              </table:table-cell>
              <table:table-cell office:value-type="float" office:value="0.777649">
                <text:p>0.7776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5629">
                <text:p>7.95629</text:p>
              </table:table-cell>
              <table:table-cell office:value-type="float" office:value="0.375423">
                <text:p>0.375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7467">
                <text:p>6.47467</text:p>
              </table:table-cell>
              <table:table-cell office:value-type="float" office:value="-1.68923">
                <text:p>-1.689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2071">
                <text:p>8.02071</text:p>
              </table:table-cell>
              <table:table-cell office:value-type="float" office:value="-4.79464">
                <text:p>-4.79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6022">
                <text:p>7.66022</text:p>
              </table:table-cell>
              <table:table-cell office:value-type="float" office:value="-2.95654">
                <text:p>-2.95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89">
                <text:p>10.0189</text:p>
              </table:table-cell>
              <table:table-cell office:value-type="float" office:value="1.31183">
                <text:p>1.31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1294">
                <text:p>6.31294</text:p>
              </table:table-cell>
              <table:table-cell office:value-type="float" office:value="-0.531089">
                <text:p>-0.531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0786">
                <text:p>9.70786</text:p>
              </table:table-cell>
              <table:table-cell office:value-type="float" office:value="-6.13769">
                <text:p>-6.13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158">
                <text:p>6.83158</text:p>
              </table:table-cell>
              <table:table-cell office:value-type="float" office:value="-7.06621">
                <text:p>-7.06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212">
                <text:p>8.73212</text:p>
              </table:table-cell>
              <table:table-cell office:value-type="float" office:value="-4.86762">
                <text:p>-4.867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806">
                <text:p>7.59806</text:p>
              </table:table-cell>
              <table:table-cell office:value-type="float" office:value="-4.35385">
                <text:p>-4.353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4655">
                <text:p>6.24655</text:p>
              </table:table-cell>
              <table:table-cell office:value-type="float" office:value="-3.95371">
                <text:p>-3.953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9362">
                <text:p>6.99362</text:p>
              </table:table-cell>
              <table:table-cell office:value-type="float" office:value="-5.32711">
                <text:p>-5.327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7167">
                <text:p>7.87167</text:p>
              </table:table-cell>
              <table:table-cell office:value-type="float" office:value="-1.91031">
                <text:p>-1.910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815">
                <text:p>8.73815</text:p>
              </table:table-cell>
              <table:table-cell office:value-type="float" office:value="-1.81226">
                <text:p>-1.81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024">
                <text:p>7.55024</text:p>
              </table:table-cell>
              <table:table-cell office:value-type="float" office:value="3.17582">
                <text:p>3.175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458">
                <text:p>6.87458</text:p>
              </table:table-cell>
              <table:table-cell office:value-type="float" office:value="-3.32461">
                <text:p>-3.32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3101">
                <text:p>9.63101</text:p>
              </table:table-cell>
              <table:table-cell office:value-type="float" office:value="0.19171">
                <text:p>0.191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206">
                <text:p>9.81206</text:p>
              </table:table-cell>
              <table:table-cell office:value-type="float" office:value="-2.26452">
                <text:p>-2.264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139">
                <text:p>7.84139</text:p>
              </table:table-cell>
              <table:table-cell office:value-type="float" office:value="-1.76111">
                <text:p>-1.76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1698">
                <text:p>8.41698</text:p>
              </table:table-cell>
              <table:table-cell office:value-type="float" office:value="0.0161595">
                <text:p>0.01615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9775">
                <text:p>8.89775</text:p>
              </table:table-cell>
              <table:table-cell office:value-type="float" office:value="-1.9771">
                <text:p>-1.9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446">
                <text:p>8.30446</text:p>
              </table:table-cell>
              <table:table-cell office:value-type="float" office:value="-0.265564">
                <text:p>-0.2655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7401">
                <text:p>7.17401</text:p>
              </table:table-cell>
              <table:table-cell office:value-type="float" office:value="-3.74304">
                <text:p>-3.74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733">
                <text:p>8.4733</text:p>
              </table:table-cell>
              <table:table-cell office:value-type="float" office:value="-2.40133">
                <text:p>-2.401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6531">
                <text:p>9.56531</text:p>
              </table:table-cell>
              <table:table-cell office:value-type="float" office:value="0.191191">
                <text:p>0.1911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4471">
                <text:p>9.04471</text:p>
              </table:table-cell>
              <table:table-cell office:value-type="float" office:value="-1.65745">
                <text:p>-1.657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38">
                <text:p>9.6138</text:p>
              </table:table-cell>
              <table:table-cell office:value-type="float" office:value="-0.536364">
                <text:p>-0.5363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863">
                <text:p>10.6863</text:p>
              </table:table-cell>
              <table:table-cell office:value-type="float" office:value="3.14595">
                <text:p>3.145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64">
                <text:p>10.164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0653">
                <text:p>6.90653</text:p>
              </table:table-cell>
              <table:table-cell office:value-type="float" office:value="1.61641">
                <text:p>1.616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611">
                <text:p>8.19611</text:p>
              </table:table-cell>
              <table:table-cell office:value-type="float" office:value="-3.32524">
                <text:p>-3.32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8788">
                <text:p>7.48788</text:p>
              </table:table-cell>
              <table:table-cell office:value-type="float" office:value="-0.89366">
                <text:p>-0.89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072">
                <text:p>7.30072</text:p>
              </table:table-cell>
              <table:table-cell office:value-type="float" office:value="-0.644077">
                <text:p>-0.644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9308">
                <text:p>8.99308</text:p>
              </table:table-cell>
              <table:table-cell office:value-type="float" office:value="-2.50514">
                <text:p>-2.505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1393">
                <text:p>5.51393</text:p>
              </table:table-cell>
              <table:table-cell office:value-type="float" office:value="-2.99441">
                <text:p>-2.994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5644">
                <text:p>8.85644</text:p>
              </table:table-cell>
              <table:table-cell office:value-type="float" office:value="-1.74633">
                <text:p>-1.74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2819">
                <text:p>7.82819</text:p>
              </table:table-cell>
              <table:table-cell office:value-type="float" office:value="2.47594">
                <text:p>2.47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9096">
                <text:p>9.99096</text:p>
              </table:table-cell>
              <table:table-cell office:value-type="float" office:value="-1.41874">
                <text:p>-1.41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541">
                <text:p>8.52541</text:p>
              </table:table-cell>
              <table:table-cell office:value-type="float" office:value="-0.284341">
                <text:p>-0.2843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64">
                <text:p>7.464</text:p>
              </table:table-cell>
              <table:table-cell office:value-type="float" office:value="-6.67881">
                <text:p>-6.67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446">
                <text:p>10.8446</text:p>
              </table:table-cell>
              <table:table-cell office:value-type="float" office:value="-2.63375">
                <text:p>-2.633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825">
                <text:p>8.30825</text:p>
              </table:table-cell>
              <table:table-cell office:value-type="float" office:value="2.60605">
                <text:p>2.606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668">
                <text:p>8.34668</text:p>
              </table:table-cell>
              <table:table-cell office:value-type="float" office:value="2.8482">
                <text:p>2.84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5801">
                <text:p>8.45801</text:p>
              </table:table-cell>
              <table:table-cell office:value-type="float" office:value="-2.23475">
                <text:p>-2.23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6299">
                <text:p>8.46299</text:p>
              </table:table-cell>
              <table:table-cell office:value-type="float" office:value="3.25267">
                <text:p>3.25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7767">
                <text:p>9.37767</text:p>
              </table:table-cell>
              <table:table-cell office:value-type="float" office:value="-3.18307">
                <text:p>-3.183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147">
                <text:p>10.9147</text:p>
              </table:table-cell>
              <table:table-cell office:value-type="float" office:value="4.31753">
                <text:p>4.31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3829">
                <text:p>9.03829</text:p>
              </table:table-cell>
              <table:table-cell office:value-type="float" office:value="-4.05622">
                <text:p>-4.056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933">
                <text:p>7.55933</text:p>
              </table:table-cell>
              <table:table-cell office:value-type="float" office:value="0.598107">
                <text:p>0.5981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29">
                <text:p>7.6429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7786">
                <text:p>8.57786</text:p>
              </table:table-cell>
              <table:table-cell office:value-type="float" office:value="2.16751">
                <text:p>2.167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834">
                <text:p>8.68834</text:p>
              </table:table-cell>
              <table:table-cell office:value-type="float" office:value="-0.137646">
                <text:p>-0.1376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669">
                <text:p>9.21669</text:p>
              </table:table-cell>
              <table:table-cell office:value-type="float" office:value="-1.65753">
                <text:p>-1.65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8142">
                <text:p>9.18142</text:p>
              </table:table-cell>
              <table:table-cell office:value-type="float" office:value="-6.48471">
                <text:p>-6.48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658">
                <text:p>10.7658</text:p>
              </table:table-cell>
              <table:table-cell office:value-type="float" office:value="-3.27219">
                <text:p>-3.272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799">
                <text:p>9.33799</text:p>
              </table:table-cell>
              <table:table-cell office:value-type="float" office:value="-3.68041">
                <text:p>-3.680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5388">
                <text:p>9.25388</text:p>
              </table:table-cell>
              <table:table-cell office:value-type="float" office:value="-0.598261">
                <text:p>-0.5982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614">
                <text:p>10.9614</text:p>
              </table:table-cell>
              <table:table-cell office:value-type="float" office:value="-1.19213">
                <text:p>-1.192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505">
                <text:p>8.55505</text:p>
              </table:table-cell>
              <table:table-cell office:value-type="float" office:value="4.4396">
                <text:p>4.43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499">
                <text:p>6.88499</text:p>
              </table:table-cell>
              <table:table-cell office:value-type="float" office:value="-0.0731292">
                <text:p>-0.0731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9296">
                <text:p>8.69296</text:p>
              </table:table-cell>
              <table:table-cell office:value-type="float" office:value="-2.86581">
                <text:p>-2.86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3622">
                <text:p>9.13622</text:p>
              </table:table-cell>
              <table:table-cell office:value-type="float" office:value="-4.59154">
                <text:p>-4.591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6736">
                <text:p>11.6736</text:p>
              </table:table-cell>
              <table:table-cell office:value-type="float" office:value="1.20853">
                <text:p>1.20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6634">
                <text:p>7.16634</text:p>
              </table:table-cell>
              <table:table-cell office:value-type="float" office:value="-4.19144">
                <text:p>-4.191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252">
                <text:p>9.59252</text:p>
              </table:table-cell>
              <table:table-cell office:value-type="float" office:value="-3.70169">
                <text:p>-3.70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2594">
                <text:p>5.42594</text:p>
              </table:table-cell>
              <table:table-cell office:value-type="float" office:value="-1.1426">
                <text:p>-1.1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4912">
                <text:p>8.74912</text:p>
              </table:table-cell>
              <table:table-cell office:value-type="float" office:value="-0.407762">
                <text:p>-0.4077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7424">
                <text:p>9.77424</text:p>
              </table:table-cell>
              <table:table-cell office:value-type="float" office:value="-3.04437">
                <text:p>-3.044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1543">
                <text:p>9.51543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4494">
                <text:p>9.84494</text:p>
              </table:table-cell>
              <table:table-cell office:value-type="float" office:value="-4.43637">
                <text:p>-4.43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1211">
                <text:p>7.21211</text:p>
              </table:table-cell>
              <table:table-cell office:value-type="float" office:value="-0.498822">
                <text:p>-0.49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8591">
                <text:p>6.18591</text:p>
              </table:table-cell>
              <table:table-cell office:value-type="float" office:value="-3.94526">
                <text:p>-3.945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627">
                <text:p>10.6627</text:p>
              </table:table-cell>
              <table:table-cell office:value-type="float" office:value="1.94719">
                <text:p>1.947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7869">
                <text:p>8.87869</text:p>
              </table:table-cell>
              <table:table-cell office:value-type="float" office:value="-2.69685">
                <text:p>-2.696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167">
                <text:p>7.64167</text:p>
              </table:table-cell>
              <table:table-cell office:value-type="float" office:value="0.334297">
                <text:p>0.3342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963">
                <text:p>7.32963</text:p>
              </table:table-cell>
              <table:table-cell office:value-type="float" office:value="-0.126335">
                <text:p>-0.1263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6163">
                <text:p>4.36163</text:p>
              </table:table-cell>
              <table:table-cell office:value-type="float" office:value="-3.83679">
                <text:p>-3.836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1732">
                <text:p>9.01732</text:p>
              </table:table-cell>
              <table:table-cell office:value-type="float" office:value="-2.74259">
                <text:p>-2.74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476">
                <text:p>8.10476</text:p>
              </table:table-cell>
              <table:table-cell office:value-type="float" office:value="-1.83541">
                <text:p>-1.83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457">
                <text:p>7.81457</text:p>
              </table:table-cell>
              <table:table-cell office:value-type="float" office:value="2.4583">
                <text:p>2.45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0268">
                <text:p>7.00268</text:p>
              </table:table-cell>
              <table:table-cell office:value-type="float" office:value="-1.89191">
                <text:p>-1.891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5606">
                <text:p>6.35606</text:p>
              </table:table-cell>
              <table:table-cell office:value-type="float" office:value="-4.79694">
                <text:p>-4.796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9985">
                <text:p>6.09985</text:p>
              </table:table-cell>
              <table:table-cell office:value-type="float" office:value="-4.65878">
                <text:p>-4.658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9382">
                <text:p>6.19382</text:p>
              </table:table-cell>
              <table:table-cell office:value-type="float" office:value="-3.18984">
                <text:p>-3.189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666">
                <text:p>9.50666</text:p>
              </table:table-cell>
              <table:table-cell office:value-type="float" office:value="0.266067">
                <text:p>0.266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6266">
                <text:p>7.06266</text:p>
              </table:table-cell>
              <table:table-cell office:value-type="float" office:value="-4.01176">
                <text:p>-4.01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1153">
                <text:p>7.91153</text:p>
              </table:table-cell>
              <table:table-cell office:value-type="float" office:value="-2.09279">
                <text:p>-2.09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8209">
                <text:p>7.88209</text:p>
              </table:table-cell>
              <table:table-cell office:value-type="float" office:value="-1.68225">
                <text:p>-1.682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354">
                <text:p>10.0354</text:p>
              </table:table-cell>
              <table:table-cell office:value-type="float" office:value="-2.78633">
                <text:p>-2.78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7432">
                <text:p>6.47432</text:p>
              </table:table-cell>
              <table:table-cell office:value-type="float" office:value="2.37067">
                <text:p>2.37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782">
                <text:p>6.83782</text:p>
              </table:table-cell>
              <table:table-cell office:value-type="float" office:value="0.686121">
                <text:p>0.6861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8565">
                <text:p>8.78565</text:p>
              </table:table-cell>
              <table:table-cell office:value-type="float" office:value="-5.70677">
                <text:p>-5.706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868">
                <text:p>8.2868</text:p>
              </table:table-cell>
              <table:table-cell office:value-type="float" office:value="2.69691">
                <text:p>2.696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8207">
                <text:p>8.18207</text:p>
              </table:table-cell>
              <table:table-cell office:value-type="float" office:value="0.597941">
                <text:p>0.5979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5035">
                <text:p>9.75035</text:p>
              </table:table-cell>
              <table:table-cell office:value-type="float" office:value="0.392918">
                <text:p>0.3929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082">
                <text:p>7.58082</text:p>
              </table:table-cell>
              <table:table-cell office:value-type="float" office:value="-2.22948">
                <text:p>-2.229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1354">
                <text:p>7.31354</text:p>
              </table:table-cell>
              <table:table-cell office:value-type="float" office:value="-1.04289">
                <text:p>-1.042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637">
                <text:p>9.67637</text:p>
              </table:table-cell>
              <table:table-cell office:value-type="float" office:value="-2.0346">
                <text:p>-2.0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6568">
                <text:p>9.46568</text:p>
              </table:table-cell>
              <table:table-cell office:value-type="float" office:value="-5.33724">
                <text:p>-5.33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1841">
                <text:p>9.01841</text:p>
              </table:table-cell>
              <table:table-cell office:value-type="float" office:value="0.392305">
                <text:p>0.3923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147">
                <text:p>8.61147</text:p>
              </table:table-cell>
              <table:table-cell office:value-type="float" office:value="3.37797">
                <text:p>3.37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015">
                <text:p>8.23015</text:p>
              </table:table-cell>
              <table:table-cell office:value-type="float" office:value="0.115791">
                <text:p>0.115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4754">
                <text:p>7.74754</text:p>
              </table:table-cell>
              <table:table-cell office:value-type="float" office:value="-0.337909">
                <text:p>-0.3379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1534">
                <text:p>7.01534</text:p>
              </table:table-cell>
              <table:table-cell office:value-type="float" office:value="-1.02877">
                <text:p>-1.028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941">
                <text:p>9.54941</text:p>
              </table:table-cell>
              <table:table-cell office:value-type="float" office:value="-2.42887">
                <text:p>-2.428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0715">
                <text:p>9.00715</text:p>
              </table:table-cell>
              <table:table-cell office:value-type="float" office:value="-3.63927">
                <text:p>-3.639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766">
                <text:p>6.87766</text:p>
              </table:table-cell>
              <table:table-cell office:value-type="float" office:value="3.37136">
                <text:p>3.37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913">
                <text:p>8.61913</text:p>
              </table:table-cell>
              <table:table-cell office:value-type="float" office:value="-0.32587">
                <text:p>-0.325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261">
                <text:p>11.2261</text:p>
              </table:table-cell>
              <table:table-cell office:value-type="float" office:value="-0.520332">
                <text:p>-0.520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2884">
                <text:p>7.72884</text:p>
              </table:table-cell>
              <table:table-cell office:value-type="float" office:value="-0.54485">
                <text:p>-0.544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9117">
                <text:p>6.09117</text:p>
              </table:table-cell>
              <table:table-cell office:value-type="float" office:value="-0.206448">
                <text:p>-0.2064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2246">
                <text:p>6.52246</text:p>
              </table:table-cell>
              <table:table-cell office:value-type="float" office:value="-1.8472">
                <text:p>-1.84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5975">
                <text:p>9.05975</text:p>
              </table:table-cell>
              <table:table-cell office:value-type="float" office:value="-1.5838">
                <text:p>-1.58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62">
                <text:p>9.98662</text:p>
              </table:table-cell>
              <table:table-cell office:value-type="float" office:value="-5.15523">
                <text:p>-5.155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768">
                <text:p>10.0768</text:p>
              </table:table-cell>
              <table:table-cell office:value-type="float" office:value="-1.21734">
                <text:p>-1.217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1674">
                <text:p>7.71674</text:p>
              </table:table-cell>
              <table:table-cell office:value-type="float" office:value="3.79709">
                <text:p>3.79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5726">
                <text:p>8.25726</text:p>
              </table:table-cell>
              <table:table-cell office:value-type="float" office:value="-1.31653">
                <text:p>-1.316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6101">
                <text:p>7.96101</text:p>
              </table:table-cell>
              <table:table-cell office:value-type="float" office:value="-1.90801">
                <text:p>-1.908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385">
                <text:p>8.43385</text:p>
              </table:table-cell>
              <table:table-cell office:value-type="float" office:value="1.97165">
                <text:p>1.971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6775">
                <text:p>8.26775</text:p>
              </table:table-cell>
              <table:table-cell office:value-type="float" office:value="-6.29172">
                <text:p>-6.29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0059">
                <text:p>8.60059</text:p>
              </table:table-cell>
              <table:table-cell office:value-type="float" office:value="-4.75267">
                <text:p>-4.75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568">
                <text:p>8.31568</text:p>
              </table:table-cell>
              <table:table-cell office:value-type="float" office:value="-2.18958">
                <text:p>-2.18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476">
                <text:p>8.53476</text:p>
              </table:table-cell>
              <table:table-cell office:value-type="float" office:value="2.97269">
                <text:p>2.9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8486">
                <text:p>5.48486</text:p>
              </table:table-cell>
              <table:table-cell office:value-type="float" office:value="0.543627">
                <text:p>0.543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5579">
                <text:p>7.85579</text:p>
              </table:table-cell>
              <table:table-cell office:value-type="float" office:value="-2.62985">
                <text:p>-2.62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567">
                <text:p>10.7567</text:p>
              </table:table-cell>
              <table:table-cell office:value-type="float" office:value="-1.65997">
                <text:p>-1.65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844">
                <text:p>7.30844</text:p>
              </table:table-cell>
              <table:table-cell office:value-type="float" office:value="1.71591">
                <text:p>1.71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807">
                <text:p>10.2807</text:p>
              </table:table-cell>
              <table:table-cell office:value-type="float" office:value="3.34111">
                <text:p>3.34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0952">
                <text:p>6.00952</text:p>
              </table:table-cell>
              <table:table-cell office:value-type="float" office:value="0.779082">
                <text:p>0.779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343">
                <text:p>7.32343</text:p>
              </table:table-cell>
              <table:table-cell office:value-type="float" office:value="-1.72677">
                <text:p>-1.726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349">
                <text:p>8.1349</text:p>
              </table:table-cell>
              <table:table-cell office:value-type="float" office:value="-1.14398">
                <text:p>-1.14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597">
                <text:p>9.61597</text:p>
              </table:table-cell>
              <table:table-cell office:value-type="float" office:value="-6.38591">
                <text:p>-6.38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6849">
                <text:p>7.56849</text:p>
              </table:table-cell>
              <table:table-cell office:value-type="float" office:value="-0.736458">
                <text:p>-0.7364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547">
                <text:p>10.7547</text:p>
              </table:table-cell>
              <table:table-cell office:value-type="float" office:value="-6.38763">
                <text:p>-6.387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653">
                <text:p>7.64653</text:p>
              </table:table-cell>
              <table:table-cell office:value-type="float" office:value="0.987365">
                <text:p>0.987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976">
                <text:p>8.19976</text:p>
              </table:table-cell>
              <table:table-cell office:value-type="float" office:value="0.834494">
                <text:p>0.8344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48">
                <text:p>8.8348</text:p>
              </table:table-cell>
              <table:table-cell office:value-type="float" office:value="5.12859">
                <text:p>5.128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4409">
                <text:p>7.74409</text:p>
              </table:table-cell>
              <table:table-cell office:value-type="float" office:value="1.60212">
                <text:p>1.602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198">
                <text:p>6.83198</text:p>
              </table:table-cell>
              <table:table-cell office:value-type="float" office:value="-1.2761">
                <text:p>-1.2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6684">
                <text:p>5.56684</text:p>
              </table:table-cell>
              <table:table-cell office:value-type="float" office:value="-4.95138">
                <text:p>-4.95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4476">
                <text:p>7.34476</text:p>
              </table:table-cell>
              <table:table-cell office:value-type="float" office:value="-0.590774">
                <text:p>-0.590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4313">
                <text:p>6.44313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